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5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1.1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60" style:family="table-cell" style:parent-style-name="Default">
      <style:table-cell-properties fo:border-bottom="none" fo:border-left="none" fo:border-right="none" fo:border-top="3pt dashed #000000"/>
    </style:style>
    <style:style style:name="ce6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3pt solid #000000" fo:border-top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none" fo:border-left="none" fo:border-right="3pt solid #000000" fo:border-top="none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1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&gt;0" style:apply-style-name="Untitled4" style:base-cell-address="Sheet1.D32"/>
      <style:map style:condition="cell-content()&lt;=0" style:apply-style-name="Untitled3" style:base-cell-address="Sheet1.D32"/>
    </style:style>
    <style:style style:name="ce2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4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5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5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8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8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9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0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1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1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0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12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2" style:family="table-cell" style:parent-style-name="Default" style:data-style-name="N2"/>
    <style:style style:name="ce8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70"/>
        <table:table-column table:style-name="co3" table:number-columns-repeated="64" table:default-cell-style-name="Default"/>
        <table:table-column table:style-name="co4" table:number-columns-repeated="957" table:default-cell-style-name="Default"/>
        <table:table-row table:style-name="ro1">
          <table:table-cell table:style-name="ce1"/>
          <table:table-cell table:style-name="ce57"/>
          <table:table-cell table:style-name="ce65"/>
          <table:table-cell table:style-name="ce71" office:value-type="string" calcext:value-type="string" table:number-columns-spanned="28" table:number-rows-spanned="1">
            <text:p>Received Topic</text:p>
          </table:table-cell>
          <table:covered-table-cell table:number-columns-repeated="27" table:style-name="ce1"/>
          <table:table-cell table:style-name="ce1" table:number-columns-repeated="993"/>
        </table:table-row>
        <table:table-row table:style-name="ro2">
          <table:table-cell table:style-name="ce57" table:number-columns-repeated="2"/>
          <table:table-cell table:style-name="ce66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table:number-columns-repeated="993"/>
        </table:table-row>
        <table:table-row table:style-name="ro3">
          <table:table-cell table:style-name="ce58"/>
          <table:table-cell table:style-name="ce61"/>
          <table:table-cell table:style-name="ce67"/>
          <table:table-cell table:style-name="ce58" office:value-type="string" calcext:value-type="string">
            <text:p>Recommended Openers</text:p>
          </table:table-cell>
          <table:table-cell table:style-name="ce58" office:value-type="string" calcext:value-type="string">
            <text:p>Asking for Advise from Hikari</text:p>
          </table:table-cell>
          <table:table-cell table:style-name="ce58" office:value-type="string" calcext:value-type="string">
            <text:p>Telling Stories and Talking about Stuff</text:p>
          </table:table-cell>
          <table:table-cell table:style-name="ce58" office:value-type="string" calcext:value-type="string">
            <text:p>Games</text:p>
          </table:table-cell>
          <table:table-cell table:style-name="ce58" office:value-type="string" calcext:value-type="string">
            <text:p>Generic Greetings</text:p>
          </table:table-cell>
          <table:table-cell table:style-name="ce58" office:value-type="string" calcext:value-type="string">
            <text:p>Expressions of Agreement</text:p>
          </table:table-cell>
          <table:table-cell table:style-name="ce58" office:value-type="string" calcext:value-type="string">
            <text:p>Wondering and Questions</text:p>
          </table:table-cell>
          <table:table-cell table:style-name="ce58" office:value-type="string" calcext:value-type="string">
            <text:p>Words of Thanks</text:p>
          </table:table-cell>
          <table:table-cell table:style-name="ce58" office:value-type="string" calcext:value-type="string">
            <text:p>Getting Hikari’s Attention</text:p>
          </table:table-cell>
          <table:table-cell table:style-name="ce58" office:value-type="string" calcext:value-type="string">
            <text:p>Complimenting Hikari</text:p>
          </table:table-cell>
          <table:table-cell table:style-name="ce58" office:value-type="string" calcext:value-type="string">
            <text:p>Caring for and Caring about Hikari</text:p>
          </table:table-cell>
          <table:table-cell table:style-name="ce58" office:value-type="string" calcext:value-type="string">
            <text:p>Expressing Affection</text:p>
          </table:table-cell>
          <table:table-cell table:style-name="ce58" office:value-type="string" calcext:value-type="string">
            <text:p>Fun Times</text:p>
          </table:table-cell>
          <table:table-cell table:style-name="ce58" office:value-type="string" calcext:value-type="string">
            <text:p>Sad Times</text:p>
          </table:table-cell>
          <table:table-cell table:style-name="ce58" office:value-type="string" calcext:value-type="string">
            <text:p>Tough Times</text:p>
          </table:table-cell>
          <table:table-cell table:style-name="ce58" office:value-type="string" calcext:value-type="string">
            <text:p>Anxiety and Worry</text:p>
          </table:table-cell>
          <table:table-cell table:style-name="ce58" office:value-type="string" calcext:value-type="string">
            <text:p>Physical Condition</text:p>
          </table:table-cell>
          <table:table-cell table:style-name="ce58" office:value-type="string" calcext:value-type="string">
            <text:p>Doing Ones Best</text:p>
          </table:table-cell>
          <table:table-cell table:style-name="ce58" office:value-type="string" calcext:value-type="string">
            <text:p>Impressed, Surprised, and Embarrassed</text:p>
          </table:table-cell>
          <table:table-cell table:style-name="ce58" office:value-type="string" calcext:value-type="string">
            <text:p>Dreams and Aspirations</text:p>
          </table:table-cell>
          <table:table-cell table:style-name="ce58" office:value-type="string" calcext:value-type="string">
            <text:p>Names for Hikari</text:p>
          </table:table-cell>
          <table:table-cell table:style-name="ce58" office:value-type="string" calcext:value-type="string">
            <text:p>Asking about Hikari</text:p>
          </table:table-cell>
          <table:table-cell table:style-name="ce58" office:value-type="string" calcext:value-type="string">
            <text:p>About Hikari’s Family</text:p>
          </table:table-cell>
          <table:table-cell table:style-name="ce58" office:value-type="string" calcext:value-type="string">
            <text:p>Hikaris Moods and How is She</text:p>
          </table:table-cell>
          <table:table-cell table:style-name="ce58" office:value-type="string" calcext:value-type="string">
            <text:p>Joking Around with Hikari</text:p>
          </table:table-cell>
          <table:table-cell table:style-name="ce58" office:value-type="string" calcext:value-type="string">
            <text:p>Familiar Phrases Etc</text:p>
          </table:table-cell>
          <table:table-cell table:style-name="ce58" office:value-type="string" calcext:value-type="string">
            <text:p>General Communication</text:p>
          </table:table-cell>
          <table:table-cell table:style-name="ce58" office:value-type="string" calcext:value-type="string">
            <text:p>Message But No Topic</text:p>
          </table:table-cell>
          <table:table-cell table:style-name="ce58" table:number-columns-repeated="993"/>
        </table:table-row>
        <table:table-row table:style-name="ro3">
          <table:table-cell table:style-name="ce59" office:value-type="string" calcext:value-type="string" table:number-columns-spanned="1" table:number-rows-spanned="27">
            <text:p>Sent Topic</text:p>
          </table:table-cell>
          <table:table-cell table:style-name="ce62" office:value-type="float" office:value="0" calcext:value-type="float">
            <text:p>0</text:p>
          </table:table-cell>
          <table:table-cell table:style-name="ce65" office:value-type="string" calcext:value-type="string">
            <text:p>Recommended Openers</text:p>
          </table:table-cell>
          <table:table-cell table:style-name="ce17" office:value-type="float" office:value="0" calcext:value-type="float">
            <text:p>0.00</text:p>
          </table:table-cell>
          <table:table-cell table:style-name="ce22"/>
          <table:table-cell table:style-name="ce25"/>
          <table:table-cell table:style-name="ce28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85"/>
          <table:table-cell table:style-name="ce88"/>
          <table:table-cell table:style-name="ce91"/>
          <table:table-cell table:style-name="ce94"/>
          <table:table-cell table:style-name="ce97"/>
          <table:table-cell table:style-name="ce100"/>
          <table:table-cell table:style-name="ce103"/>
          <table:table-cell table:style-name="ce106" office:value-type="float" office:value="3" calcext:value-type="float">
            <text:p>3.00</text:p>
          </table:table-cell>
          <table:table-cell table:style-name="ce109"/>
          <table:table-cell table:style-name="ce112"/>
          <table:table-cell table:style-name="ce115"/>
          <table:table-cell table:style-name="ce118"/>
          <table:table-cell table:style-name="ce121" office:value-type="float" office:value="1" calcext:value-type="float">
            <text:p>1.00</text:p>
          </table:table-cell>
          <table:table-cell table:style-name="ce124"/>
          <table:table-cell table:style-name="ce127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Asking for Advise from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Telling Stories and Talking about Stuff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Ga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Generic Greetings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 office:value-type="float" office:value="1" calcext:value-type="float">
            <text:p>1.00</text:p>
          </table:table-cell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 office:value-type="float" office:value="3" calcext:value-type="float">
            <text:p>3.00</text:p>
          </table:table-cell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 office:value-type="float" office:value="3" calcext:value-type="float">
            <text:p>3.00</text:p>
          </table:table-cell>
          <table:table-cell table:style-name="ce110"/>
          <table:table-cell table:style-name="ce113"/>
          <table:table-cell table:style-name="ce116"/>
          <table:table-cell table:style-name="ce119"/>
          <table:table-cell table:style-name="ce122" office:value-type="float" office:value="1" calcext:value-type="float">
            <text:p>1.00</text:p>
          </table:table-cell>
          <table:table-cell table:style-name="ce125" office:value-type="float" office:value="1" calcext:value-type="float">
            <text:p>1.00</text:p>
          </table:table-cell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Expressions of Agreement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 office:value-type="float" office:value="1" calcext:value-type="float">
            <text:p>1.00</text:p>
          </table:table-cell>
          <table:table-cell table:style-name="ce32"/>
          <table:table-cell table:style-name="ce35" office:value-type="float" office:value="0.2" calcext:value-type="float">
            <text:p>0.20</text:p>
          </table:table-cell>
          <table:table-cell table:style-name="ce38" office:value-type="float" office:value="5" calcext:value-type="float">
            <text:p>5.00</text:p>
          </table:table-cell>
          <table:table-cell table:style-name="ce41"/>
          <table:table-cell table:style-name="ce44"/>
          <table:table-cell table:style-name="ce47" office:value-type="float" office:value="1" calcext:value-type="float">
            <text:p>1.00</text:p>
          </table:table-cell>
          <table:table-cell table:style-name="ce50"/>
          <table:table-cell table:style-name="ce53" office:value-type="float" office:value="1" calcext:value-type="float">
            <text:p>1.00</text:p>
          </table:table-cell>
          <table:table-cell table:style-name="ce56" office:value-type="float" office:value="5" calcext:value-type="float">
            <text:p>5.00</text:p>
          </table:table-cell>
          <table:table-cell table:style-name="ce86"/>
          <table:table-cell table:style-name="ce89"/>
          <table:table-cell table:style-name="ce92" office:value-type="float" office:value="1" calcext:value-type="float">
            <text:p>1.00</text:p>
          </table:table-cell>
          <table:table-cell table:style-name="ce95"/>
          <table:table-cell table:style-name="ce98" office:value-type="float" office:value="4" calcext:value-type="float">
            <text:p>4.00</text:p>
          </table:table-cell>
          <table:table-cell table:style-name="ce101"/>
          <table:table-cell table:style-name="ce104" office:value-type="float" office:value="5" calcext:value-type="float">
            <text:p>5.00</text:p>
          </table:table-cell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Wondering and Question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Words of Thank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 office:value-type="float" office:value="0.25" calcext:value-type="float">
            <text:p>0.25</text:p>
          </table:table-cell>
          <table:table-cell table:style-name="ce38"/>
          <table:table-cell table:style-name="ce41" office:value-type="float" office:value="0.4" calcext:value-type="float">
            <text:p>0.40</text:p>
          </table:table-cell>
          <table:table-cell table:style-name="ce44"/>
          <table:table-cell table:style-name="ce47" office:value-type="float" office:value="2" calcext:value-type="float">
            <text:p>2.00</text:p>
          </table:table-cell>
          <table:table-cell table:style-name="ce50" office:value-type="float" office:value="2" calcext:value-type="float">
            <text:p>2.00</text:p>
          </table:table-cell>
          <table:table-cell table:style-name="ce53" office:value-type="float" office:value="2" calcext:value-type="float">
            <text:p>2.00</text:p>
          </table:table-cell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Getting Hikari’s Attention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Complimenting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 office:value-type="float" office:value="0.15" calcext:value-type="float">
            <text:p>0.15</text:p>
          </table:table-cell>
          <table:table-cell table:style-name="ce38"/>
          <table:table-cell table:style-name="ce41"/>
          <table:table-cell table:style-name="ce44"/>
          <table:table-cell table:style-name="ce47" office:value-type="float" office:value="2" calcext:value-type="float">
            <text:p>2.00</text:p>
          </table:table-cell>
          <table:table-cell table:style-name="ce50"/>
          <table:table-cell table:style-name="ce53"/>
          <table:table-cell table:style-name="ce56"/>
          <table:table-cell table:style-name="ce86" office:value-type="float" office:value="1" calcext:value-type="float">
            <text:p>1.00</text:p>
          </table:table-cell>
          <table:table-cell table:style-name="ce89" office:value-type="float" office:value="2" calcext:value-type="float">
            <text:p>2.00</text:p>
          </table:table-cell>
          <table:table-cell table:style-name="ce92" office:value-type="float" office:value="3" calcext:value-type="float">
            <text:p>3.00</text:p>
          </table:table-cell>
          <table:table-cell table:style-name="ce95"/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2" calcext:value-type="float">
            <text:p>2.00</text:p>
          </table:table-cell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Caring for and Caring about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2" calcext:value-type="float">
            <text:p>0.20</text:p>
          </table:table-cell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 office:value-type="float" office:value="0.1" calcext:value-type="float">
            <text:p>0.10</text:p>
          </table:table-cell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 office:value-type="float" office:value="4" calcext:value-type="float">
            <text:p>4.00</text:p>
          </table:table-cell>
          <table:table-cell table:style-name="ce89" office:value-type="float" office:value="2" calcext:value-type="float">
            <text:p>2.00</text:p>
          </table:table-cell>
          <table:table-cell table:style-name="ce92" office:value-type="float" office:value="2" calcext:value-type="float">
            <text:p>2.00</text:p>
          </table:table-cell>
          <table:table-cell table:style-name="ce95" office:value-type="float" office:value="1" calcext:value-type="float">
            <text:p>1.00</text:p>
          </table:table-cell>
          <table:table-cell table:style-name="ce98"/>
          <table:table-cell table:style-name="ce101" office:value-type="float" office:value="2" calcext:value-type="float">
            <text:p>2.00</text:p>
          </table:table-cell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Expressing Affection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/>
          <table:table-cell table:style-name="ce32"/>
          <table:table-cell table:style-name="ce35" office:value-type="float" office:value="0.15" calcext:value-type="float">
            <text:p>0.15</text:p>
          </table:table-cell>
          <table:table-cell table:style-name="ce38"/>
          <table:table-cell table:style-name="ce41" office:value-type="float" office:value="0.2" calcext:value-type="float">
            <text:p>0.2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2" calcext:value-type="float">
            <text:p>2.00</text:p>
          </table:table-cell>
          <table:table-cell table:style-name="ce50" office:value-type="float" office:value="2" calcext:value-type="float">
            <text:p>2.00</text:p>
          </table:table-cell>
          <table:table-cell table:style-name="ce53" office:value-type="float" office:value="2" calcext:value-type="float">
            <text:p>2.00</text:p>
          </table:table-cell>
          <table:table-cell table:style-name="ce56" office:value-type="float" office:value="1" calcext:value-type="float">
            <text:p>1.00</text:p>
          </table:table-cell>
          <table:table-cell table:style-name="ce86" office:value-type="float" office:value="2" calcext:value-type="float">
            <text:p>2.00</text:p>
          </table:table-cell>
          <table:table-cell table:style-name="ce89"/>
          <table:table-cell table:style-name="ce92" office:value-type="float" office:value="1" calcext:value-type="float">
            <text:p>1.00</text:p>
          </table:table-cell>
          <table:table-cell table:style-name="ce95"/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2" calcext:value-type="float">
            <text:p>2.00</text:p>
          </table:table-cell>
          <table:table-cell table:style-name="ce104" office:value-type="float" office:value="1" calcext:value-type="float">
            <text:p>1.00</text:p>
          </table:table-cell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Fun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 office:value-type="float" office:value="3" calcext:value-type="float">
            <text:p>3.00</text:p>
          </table:table-cell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 office:value-type="float" office:value="2" calcext:value-type="float">
            <text:p>2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Sad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 office:value-type="float" office:value="1" calcext:value-type="float">
            <text:p>1.00</text:p>
          </table:table-cell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 office:value-type="float" office:value="2" calcext:value-type="float">
            <text:p>2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Tough Times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 office:value-type="float" office:value="1" calcext:value-type="float">
            <text:p>1.00</text:p>
          </table:table-cell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 office:value-type="float" office:value="2" calcext:value-type="float">
            <text:p>2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Anxiety and Worry</text:p>
          </table:table-cell>
          <table:table-cell table:style-name="ce18" office:value-type="float" office:value="0" calcext:value-type="float">
            <text:p>0.00</text:p>
          </table:table-cell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 office:value-type="float" office:value="1" calcext:value-type="float">
            <text:p>1.00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 office:value-type="float" office:value="2" calcext:value-type="float">
            <text:p>2.00</text:p>
          </table:table-cell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 office:value-type="float" office:value="2" calcext:value-type="float">
            <text:p>2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Physical Condition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 office:value-type="float" office:value="1" calcext:value-type="float">
            <text:p>1.00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 office:value-type="float" office:value="5" calcext:value-type="float">
            <text:p>5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6" office:value-type="float" office:value="3" calcext:value-type="float">
            <text:p>3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oing Ones Best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/>
          <table:table-cell table:style-name="ce32"/>
          <table:table-cell table:style-name="ce35"/>
          <table:table-cell table:style-name="ce38" office:value-type="float" office:value="1" calcext:value-type="float">
            <text:p>1.00</text:p>
          </table:table-cell>
          <table:table-cell table:style-name="ce41"/>
          <table:table-cell table:style-name="ce44"/>
          <table:table-cell table:style-name="ce47"/>
          <table:table-cell table:style-name="ce50" office:value-type="float" office:value="1" calcext:value-type="float">
            <text:p>1.00</text:p>
          </table:table-cell>
          <table:table-cell table:style-name="ce53"/>
          <table:table-cell table:style-name="ce56" office:value-type="float" office:value="1" calcext:value-type="float">
            <text:p>1.00</text:p>
          </table:table-cell>
          <table:table-cell table:style-name="ce86"/>
          <table:table-cell table:style-name="ce89"/>
          <table:table-cell table:style-name="ce92"/>
          <table:table-cell table:style-name="ce95" office:value-type="float" office:value="1" calcext:value-type="float">
            <text:p>1.00</text:p>
          </table:table-cell>
          <table:table-cell table:style-name="ce98"/>
          <table:table-cell table:style-name="ce101"/>
          <table:table-cell table:style-name="ce104"/>
          <table:table-cell table:style-name="ce107"/>
          <table:table-cell table:style-name="ce110" office:value-type="float" office:value="1" calcext:value-type="float">
            <text:p>1.00</text:p>
          </table:table-cell>
          <table:table-cell table:style-name="ce113" office:value-type="float" office:value="2" calcext:value-type="float">
            <text:p>2.00</text:p>
          </table:table-cell>
          <table:table-cell table:style-name="ce116" office:value-type="float" office:value="2" calcext:value-type="float">
            <text:p>2.00</text:p>
          </table:table-cell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Impressed, Surprised, and Embarrassed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/>
          <table:table-cell table:style-name="ce32"/>
          <table:table-cell table:style-name="ce35" office:value-type="float" office:value="0.25" calcext:value-type="float">
            <text:p>0.25</text:p>
          </table:table-cell>
          <table:table-cell table:style-name="ce38" office:value-type="float" office:value="1" calcext:value-type="float">
            <text:p>1.00</text:p>
          </table:table-cell>
          <table:table-cell table:style-name="ce41" office:value-type="float" office:value="0.2" calcext:value-type="float">
            <text:p>0.20</text:p>
          </table:table-cell>
          <table:table-cell table:style-name="ce44" office:value-type="float" office:value="1" calcext:value-type="float">
            <text:p>1.00</text:p>
          </table:table-cell>
          <table:table-cell table:style-name="ce47" office:value-type="float" office:value="3" calcext:value-type="float">
            <text:p>3.00</text:p>
          </table:table-cell>
          <table:table-cell table:style-name="ce50" office:value-type="float" office:value="3" calcext:value-type="float">
            <text:p>3.00</text:p>
          </table:table-cell>
          <table:table-cell table:style-name="ce53" office:value-type="float" office:value="3" calcext:value-type="float">
            <text:p>3.00</text:p>
          </table:table-cell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 office:value-type="float" office:value="1" calcext:value-type="float">
            <text:p>1.00</text:p>
          </table:table-cell>
          <table:table-cell table:style-name="ce101" office:value-type="float" office:value="1" calcext:value-type="float">
            <text:p>1.00</text:p>
          </table:table-cell>
          <table:table-cell table:style-name="ce104"/>
          <table:table-cell table:style-name="ce107"/>
          <table:table-cell table:style-name="ce110" office:value-type="float" office:value="2" calcext:value-type="float">
            <text:p>2.00</text:p>
          </table:table-cell>
          <table:table-cell table:style-name="ce113"/>
          <table:table-cell table:style-name="ce116" office:value-type="float" office:value="1" calcext:value-type="float">
            <text:p>1.00</text:p>
          </table:table-cell>
          <table:table-cell table:style-name="ce119" office:value-type="float" office:value="1" calcext:value-type="float">
            <text:p>1.00</text:p>
          </table:table-cell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reams and Aspirations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1" calcext:value-type="float">
            <text:p>1.0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 office:value-type="float" office:value="3" calcext:value-type="float">
            <text:p>3.00</text:p>
          </table:table-cell>
          <table:table-cell table:style-name="ce107"/>
          <table:table-cell table:style-name="ce110"/>
          <table:table-cell table:style-name="ce113" office:value-type="float" office:value="1" calcext:value-type="float">
            <text:p>1.00</text:p>
          </table:table-cell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ames for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Asking about Hikari</text:p>
          </table:table-cell>
          <table:table-cell table:style-name="ce18" office:value-type="float" office:value="0" calcext:value-type="float">
            <text:p>0.0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 office:value-type="float" office:value="1" calcext:value-type="float">
            <text:p>1.0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 office:value-type="float" office:value="1" calcext:value-type="float">
            <text:p>1.00</text:p>
          </table:table-cell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 office:value-type="float" office:value="1" calcext:value-type="float">
            <text:p>1.00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About Hikari’s Family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 office:value-type="float" office:value="1" calcext:value-type="float">
            <text:p>1.00</text:p>
          </table:table-cell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 office:value-type="float" office:value="3" calcext:value-type="float">
            <text:p>3.00</text:p>
          </table:table-cell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Hikaris Moods and How is She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 office:value-type="float" office:value="0.1" calcext:value-type="float">
            <text:p>0.10</text:p>
          </table:table-cell>
          <table:table-cell table:style-name="ce26"/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 office:value-type="float" office:value="1" calcext:value-type="float">
            <text:p>1.00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 office:value-type="float" office:value="1" calcext:value-type="float">
            <text:p>1.00</text:p>
          </table:table-cell>
          <table:table-cell table:style-name="ce110"/>
          <table:table-cell table:style-name="ce113"/>
          <table:table-cell table:style-name="ce116"/>
          <table:table-cell table:style-name="ce119"/>
          <table:table-cell table:style-name="ce122"/>
          <table:table-cell table:style-name="ce125"/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Joking Around with Hikari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 office:value-type="float" office:value="1" calcext:value-type="float">
            <text:p>1.00</text:p>
          </table:table-cell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 office:value-type="float" office:value="0.1" calcext:value-type="float">
            <text:p>0.10</text:p>
          </table:table-cell>
          <table:table-cell table:style-name="ce44"/>
          <table:table-cell table:style-name="ce47"/>
          <table:table-cell table:style-name="ce50"/>
          <table:table-cell table:style-name="ce53"/>
          <table:table-cell table:style-name="ce56" office:value-type="float" office:value="1" calcext:value-type="float">
            <text:p>1.00</text:p>
          </table:table-cell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10"/>
          <table:table-cell table:style-name="ce113"/>
          <table:table-cell table:style-name="ce116"/>
          <table:table-cell table:style-name="ce119" office:value-type="float" office:value="4" calcext:value-type="float">
            <text:p>4.00</text:p>
          </table:table-cell>
          <table:table-cell table:style-name="ce122"/>
          <table:table-cell table:style-name="ce125"/>
          <table:table-cell table:style-name="ce128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Familiar Phrases Etc</text:p>
          </table:table-cell>
          <table:table-cell table:style-name="ce18" office:value-type="float" office:value="0.1" calcext:value-type="float">
            <text:p>0.10</text:p>
          </table:table-cell>
          <table:table-cell table:style-name="ce23"/>
          <table:table-cell table:style-name="ce26" office:value-type="float" office:value="1" calcext:value-type="float">
            <text:p>1.00</text:p>
          </table:table-cell>
          <table:table-cell table:style-name="ce29"/>
          <table:table-cell table:style-name="ce32" office:value-type="float" office:value="0.1" calcext:value-type="float">
            <text:p>0.10</text:p>
          </table:table-cell>
          <table:table-cell table:style-name="ce35"/>
          <table:table-cell table:style-name="ce38"/>
          <table:table-cell table:style-name="ce41"/>
          <table:table-cell table:style-name="ce44" office:value-type="float" office:value="1" calcext:value-type="float">
            <text:p>1.00</text:p>
          </table:table-cell>
          <table:table-cell table:style-name="ce47"/>
          <table:table-cell table:style-name="ce50"/>
          <table:table-cell table:style-name="ce53"/>
          <table:table-cell table:style-name="ce56"/>
          <table:table-cell table:style-name="ce86"/>
          <table:table-cell table:style-name="ce89"/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 office:value-type="float" office:value="1" calcext:value-type="float">
            <text:p>1.00</text:p>
          </table:table-cell>
          <table:table-cell table:style-name="ce110"/>
          <table:table-cell table:style-name="ce113"/>
          <table:table-cell table:style-name="ce116"/>
          <table:table-cell table:style-name="ce119"/>
          <table:table-cell table:style-name="ce122" office:value-type="float" office:value="1" calcext:value-type="float">
            <text:p>1.00</text:p>
          </table:table-cell>
          <table:table-cell table:style-name="ce125"/>
          <table:table-cell table:style-name="ce128"/>
          <table:table-cell table:number-columns-repeated="993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General Communication</text:p>
          </table:table-cell>
          <table:table-cell table:style-name="ce19" office:value-type="float" office:value="0.1" calcext:value-type="float">
            <text:p>0.10</text:p>
          </table:table-cell>
          <table:table-cell table:style-name="ce24"/>
          <table:table-cell table:style-name="ce27"/>
          <table:table-cell table:style-name="ce30"/>
          <table:table-cell table:style-name="ce33" office:value-type="float" office:value="0.1" calcext:value-type="float">
            <text:p>0.10</text:p>
          </table:table-cell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51"/>
          <table:table-cell table:style-name="ce54"/>
          <table:table-cell table:style-name="ce84"/>
          <table:table-cell table:style-name="ce87"/>
          <table:table-cell table:style-name="ce90"/>
          <table:table-cell table:style-name="ce93"/>
          <table:table-cell table:style-name="ce96"/>
          <table:table-cell table:style-name="ce99"/>
          <table:table-cell table:style-name="ce102"/>
          <table:table-cell table:style-name="ce105"/>
          <table:table-cell table:style-name="ce108" office:value-type="float" office:value="1" calcext:value-type="float">
            <text:p>1.00</text:p>
          </table:table-cell>
          <table:table-cell table:style-name="ce111"/>
          <table:table-cell table:style-name="ce114"/>
          <table:table-cell table:style-name="ce117"/>
          <table:table-cell table:style-name="ce120"/>
          <table:table-cell table:style-name="ce123" office:value-type="float" office:value="1" calcext:value-type="float">
            <text:p>1.00</text:p>
          </table:table-cell>
          <table:table-cell table:style-name="ce126" office:value-type="float" office:value="1" calcext:value-type="float">
            <text:p>1.00</text:p>
          </table:table-cell>
          <table:table-cell table:style-name="ce129"/>
          <table:table-cell table:number-columns-repeated="99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68" office:value-type="string" calcext:value-type="string">
            <text:p>No Topic</text:p>
          </table:table-cell>
          <table:table-cell table:style-name="ce20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3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8" office:value-type="float" office:value="0" calcext:value-type="float">
            <text:p>0.00</text:p>
          </table:table-cell>
          <table:table-cell table:style-name="ce51" office:value-type="float" office:value="0" calcext:value-type="float">
            <text:p>0.00</text:p>
          </table:table-cell>
          <table:table-cell table:style-name="ce54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90" office:value-type="float" office:value="0" calcext:value-type="float">
            <text:p>0.00</text:p>
          </table:table-cell>
          <table:table-cell table:style-name="ce93" office:value-type="float" office:value="0" calcext:value-type="float">
            <text:p>0.00</text:p>
          </table:table-cell>
          <table:table-cell table:style-name="ce96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02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style-name="ce129" office:value-type="float" office:value="0" calcext:value-type="float">
            <text:p>0.00</text:p>
          </table:table-cell>
          <table:table-cell table:number-columns-repeated="993"/>
        </table:table-row>
        <table:table-row table:style-name="ro4">
          <table:table-cell table:style-name="ce60"/>
          <table:table-cell table:style-name="ce64"/>
          <table:table-cell table:style-name="ce69" office:value-type="string" calcext:value-type="string">
            <text:p>Totals</text:p>
          </table:table-cell>
          <table:table-cell table:style-name="ce76" table:formula="of:=SUM([.D4:.D31])" office:value-type="float" office:value="1" calcext:value-type="float">
            <text:p>1.00</text:p>
          </table:table-cell>
          <table:table-cell table:style-name="ce76" table:formula="of:=SUM([.E4:.E31])" office:value-type="float" office:value="1" calcext:value-type="float">
            <text:p>1.00</text:p>
          </table:table-cell>
          <table:table-cell table:style-name="ce76" table:formula="of:=SUM([.F4:.F31])" office:value-type="float" office:value="5" calcext:value-type="float">
            <text:p>5.00</text:p>
          </table:table-cell>
          <table:table-cell table:style-name="ce76" table:formula="of:=SUM([.G4:.G31])" office:value-type="float" office:value="1" calcext:value-type="float">
            <text:p>1.00</text:p>
          </table:table-cell>
          <table:table-cell table:style-name="ce76" table:formula="of:=SUM([.H4:.H31])" office:value-type="float" office:value="1" calcext:value-type="float">
            <text:p>1.00</text:p>
          </table:table-cell>
          <table:table-cell table:style-name="ce76" table:formula="of:=SUM([.I4:.I31])" office:value-type="float" office:value="1" calcext:value-type="float">
            <text:p>1.00</text:p>
          </table:table-cell>
          <table:table-cell table:style-name="ce76" table:formula="of:=SUM([.J4:.J31])" office:value-type="float" office:value="8" calcext:value-type="float">
            <text:p>8.00</text:p>
          </table:table-cell>
          <table:table-cell table:style-name="ce76" table:formula="of:=SUM([.K4:.K31])" office:value-type="float" office:value="1" calcext:value-type="float">
            <text:p>1.00</text:p>
          </table:table-cell>
          <table:table-cell table:style-name="ce76" table:formula="of:=SUM([.L4:.L31])" office:value-type="float" office:value="8" calcext:value-type="float">
            <text:p>8.00</text:p>
          </table:table-cell>
          <table:table-cell table:style-name="ce76" table:formula="of:=SUM([.M4:.M31])" office:value-type="float" office:value="10" calcext:value-type="float">
            <text:p>10.00</text:p>
          </table:table-cell>
          <table:table-cell table:style-name="ce76" table:formula="of:=SUM([.N4:.N31])" office:value-type="float" office:value="8" calcext:value-type="float">
            <text:p>8.00</text:p>
          </table:table-cell>
          <table:table-cell table:style-name="ce76" table:formula="of:=SUM([.O4:.O31])" office:value-type="float" office:value="8" calcext:value-type="float">
            <text:p>8.00</text:p>
          </table:table-cell>
          <table:table-cell table:style-name="ce76" table:formula="of:=SUM([.P4:.P31])" office:value-type="float" office:value="13" calcext:value-type="float">
            <text:p>13.00</text:p>
          </table:table-cell>
          <table:table-cell table:style-name="ce76" table:formula="of:=SUM([.Q4:.Q31])" office:value-type="float" office:value="7" calcext:value-type="float">
            <text:p>7.00</text:p>
          </table:table-cell>
          <table:table-cell table:style-name="ce76" table:formula="of:=SUM([.R4:.R31])" office:value-type="float" office:value="7" calcext:value-type="float">
            <text:p>7.00</text:p>
          </table:table-cell>
          <table:table-cell table:style-name="ce76" table:formula="of:=SUM([.S4:.S31])" office:value-type="float" office:value="9" calcext:value-type="float">
            <text:p>9.00</text:p>
          </table:table-cell>
          <table:table-cell table:style-name="ce76" table:formula="of:=SUM([.T4:.T31])" office:value-type="float" office:value="2" calcext:value-type="float">
            <text:p>2.00</text:p>
          </table:table-cell>
          <table:table-cell table:style-name="ce76" table:formula="of:=SUM([.U4:.U31])" office:value-type="float" office:value="7" calcext:value-type="float">
            <text:p>7.00</text:p>
          </table:table-cell>
          <table:table-cell table:style-name="ce76" table:formula="of:=SUM([.V4:.V31])" office:value-type="float" office:value="7" calcext:value-type="float">
            <text:p>7.00</text:p>
          </table:table-cell>
          <table:table-cell table:style-name="ce76" table:formula="of:=SUM([.W4:.W31])" office:value-type="float" office:value="9" calcext:value-type="float">
            <text:p>9.00</text:p>
          </table:table-cell>
          <table:table-cell table:style-name="ce76" table:formula="of:=SUM([.X4:.X31])" office:value-type="float" office:value="9" calcext:value-type="float">
            <text:p>9.00</text:p>
          </table:table-cell>
          <table:table-cell table:style-name="ce76" table:formula="of:=SUM([.Y4:.Y31])" office:value-type="float" office:value="8" calcext:value-type="float">
            <text:p>8.00</text:p>
          </table:table-cell>
          <table:table-cell table:style-name="ce76" table:formula="of:=SUM([.Z4:.Z31])" office:value-type="float" office:value="8" calcext:value-type="float">
            <text:p>8.00</text:p>
          </table:table-cell>
          <table:table-cell table:style-name="ce76" table:formula="of:=SUM([.AA4:.AA31])" office:value-type="float" office:value="14" calcext:value-type="float">
            <text:p>14.00</text:p>
          </table:table-cell>
          <table:table-cell table:style-name="ce76" table:formula="of:=SUM([.AB4:.AB31])" office:value-type="float" office:value="5" calcext:value-type="float">
            <text:p>5.00</text:p>
          </table:table-cell>
          <table:table-cell table:style-name="ce76" table:formula="of:=SUM([.AC4:.AC31])" office:value-type="float" office:value="4" calcext:value-type="float">
            <text:p>4.00</text:p>
          </table:table-cell>
          <table:table-cell table:style-name="ce76" table:formula="of:=SUM([.AD4:.AD31])" office:value-type="float" office:value="2" calcext:value-type="float">
            <text:p>2.00</text:p>
          </table:table-cell>
          <table:table-cell table:style-name="ce76" table:formula="of:=SUM([.AE4:.AE31])" office:value-type="float" office:value="1" calcext:value-type="float">
            <text:p>1.00</text:p>
          </table:table-cell>
          <table:table-cell table:style-name="ce60" table:number-columns-repeated="993"/>
        </table:table-row>
        <table:table-row table:style-name="ro4" table:number-rows-repeated="995">
          <table:table-cell table:number-columns-repeated="2"/>
          <table:table-cell table:style-name="ce65"/>
          <table:table-cell table:number-columns-repeated="1021"/>
        </table:table-row>
        <table:table-row table:style-name="ro5" table:number-rows-repeated="1047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32:Sheet1.AE32">
            <calcext:condition calcext:apply-style-name="Untitled4" calcext:value="&gt;0" calcext:base-cell-address="Sheet1.D32"/>
            <calcext:condition calcext:apply-style-name="Untitled3" calcext:value="&lt;=0" calcext:base-cell-address="Sheet1.D32"/>
          </calcext:conditional-format>
          <calcext:conditional-format calcext:target-range-address="Sheet1.D4:Sheet1.D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4:Sheet1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4:Sheet1.F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4:Sheet1.G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4:Sheet1.H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4:Sheet1.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:Sheet1.J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4:Sheet1.K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4:Sheet1.L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4:Sheet1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4:Sheet1.N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4:Sheet1.O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4:Sheet1.P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4:Sheet1.Q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4:Sheet1.R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4:Sheet1.S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4:Sheet1.T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4:Sheet1.U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4:Sheet1.V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4:Sheet1.W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4:Sheet1.X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4:Sheet1.Y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4:Sheet1.Z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4:Sheet1.A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4:Sheet1.AB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4:Sheet1.AC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4:Sheet1.AD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4:Sheet1.A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5" table:number-columns-repeated="30" table:default-cell-style-name="Default"/>
        <table:table-column table:style-name="co6" table:default-cell-style-name="Default"/>
        <table:table-row table:style-name="ro6">
          <table:table-cell table:style-name="ce82" table:formula="of:=TEXT([$Sheet1.D4];&quot;0.00&quot;)" office:value-type="string" office:string-value="0.00" calcext:value-type="string">
            <text:p>0.00</text:p>
          </table:table-cell>
          <table:table-cell table:style-name="ce82" table:formula="of:=TEXT([$Sheet1.E4];&quot;0.00&quot;)" office:value-type="string" office:string-value="0.00" calcext:value-type="string">
            <text:p>0.00</text:p>
          </table:table-cell>
          <table:table-cell table:style-name="ce82" table:formula="of:=TEXT([$Sheet1.F4];&quot;0.00&quot;)" office:value-type="string" office:string-value="0.00" calcext:value-type="string">
            <text:p>0.00</text:p>
          </table:table-cell>
          <table:table-cell table:style-name="ce82" table:formula="of:=TEXT([$Sheet1.G4];&quot;0.00&quot;)" office:value-type="string" office:string-value="0.00" calcext:value-type="string">
            <text:p>0.00</text:p>
          </table:table-cell>
          <table:table-cell table:style-name="ce82" table:formula="of:=TEXT([$Sheet1.H4];&quot;0.00&quot;)" office:value-type="string" office:string-value="0.00" calcext:value-type="string">
            <text:p>0.00</text:p>
          </table:table-cell>
          <table:table-cell table:style-name="ce82" table:formula="of:=TEXT([$Sheet1.I4];&quot;0.00&quot;)" office:value-type="string" office:string-value="0.00" calcext:value-type="string">
            <text:p>0.00</text:p>
          </table:table-cell>
          <table:table-cell table:style-name="ce82" table:formula="of:=TEXT([$Sheet1.J4];&quot;0.00&quot;)" office:value-type="string" office:string-value="0.00" calcext:value-type="string">
            <text:p>0.00</text:p>
          </table:table-cell>
          <table:table-cell table:style-name="ce82" table:formula="of:=TEXT([$Sheet1.K4];&quot;0.00&quot;)" office:value-type="string" office:string-value="0.00" calcext:value-type="string">
            <text:p>0.00</text:p>
          </table:table-cell>
          <table:table-cell table:style-name="ce82" table:formula="of:=TEXT([$Sheet1.L4];&quot;0.00&quot;)" office:value-type="string" office:string-value="0.00" calcext:value-type="string">
            <text:p>0.00</text:p>
          </table:table-cell>
          <table:table-cell table:style-name="ce82" table:formula="of:=TEXT([$Sheet1.M4];&quot;0.00&quot;)" office:value-type="string" office:string-value="0.00" calcext:value-type="string">
            <text:p>0.00</text:p>
          </table:table-cell>
          <table:table-cell table:style-name="ce82" table:formula="of:=TEXT([$Sheet1.N4];&quot;0.00&quot;)" office:value-type="string" office:string-value="0.00" calcext:value-type="string">
            <text:p>0.00</text:p>
          </table:table-cell>
          <table:table-cell table:style-name="ce82" table:formula="of:=TEXT([$Sheet1.O4];&quot;0.00&quot;)" office:value-type="string" office:string-value="0.00" calcext:value-type="string">
            <text:p>0.00</text:p>
          </table:table-cell>
          <table:table-cell table:style-name="ce82" table:formula="of:=TEXT([$Sheet1.P4];&quot;0.00&quot;)" office:value-type="string" office:string-value="0.00" calcext:value-type="string">
            <text:p>0.00</text:p>
          </table:table-cell>
          <table:table-cell table:style-name="ce82" table:formula="of:=TEXT([$Sheet1.Q4];&quot;0.00&quot;)" office:value-type="string" office:string-value="0.00" calcext:value-type="string">
            <text:p>0.00</text:p>
          </table:table-cell>
          <table:table-cell table:style-name="ce82" table:formula="of:=TEXT([$Sheet1.R4];&quot;0.00&quot;)" office:value-type="string" office:string-value="0.00" calcext:value-type="string">
            <text:p>0.00</text:p>
          </table:table-cell>
          <table:table-cell table:style-name="ce82" table:formula="of:=TEXT([$Sheet1.S4];&quot;0.00&quot;)" office:value-type="string" office:string-value="0.00" calcext:value-type="string">
            <text:p>0.00</text:p>
          </table:table-cell>
          <table:table-cell table:style-name="ce82" table:formula="of:=TEXT([$Sheet1.T4];&quot;0.00&quot;)" office:value-type="string" office:string-value="0.00" calcext:value-type="string">
            <text:p>0.00</text:p>
          </table:table-cell>
          <table:table-cell table:style-name="ce82" table:formula="of:=TEXT([$Sheet1.U4];&quot;0.00&quot;)" office:value-type="string" office:string-value="0.00" calcext:value-type="string">
            <text:p>0.00</text:p>
          </table:table-cell>
          <table:table-cell table:style-name="ce82" table:formula="of:=TEXT([$Sheet1.V4];&quot;0.00&quot;)" office:value-type="string" office:string-value="0.00" calcext:value-type="string">
            <text:p>0.00</text:p>
          </table:table-cell>
          <table:table-cell table:style-name="ce82" table:formula="of:=TEXT([$Sheet1.W4];&quot;0.00&quot;)" office:value-type="string" office:string-value="0.00" calcext:value-type="string">
            <text:p>0.00</text:p>
          </table:table-cell>
          <table:table-cell table:style-name="ce82" table:formula="of:=TEXT([$Sheet1.X4];&quot;0.00&quot;)" office:value-type="string" office:string-value="3.00" calcext:value-type="string">
            <text:p>3.00</text:p>
          </table:table-cell>
          <table:table-cell table:style-name="ce82" table:formula="of:=TEXT([$Sheet1.Y4];&quot;0.00&quot;)" office:value-type="string" office:string-value="0.00" calcext:value-type="string">
            <text:p>0.00</text:p>
          </table:table-cell>
          <table:table-cell table:style-name="ce82" table:formula="of:=TEXT([$Sheet1.Z4];&quot;0.00&quot;)" office:value-type="string" office:string-value="0.00" calcext:value-type="string">
            <text:p>0.00</text:p>
          </table:table-cell>
          <table:table-cell table:style-name="ce82" table:formula="of:=TEXT([$Sheet1.AA4];&quot;0.00&quot;)" office:value-type="string" office:string-value="0.00" calcext:value-type="string">
            <text:p>0.00</text:p>
          </table:table-cell>
          <table:table-cell table:style-name="ce82" table:formula="of:=TEXT([$Sheet1.AB4];&quot;0.00&quot;)" office:value-type="string" office:string-value="0.00" calcext:value-type="string">
            <text:p>0.00</text:p>
          </table:table-cell>
          <table:table-cell table:style-name="ce82" table:formula="of:=TEXT([$Sheet1.AC4];&quot;0.00&quot;)" office:value-type="string" office:string-value="1.00" calcext:value-type="string">
            <text:p>1.00</text:p>
          </table:table-cell>
          <table:table-cell table:style-name="ce82" table:formula="of:=TEXT([$Sheet1.AD4];&quot;0.00&quot;)" office:value-type="string" office:string-value="0.00" calcext:value-type="string">
            <text:p>0.00</text:p>
          </table:table-cell>
          <table:table-cell table:style-name="ce82" table:formula="of:=TEXT([$Sheet1.AE4];&quot;0.00&quot;)" office:value-type="string" office:string-value="0.20" calcext:value-type="string">
            <text:p>0.20</text:p>
          </table:table-cell>
          <table:table-cell table:number-columns-repeated="2"/>
          <table:table-cell table:style-name="ce83" office:value-type="string" calcext:value-type="string">
            <text:p>Var Name</text:p>
          </table:table-cell>
        </table:table-row>
        <table:table-row table:style-name="ro6">
          <table:table-cell table:style-name="ce82" table:formula="of:=TEXT([$Sheet1.D5];&quot;0.00&quot;)" office:value-type="string" office:string-value="0.10" calcext:value-type="string">
            <text:p>0.10</text:p>
          </table:table-cell>
          <table:table-cell table:style-name="ce82" table:formula="of:=TEXT([$Sheet1.E5];&quot;0.00&quot;)" office:value-type="string" office:string-value="0.00" calcext:value-type="string">
            <text:p>0.00</text:p>
          </table:table-cell>
          <table:table-cell table:style-name="ce82" table:formula="of:=TEXT([$Sheet1.F5];&quot;0.00&quot;)" office:value-type="string" office:string-value="0.00" calcext:value-type="string">
            <text:p>0.00</text:p>
          </table:table-cell>
          <table:table-cell table:style-name="ce82" table:formula="of:=TEXT([$Sheet1.G5];&quot;0.00&quot;)" office:value-type="string" office:string-value="0.00" calcext:value-type="string">
            <text:p>0.00</text:p>
          </table:table-cell>
          <table:table-cell table:style-name="ce82" table:formula="of:=TEXT([$Sheet1.H5];&quot;0.00&quot;)" office:value-type="string" office:string-value="0.10" calcext:value-type="string">
            <text:p>0.10</text:p>
          </table:table-cell>
          <table:table-cell table:style-name="ce82" table:formula="of:=TEXT([$Sheet1.I5];&quot;0.00&quot;)" office:value-type="string" office:string-value="0.00" calcext:value-type="string">
            <text:p>0.00</text:p>
          </table:table-cell>
          <table:table-cell table:style-name="ce82" table:formula="of:=TEXT([$Sheet1.J5];&quot;0.00&quot;)" office:value-type="string" office:string-value="0.00" calcext:value-type="string">
            <text:p>0.00</text:p>
          </table:table-cell>
          <table:table-cell table:style-name="ce82" table:formula="of:=TEXT([$Sheet1.K5];&quot;0.00&quot;)" office:value-type="string" office:string-value="0.00" calcext:value-type="string">
            <text:p>0.00</text:p>
          </table:table-cell>
          <table:table-cell table:style-name="ce82" table:formula="of:=TEXT([$Sheet1.L5];&quot;0.00&quot;)" office:value-type="string" office:string-value="0.00" calcext:value-type="string">
            <text:p>0.00</text:p>
          </table:table-cell>
          <table:table-cell table:style-name="ce82" table:formula="of:=TEXT([$Sheet1.M5];&quot;0.00&quot;)" office:value-type="string" office:string-value="0.00" calcext:value-type="string">
            <text:p>0.00</text:p>
          </table:table-cell>
          <table:table-cell table:style-name="ce82" table:formula="of:=TEXT([$Sheet1.N5];&quot;0.00&quot;)" office:value-type="string" office:string-value="0.00" calcext:value-type="string">
            <text:p>0.00</text:p>
          </table:table-cell>
          <table:table-cell table:style-name="ce82" table:formula="of:=TEXT([$Sheet1.O5];&quot;0.00&quot;)" office:value-type="string" office:string-value="0.00" calcext:value-type="string">
            <text:p>0.00</text:p>
          </table:table-cell>
          <table:table-cell table:style-name="ce82" table:formula="of:=TEXT([$Sheet1.P5];&quot;0.00&quot;)" office:value-type="string" office:string-value="0.00" calcext:value-type="string">
            <text:p>0.00</text:p>
          </table:table-cell>
          <table:table-cell table:style-name="ce82" table:formula="of:=TEXT([$Sheet1.Q5];&quot;0.00&quot;)" office:value-type="string" office:string-value="0.00" calcext:value-type="string">
            <text:p>0.00</text:p>
          </table:table-cell>
          <table:table-cell table:style-name="ce82" table:formula="of:=TEXT([$Sheet1.R5];&quot;0.00&quot;)" office:value-type="string" office:string-value="0.00" calcext:value-type="string">
            <text:p>0.00</text:p>
          </table:table-cell>
          <table:table-cell table:style-name="ce82" table:formula="of:=TEXT([$Sheet1.S5];&quot;0.00&quot;)" office:value-type="string" office:string-value="0.00" calcext:value-type="string">
            <text:p>0.00</text:p>
          </table:table-cell>
          <table:table-cell table:style-name="ce82" table:formula="of:=TEXT([$Sheet1.T5];&quot;0.00&quot;)" office:value-type="string" office:string-value="0.00" calcext:value-type="string">
            <text:p>0.00</text:p>
          </table:table-cell>
          <table:table-cell table:style-name="ce82" table:formula="of:=TEXT([$Sheet1.U5];&quot;0.00&quot;)" office:value-type="string" office:string-value="0.00" calcext:value-type="string">
            <text:p>0.00</text:p>
          </table:table-cell>
          <table:table-cell table:style-name="ce82" table:formula="of:=TEXT([$Sheet1.V5];&quot;0.00&quot;)" office:value-type="string" office:string-value="0.00" calcext:value-type="string">
            <text:p>0.00</text:p>
          </table:table-cell>
          <table:table-cell table:style-name="ce82" table:formula="of:=TEXT([$Sheet1.W5];&quot;0.00&quot;)" office:value-type="string" office:string-value="0.00" calcext:value-type="string">
            <text:p>0.00</text:p>
          </table:table-cell>
          <table:table-cell table:style-name="ce82" table:formula="of:=TEXT([$Sheet1.X5];&quot;0.00&quot;)" office:value-type="string" office:string-value="0.00" calcext:value-type="string">
            <text:p>0.00</text:p>
          </table:table-cell>
          <table:table-cell table:style-name="ce82" table:formula="of:=TEXT([$Sheet1.Y5];&quot;0.00&quot;)" office:value-type="string" office:string-value="0.00" calcext:value-type="string">
            <text:p>0.00</text:p>
          </table:table-cell>
          <table:table-cell table:style-name="ce82" table:formula="of:=TEXT([$Sheet1.Z5];&quot;0.00&quot;)" office:value-type="string" office:string-value="0.00" calcext:value-type="string">
            <text:p>0.00</text:p>
          </table:table-cell>
          <table:table-cell table:style-name="ce82" table:formula="of:=TEXT([$Sheet1.AA5];&quot;0.00&quot;)" office:value-type="string" office:string-value="0.00" calcext:value-type="string">
            <text:p>0.00</text:p>
          </table:table-cell>
          <table:table-cell table:style-name="ce82" table:formula="of:=TEXT([$Sheet1.AB5];&quot;0.00&quot;)" office:value-type="string" office:string-value="0.00" calcext:value-type="string">
            <text:p>0.00</text:p>
          </table:table-cell>
          <table:table-cell table:style-name="ce82" table:formula="of:=TEXT([$Sheet1.AC5];&quot;0.00&quot;)" office:value-type="string" office:string-value="0.00" calcext:value-type="string">
            <text:p>0.00</text:p>
          </table:table-cell>
          <table:table-cell table:style-name="ce82" table:formula="of:=TEXT([$Sheet1.AD5];&quot;0.00&quot;)" office:value-type="string" office:string-value="0.00" calcext:value-type="string">
            <text:p>0.00</text:p>
          </table:table-cell>
          <table:table-cell table:style-name="ce82" table:formula="of:=TEXT([$Sheet1.AE5];&quot;0.00&quot;)" office:value-type="string" office:string-value="0.00" calcext:value-type="string">
            <text:p>0.00</text:p>
          </table:table-cell>
          <table:table-cell table:number-columns-repeated="2"/>
          <table:table-cell office:value-type="string" calcext:value-type="string">
            <text:p>hikari_reply_weights</text:p>
          </table:table-cell>
        </table:table-row>
        <table:table-row table:style-name="ro6">
          <table:table-cell table:style-name="ce82" table:formula="of:=TEXT([$Sheet1.D6];&quot;0.00&quot;)" office:value-type="string" office:string-value="0.10" calcext:value-type="string">
            <text:p>0.10</text:p>
          </table:table-cell>
          <table:table-cell table:style-name="ce82" table:formula="of:=TEXT([$Sheet1.E6];&quot;0.00&quot;)" office:value-type="string" office:string-value="0.10" calcext:value-type="string">
            <text:p>0.10</text:p>
          </table:table-cell>
          <table:table-cell table:style-name="ce82" table:formula="of:=TEXT([$Sheet1.F6];&quot;0.00&quot;)" office:value-type="string" office:string-value="0.00" calcext:value-type="string">
            <text:p>0.00</text:p>
          </table:table-cell>
          <table:table-cell table:style-name="ce82" table:formula="of:=TEXT([$Sheet1.G6];&quot;0.00&quot;)" office:value-type="string" office:string-value="0.00" calcext:value-type="string">
            <text:p>0.00</text:p>
          </table:table-cell>
          <table:table-cell table:style-name="ce82" table:formula="of:=TEXT([$Sheet1.H6];&quot;0.00&quot;)" office:value-type="string" office:string-value="0.10" calcext:value-type="string">
            <text:p>0.10</text:p>
          </table:table-cell>
          <table:table-cell table:style-name="ce82" table:formula="of:=TEXT([$Sheet1.I6];&quot;0.00&quot;)" office:value-type="string" office:string-value="0.00" calcext:value-type="string">
            <text:p>0.00</text:p>
          </table:table-cell>
          <table:table-cell table:style-name="ce82" table:formula="of:=TEXT([$Sheet1.J6];&quot;0.00&quot;)" office:value-type="string" office:string-value="0.00" calcext:value-type="string">
            <text:p>0.00</text:p>
          </table:table-cell>
          <table:table-cell table:style-name="ce82" table:formula="of:=TEXT([$Sheet1.K6];&quot;0.00&quot;)" office:value-type="string" office:string-value="0.00" calcext:value-type="string">
            <text:p>0.00</text:p>
          </table:table-cell>
          <table:table-cell table:style-name="ce82" table:formula="of:=TEXT([$Sheet1.L6];&quot;0.00&quot;)" office:value-type="string" office:string-value="0.00" calcext:value-type="string">
            <text:p>0.00</text:p>
          </table:table-cell>
          <table:table-cell table:style-name="ce82" table:formula="of:=TEXT([$Sheet1.M6];&quot;0.00&quot;)" office:value-type="string" office:string-value="0.00" calcext:value-type="string">
            <text:p>0.00</text:p>
          </table:table-cell>
          <table:table-cell table:style-name="ce82" table:formula="of:=TEXT([$Sheet1.N6];&quot;0.00&quot;)" office:value-type="string" office:string-value="0.00" calcext:value-type="string">
            <text:p>0.00</text:p>
          </table:table-cell>
          <table:table-cell table:style-name="ce82" table:formula="of:=TEXT([$Sheet1.O6];&quot;0.00&quot;)" office:value-type="string" office:string-value="0.00" calcext:value-type="string">
            <text:p>0.00</text:p>
          </table:table-cell>
          <table:table-cell table:style-name="ce82" table:formula="of:=TEXT([$Sheet1.P6];&quot;0.00&quot;)" office:value-type="string" office:string-value="0.00" calcext:value-type="string">
            <text:p>0.00</text:p>
          </table:table-cell>
          <table:table-cell table:style-name="ce82" table:formula="of:=TEXT([$Sheet1.Q6];&quot;0.00&quot;)" office:value-type="string" office:string-value="0.00" calcext:value-type="string">
            <text:p>0.00</text:p>
          </table:table-cell>
          <table:table-cell table:style-name="ce82" table:formula="of:=TEXT([$Sheet1.R6];&quot;0.00&quot;)" office:value-type="string" office:string-value="0.00" calcext:value-type="string">
            <text:p>0.00</text:p>
          </table:table-cell>
          <table:table-cell table:style-name="ce82" table:formula="of:=TEXT([$Sheet1.S6];&quot;0.00&quot;)" office:value-type="string" office:string-value="0.00" calcext:value-type="string">
            <text:p>0.00</text:p>
          </table:table-cell>
          <table:table-cell table:style-name="ce82" table:formula="of:=TEXT([$Sheet1.T6];&quot;0.00&quot;)" office:value-type="string" office:string-value="0.00" calcext:value-type="string">
            <text:p>0.00</text:p>
          </table:table-cell>
          <table:table-cell table:style-name="ce82" table:formula="of:=TEXT([$Sheet1.U6];&quot;0.00&quot;)" office:value-type="string" office:string-value="0.00" calcext:value-type="string">
            <text:p>0.00</text:p>
          </table:table-cell>
          <table:table-cell table:style-name="ce82" table:formula="of:=TEXT([$Sheet1.V6];&quot;0.00&quot;)" office:value-type="string" office:string-value="0.00" calcext:value-type="string">
            <text:p>0.00</text:p>
          </table:table-cell>
          <table:table-cell table:style-name="ce82" table:formula="of:=TEXT([$Sheet1.W6];&quot;0.00&quot;)" office:value-type="string" office:string-value="0.00" calcext:value-type="string">
            <text:p>0.00</text:p>
          </table:table-cell>
          <table:table-cell table:style-name="ce82" table:formula="of:=TEXT([$Sheet1.X6];&quot;0.00&quot;)" office:value-type="string" office:string-value="0.00" calcext:value-type="string">
            <text:p>0.00</text:p>
          </table:table-cell>
          <table:table-cell table:style-name="ce82" table:formula="of:=TEXT([$Sheet1.Y6];&quot;0.00&quot;)" office:value-type="string" office:string-value="0.00" calcext:value-type="string">
            <text:p>0.00</text:p>
          </table:table-cell>
          <table:table-cell table:style-name="ce82" table:formula="of:=TEXT([$Sheet1.Z6];&quot;0.00&quot;)" office:value-type="string" office:string-value="0.00" calcext:value-type="string">
            <text:p>0.00</text:p>
          </table:table-cell>
          <table:table-cell table:style-name="ce82" table:formula="of:=TEXT([$Sheet1.AA6];&quot;0.00&quot;)" office:value-type="string" office:string-value="0.00" calcext:value-type="string">
            <text:p>0.00</text:p>
          </table:table-cell>
          <table:table-cell table:style-name="ce82" table:formula="of:=TEXT([$Sheet1.AB6];&quot;0.00&quot;)" office:value-type="string" office:string-value="0.00" calcext:value-type="string">
            <text:p>0.00</text:p>
          </table:table-cell>
          <table:table-cell table:style-name="ce82" table:formula="of:=TEXT([$Sheet1.AC6];&quot;0.00&quot;)" office:value-type="string" office:string-value="0.00" calcext:value-type="string">
            <text:p>0.00</text:p>
          </table:table-cell>
          <table:table-cell table:style-name="ce82" table:formula="of:=TEXT([$Sheet1.AD6];&quot;0.00&quot;)" office:value-type="string" office:string-value="0.00" calcext:value-type="string">
            <text:p>0.00</text:p>
          </table:table-cell>
          <table:table-cell table:style-name="ce82" table:formula="of:=TEXT([$Sheet1.AE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7];&quot;0.00&quot;)" office:value-type="string" office:string-value="0.00" calcext:value-type="string">
            <text:p>0.00</text:p>
          </table:table-cell>
          <table:table-cell table:style-name="ce82" table:formula="of:=TEXT([$Sheet1.E7];&quot;0.00&quot;)" office:value-type="string" office:string-value="0.00" calcext:value-type="string">
            <text:p>0.00</text:p>
          </table:table-cell>
          <table:table-cell table:style-name="ce82" table:formula="of:=TEXT([$Sheet1.F7];&quot;0.00&quot;)" office:value-type="string" office:string-value="0.00" calcext:value-type="string">
            <text:p>0.00</text:p>
          </table:table-cell>
          <table:table-cell table:style-name="ce82" table:formula="of:=TEXT([$Sheet1.G7];&quot;0.00&quot;)" office:value-type="string" office:string-value="0.00" calcext:value-type="string">
            <text:p>0.00</text:p>
          </table:table-cell>
          <table:table-cell table:style-name="ce82" table:formula="of:=TEXT([$Sheet1.H7];&quot;0.00&quot;)" office:value-type="string" office:string-value="0.00" calcext:value-type="string">
            <text:p>0.00</text:p>
          </table:table-cell>
          <table:table-cell table:style-name="ce82" table:formula="of:=TEXT([$Sheet1.I7];&quot;0.00&quot;)" office:value-type="string" office:string-value="0.00" calcext:value-type="string">
            <text:p>0.00</text:p>
          </table:table-cell>
          <table:table-cell table:style-name="ce82" table:formula="of:=TEXT([$Sheet1.J7];&quot;0.00&quot;)" office:value-type="string" office:string-value="0.00" calcext:value-type="string">
            <text:p>0.00</text:p>
          </table:table-cell>
          <table:table-cell table:style-name="ce82" table:formula="of:=TEXT([$Sheet1.K7];&quot;0.00&quot;)" office:value-type="string" office:string-value="0.00" calcext:value-type="string">
            <text:p>0.00</text:p>
          </table:table-cell>
          <table:table-cell table:style-name="ce82" table:formula="of:=TEXT([$Sheet1.L7];&quot;0.00&quot;)" office:value-type="string" office:string-value="0.00" calcext:value-type="string">
            <text:p>0.00</text:p>
          </table:table-cell>
          <table:table-cell table:style-name="ce82" table:formula="of:=TEXT([$Sheet1.M7];&quot;0.00&quot;)" office:value-type="string" office:string-value="0.00" calcext:value-type="string">
            <text:p>0.00</text:p>
          </table:table-cell>
          <table:table-cell table:style-name="ce82" table:formula="of:=TEXT([$Sheet1.N7];&quot;0.00&quot;)" office:value-type="string" office:string-value="0.00" calcext:value-type="string">
            <text:p>0.00</text:p>
          </table:table-cell>
          <table:table-cell table:style-name="ce82" table:formula="of:=TEXT([$Sheet1.O7];&quot;0.00&quot;)" office:value-type="string" office:string-value="0.00" calcext:value-type="string">
            <text:p>0.00</text:p>
          </table:table-cell>
          <table:table-cell table:style-name="ce82" table:formula="of:=TEXT([$Sheet1.P7];&quot;0.00&quot;)" office:value-type="string" office:string-value="0.00" calcext:value-type="string">
            <text:p>0.00</text:p>
          </table:table-cell>
          <table:table-cell table:style-name="ce82" table:formula="of:=TEXT([$Sheet1.Q7];&quot;0.00&quot;)" office:value-type="string" office:string-value="0.00" calcext:value-type="string">
            <text:p>0.00</text:p>
          </table:table-cell>
          <table:table-cell table:style-name="ce82" table:formula="of:=TEXT([$Sheet1.R7];&quot;0.00&quot;)" office:value-type="string" office:string-value="0.00" calcext:value-type="string">
            <text:p>0.00</text:p>
          </table:table-cell>
          <table:table-cell table:style-name="ce82" table:formula="of:=TEXT([$Sheet1.S7];&quot;0.00&quot;)" office:value-type="string" office:string-value="0.00" calcext:value-type="string">
            <text:p>0.00</text:p>
          </table:table-cell>
          <table:table-cell table:style-name="ce82" table:formula="of:=TEXT([$Sheet1.T7];&quot;0.00&quot;)" office:value-type="string" office:string-value="0.00" calcext:value-type="string">
            <text:p>0.00</text:p>
          </table:table-cell>
          <table:table-cell table:style-name="ce82" table:formula="of:=TEXT([$Sheet1.U7];&quot;0.00&quot;)" office:value-type="string" office:string-value="0.00" calcext:value-type="string">
            <text:p>0.00</text:p>
          </table:table-cell>
          <table:table-cell table:style-name="ce82" table:formula="of:=TEXT([$Sheet1.V7];&quot;0.00&quot;)" office:value-type="string" office:string-value="0.00" calcext:value-type="string">
            <text:p>0.00</text:p>
          </table:table-cell>
          <table:table-cell table:style-name="ce82" table:formula="of:=TEXT([$Sheet1.W7];&quot;0.00&quot;)" office:value-type="string" office:string-value="0.00" calcext:value-type="string">
            <text:p>0.00</text:p>
          </table:table-cell>
          <table:table-cell table:style-name="ce82" table:formula="of:=TEXT([$Sheet1.X7];&quot;0.00&quot;)" office:value-type="string" office:string-value="0.00" calcext:value-type="string">
            <text:p>0.00</text:p>
          </table:table-cell>
          <table:table-cell table:style-name="ce82" table:formula="of:=TEXT([$Sheet1.Y7];&quot;0.00&quot;)" office:value-type="string" office:string-value="0.00" calcext:value-type="string">
            <text:p>0.00</text:p>
          </table:table-cell>
          <table:table-cell table:style-name="ce82" table:formula="of:=TEXT([$Sheet1.Z7];&quot;0.00&quot;)" office:value-type="string" office:string-value="0.00" calcext:value-type="string">
            <text:p>0.00</text:p>
          </table:table-cell>
          <table:table-cell table:style-name="ce82" table:formula="of:=TEXT([$Sheet1.AA7];&quot;0.00&quot;)" office:value-type="string" office:string-value="0.00" calcext:value-type="string">
            <text:p>0.00</text:p>
          </table:table-cell>
          <table:table-cell table:style-name="ce82" table:formula="of:=TEXT([$Sheet1.AB7];&quot;0.00&quot;)" office:value-type="string" office:string-value="0.00" calcext:value-type="string">
            <text:p>0.00</text:p>
          </table:table-cell>
          <table:table-cell table:style-name="ce82" table:formula="of:=TEXT([$Sheet1.AC7];&quot;0.00&quot;)" office:value-type="string" office:string-value="0.00" calcext:value-type="string">
            <text:p>0.00</text:p>
          </table:table-cell>
          <table:table-cell table:style-name="ce82" table:formula="of:=TEXT([$Sheet1.AD7];&quot;0.00&quot;)" office:value-type="string" office:string-value="0.00" calcext:value-type="string">
            <text:p>0.00</text:p>
          </table:table-cell>
          <table:table-cell table:style-name="ce82" table:formula="of:=TEXT([$Sheet1.AE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8];&quot;0.00&quot;)" office:value-type="string" office:string-value="0.10" calcext:value-type="string">
            <text:p>0.10</text:p>
          </table:table-cell>
          <table:table-cell table:style-name="ce82" table:formula="of:=TEXT([$Sheet1.E8];&quot;0.00&quot;)" office:value-type="string" office:string-value="0.00" calcext:value-type="string">
            <text:p>0.00</text:p>
          </table:table-cell>
          <table:table-cell table:style-name="ce82" table:formula="of:=TEXT([$Sheet1.F8];&quot;0.00&quot;)" office:value-type="string" office:string-value="1.00" calcext:value-type="string">
            <text:p>1.00</text:p>
          </table:table-cell>
          <table:table-cell table:style-name="ce82" table:formula="of:=TEXT([$Sheet1.G8];&quot;0.00&quot;)" office:value-type="string" office:string-value="0.00" calcext:value-type="string">
            <text:p>0.00</text:p>
          </table:table-cell>
          <table:table-cell table:style-name="ce82" table:formula="of:=TEXT([$Sheet1.H8];&quot;0.00&quot;)" office:value-type="string" office:string-value="0.10" calcext:value-type="string">
            <text:p>0.10</text:p>
          </table:table-cell>
          <table:table-cell table:style-name="ce82" table:formula="of:=TEXT([$Sheet1.I8];&quot;0.00&quot;)" office:value-type="string" office:string-value="0.00" calcext:value-type="string">
            <text:p>0.00</text:p>
          </table:table-cell>
          <table:table-cell table:style-name="ce82" table:formula="of:=TEXT([$Sheet1.J8];&quot;0.00&quot;)" office:value-type="string" office:string-value="0.00" calcext:value-type="string">
            <text:p>0.00</text:p>
          </table:table-cell>
          <table:table-cell table:style-name="ce82" table:formula="of:=TEXT([$Sheet1.K8];&quot;0.00&quot;)" office:value-type="string" office:string-value="0.00" calcext:value-type="string">
            <text:p>0.00</text:p>
          </table:table-cell>
          <table:table-cell table:style-name="ce82" table:formula="of:=TEXT([$Sheet1.L8];&quot;0.00&quot;)" office:value-type="string" office:string-value="3.00" calcext:value-type="string">
            <text:p>3.00</text:p>
          </table:table-cell>
          <table:table-cell table:style-name="ce82" table:formula="of:=TEXT([$Sheet1.M8];&quot;0.00&quot;)" office:value-type="string" office:string-value="0.00" calcext:value-type="string">
            <text:p>0.00</text:p>
          </table:table-cell>
          <table:table-cell table:style-name="ce82" table:formula="of:=TEXT([$Sheet1.N8];&quot;0.00&quot;)" office:value-type="string" office:string-value="0.00" calcext:value-type="string">
            <text:p>0.00</text:p>
          </table:table-cell>
          <table:table-cell table:style-name="ce82" table:formula="of:=TEXT([$Sheet1.O8];&quot;0.00&quot;)" office:value-type="string" office:string-value="0.00" calcext:value-type="string">
            <text:p>0.00</text:p>
          </table:table-cell>
          <table:table-cell table:style-name="ce82" table:formula="of:=TEXT([$Sheet1.P8];&quot;0.00&quot;)" office:value-type="string" office:string-value="0.00" calcext:value-type="string">
            <text:p>0.00</text:p>
          </table:table-cell>
          <table:table-cell table:style-name="ce82" table:formula="of:=TEXT([$Sheet1.Q8];&quot;0.00&quot;)" office:value-type="string" office:string-value="0.00" calcext:value-type="string">
            <text:p>0.00</text:p>
          </table:table-cell>
          <table:table-cell table:style-name="ce82" table:formula="of:=TEXT([$Sheet1.R8];&quot;0.00&quot;)" office:value-type="string" office:string-value="0.00" calcext:value-type="string">
            <text:p>0.00</text:p>
          </table:table-cell>
          <table:table-cell table:style-name="ce82" table:formula="of:=TEXT([$Sheet1.S8];&quot;0.00&quot;)" office:value-type="string" office:string-value="0.00" calcext:value-type="string">
            <text:p>0.00</text:p>
          </table:table-cell>
          <table:table-cell table:style-name="ce82" table:formula="of:=TEXT([$Sheet1.T8];&quot;0.00&quot;)" office:value-type="string" office:string-value="0.00" calcext:value-type="string">
            <text:p>0.00</text:p>
          </table:table-cell>
          <table:table-cell table:style-name="ce82" table:formula="of:=TEXT([$Sheet1.U8];&quot;0.00&quot;)" office:value-type="string" office:string-value="0.00" calcext:value-type="string">
            <text:p>0.00</text:p>
          </table:table-cell>
          <table:table-cell table:style-name="ce82" table:formula="of:=TEXT([$Sheet1.V8];&quot;0.00&quot;)" office:value-type="string" office:string-value="0.00" calcext:value-type="string">
            <text:p>0.00</text:p>
          </table:table-cell>
          <table:table-cell table:style-name="ce82" table:formula="of:=TEXT([$Sheet1.W8];&quot;0.00&quot;)" office:value-type="string" office:string-value="0.00" calcext:value-type="string">
            <text:p>0.00</text:p>
          </table:table-cell>
          <table:table-cell table:style-name="ce82" table:formula="of:=TEXT([$Sheet1.X8];&quot;0.00&quot;)" office:value-type="string" office:string-value="3.00" calcext:value-type="string">
            <text:p>3.00</text:p>
          </table:table-cell>
          <table:table-cell table:style-name="ce82" table:formula="of:=TEXT([$Sheet1.Y8];&quot;0.00&quot;)" office:value-type="string" office:string-value="0.00" calcext:value-type="string">
            <text:p>0.00</text:p>
          </table:table-cell>
          <table:table-cell table:style-name="ce82" table:formula="of:=TEXT([$Sheet1.Z8];&quot;0.00&quot;)" office:value-type="string" office:string-value="0.00" calcext:value-type="string">
            <text:p>0.00</text:p>
          </table:table-cell>
          <table:table-cell table:style-name="ce82" table:formula="of:=TEXT([$Sheet1.AA8];&quot;0.00&quot;)" office:value-type="string" office:string-value="0.00" calcext:value-type="string">
            <text:p>0.00</text:p>
          </table:table-cell>
          <table:table-cell table:style-name="ce82" table:formula="of:=TEXT([$Sheet1.AB8];&quot;0.00&quot;)" office:value-type="string" office:string-value="0.00" calcext:value-type="string">
            <text:p>0.00</text:p>
          </table:table-cell>
          <table:table-cell table:style-name="ce82" table:formula="of:=TEXT([$Sheet1.AC8];&quot;0.00&quot;)" office:value-type="string" office:string-value="1.00" calcext:value-type="string">
            <text:p>1.00</text:p>
          </table:table-cell>
          <table:table-cell table:style-name="ce82" table:formula="of:=TEXT([$Sheet1.AD8];&quot;0.00&quot;)" office:value-type="string" office:string-value="1.00" calcext:value-type="string">
            <text:p>1.00</text:p>
          </table:table-cell>
          <table:table-cell table:style-name="ce82" table:formula="of:=TEXT([$Sheet1.AE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9];&quot;0.00&quot;)" office:value-type="string" office:string-value="0.00" calcext:value-type="string">
            <text:p>0.00</text:p>
          </table:table-cell>
          <table:table-cell table:style-name="ce82" table:formula="of:=TEXT([$Sheet1.E9];&quot;0.00&quot;)" office:value-type="string" office:string-value="0.10" calcext:value-type="string">
            <text:p>0.10</text:p>
          </table:table-cell>
          <table:table-cell table:style-name="ce82" table:formula="of:=TEXT([$Sheet1.F9];&quot;0.00&quot;)" office:value-type="string" office:string-value="0.00" calcext:value-type="string">
            <text:p>0.00</text:p>
          </table:table-cell>
          <table:table-cell table:style-name="ce82" table:formula="of:=TEXT([$Sheet1.G9];&quot;0.00&quot;)" office:value-type="string" office:string-value="1.00" calcext:value-type="string">
            <text:p>1.00</text:p>
          </table:table-cell>
          <table:table-cell table:style-name="ce82" table:formula="of:=TEXT([$Sheet1.H9];&quot;0.00&quot;)" office:value-type="string" office:string-value="0.00" calcext:value-type="string">
            <text:p>0.00</text:p>
          </table:table-cell>
          <table:table-cell table:style-name="ce82" table:formula="of:=TEXT([$Sheet1.I9];&quot;0.00&quot;)" office:value-type="string" office:string-value="0.20" calcext:value-type="string">
            <text:p>0.20</text:p>
          </table:table-cell>
          <table:table-cell table:style-name="ce82" table:formula="of:=TEXT([$Sheet1.J9];&quot;0.00&quot;)" office:value-type="string" office:string-value="5.00" calcext:value-type="string">
            <text:p>5.00</text:p>
          </table:table-cell>
          <table:table-cell table:style-name="ce82" table:formula="of:=TEXT([$Sheet1.K9];&quot;0.00&quot;)" office:value-type="string" office:string-value="0.00" calcext:value-type="string">
            <text:p>0.00</text:p>
          </table:table-cell>
          <table:table-cell table:style-name="ce82" table:formula="of:=TEXT([$Sheet1.L9];&quot;0.00&quot;)" office:value-type="string" office:string-value="0.00" calcext:value-type="string">
            <text:p>0.00</text:p>
          </table:table-cell>
          <table:table-cell table:style-name="ce82" table:formula="of:=TEXT([$Sheet1.M9];&quot;0.00&quot;)" office:value-type="string" office:string-value="1.00" calcext:value-type="string">
            <text:p>1.00</text:p>
          </table:table-cell>
          <table:table-cell table:style-name="ce82" table:formula="of:=TEXT([$Sheet1.N9];&quot;0.00&quot;)" office:value-type="string" office:string-value="0.00" calcext:value-type="string">
            <text:p>0.00</text:p>
          </table:table-cell>
          <table:table-cell table:style-name="ce82" table:formula="of:=TEXT([$Sheet1.O9];&quot;0.00&quot;)" office:value-type="string" office:string-value="1.00" calcext:value-type="string">
            <text:p>1.00</text:p>
          </table:table-cell>
          <table:table-cell table:style-name="ce82" table:formula="of:=TEXT([$Sheet1.P9];&quot;0.00&quot;)" office:value-type="string" office:string-value="5.00" calcext:value-type="string">
            <text:p>5.00</text:p>
          </table:table-cell>
          <table:table-cell table:style-name="ce82" table:formula="of:=TEXT([$Sheet1.Q9];&quot;0.00&quot;)" office:value-type="string" office:string-value="0.00" calcext:value-type="string">
            <text:p>0.00</text:p>
          </table:table-cell>
          <table:table-cell table:style-name="ce82" table:formula="of:=TEXT([$Sheet1.R9];&quot;0.00&quot;)" office:value-type="string" office:string-value="0.00" calcext:value-type="string">
            <text:p>0.00</text:p>
          </table:table-cell>
          <table:table-cell table:style-name="ce82" table:formula="of:=TEXT([$Sheet1.S9];&quot;0.00&quot;)" office:value-type="string" office:string-value="1.00" calcext:value-type="string">
            <text:p>1.00</text:p>
          </table:table-cell>
          <table:table-cell table:style-name="ce82" table:formula="of:=TEXT([$Sheet1.T9];&quot;0.00&quot;)" office:value-type="string" office:string-value="0.00" calcext:value-type="string">
            <text:p>0.00</text:p>
          </table:table-cell>
          <table:table-cell table:style-name="ce82" table:formula="of:=TEXT([$Sheet1.U9];&quot;0.00&quot;)" office:value-type="string" office:string-value="4.00" calcext:value-type="string">
            <text:p>4.00</text:p>
          </table:table-cell>
          <table:table-cell table:style-name="ce82" table:formula="of:=TEXT([$Sheet1.V9];&quot;0.00&quot;)" office:value-type="string" office:string-value="0.00" calcext:value-type="string">
            <text:p>0.00</text:p>
          </table:table-cell>
          <table:table-cell table:style-name="ce82" table:formula="of:=TEXT([$Sheet1.W9];&quot;0.00&quot;)" office:value-type="string" office:string-value="5.00" calcext:value-type="string">
            <text:p>5.00</text:p>
          </table:table-cell>
          <table:table-cell table:style-name="ce82" table:formula="of:=TEXT([$Sheet1.X9];&quot;0.00&quot;)" office:value-type="string" office:string-value="0.00" calcext:value-type="string">
            <text:p>0.00</text:p>
          </table:table-cell>
          <table:table-cell table:style-name="ce82" table:formula="of:=TEXT([$Sheet1.Y9];&quot;0.00&quot;)" office:value-type="string" office:string-value="0.00" calcext:value-type="string">
            <text:p>0.00</text:p>
          </table:table-cell>
          <table:table-cell table:style-name="ce82" table:formula="of:=TEXT([$Sheet1.Z9];&quot;0.00&quot;)" office:value-type="string" office:string-value="0.00" calcext:value-type="string">
            <text:p>0.00</text:p>
          </table:table-cell>
          <table:table-cell table:style-name="ce82" table:formula="of:=TEXT([$Sheet1.AA9];&quot;0.00&quot;)" office:value-type="string" office:string-value="0.00" calcext:value-type="string">
            <text:p>0.00</text:p>
          </table:table-cell>
          <table:table-cell table:style-name="ce82" table:formula="of:=TEXT([$Sheet1.AB9];&quot;0.00&quot;)" office:value-type="string" office:string-value="0.00" calcext:value-type="string">
            <text:p>0.00</text:p>
          </table:table-cell>
          <table:table-cell table:style-name="ce82" table:formula="of:=TEXT([$Sheet1.AC9];&quot;0.00&quot;)" office:value-type="string" office:string-value="0.00" calcext:value-type="string">
            <text:p>0.00</text:p>
          </table:table-cell>
          <table:table-cell table:style-name="ce82" table:formula="of:=TEXT([$Sheet1.AD9];&quot;0.00&quot;)" office:value-type="string" office:string-value="0.00" calcext:value-type="string">
            <text:p>0.00</text:p>
          </table:table-cell>
          <table:table-cell table:style-name="ce82" table:formula="of:=TEXT([$Sheet1.AE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0];&quot;0.00&quot;)" office:value-type="string" office:string-value="0.00" calcext:value-type="string">
            <text:p>0.00</text:p>
          </table:table-cell>
          <table:table-cell table:style-name="ce82" table:formula="of:=TEXT([$Sheet1.E10];&quot;0.00&quot;)" office:value-type="string" office:string-value="0.00" calcext:value-type="string">
            <text:p>0.00</text:p>
          </table:table-cell>
          <table:table-cell table:style-name="ce82" table:formula="of:=TEXT([$Sheet1.F10];&quot;0.00&quot;)" office:value-type="string" office:string-value="0.00" calcext:value-type="string">
            <text:p>0.00</text:p>
          </table:table-cell>
          <table:table-cell table:style-name="ce82" table:formula="of:=TEXT([$Sheet1.G10];&quot;0.00&quot;)" office:value-type="string" office:string-value="0.00" calcext:value-type="string">
            <text:p>0.00</text:p>
          </table:table-cell>
          <table:table-cell table:style-name="ce82" table:formula="of:=TEXT([$Sheet1.H10];&quot;0.00&quot;)" office:value-type="string" office:string-value="0.00" calcext:value-type="string">
            <text:p>0.00</text:p>
          </table:table-cell>
          <table:table-cell table:style-name="ce82" table:formula="of:=TEXT([$Sheet1.I10];&quot;0.00&quot;)" office:value-type="string" office:string-value="0.00" calcext:value-type="string">
            <text:p>0.00</text:p>
          </table:table-cell>
          <table:table-cell table:style-name="ce82" table:formula="of:=TEXT([$Sheet1.J10];&quot;0.00&quot;)" office:value-type="string" office:string-value="0.00" calcext:value-type="string">
            <text:p>0.00</text:p>
          </table:table-cell>
          <table:table-cell table:style-name="ce82" table:formula="of:=TEXT([$Sheet1.K10];&quot;0.00&quot;)" office:value-type="string" office:string-value="0.00" calcext:value-type="string">
            <text:p>0.00</text:p>
          </table:table-cell>
          <table:table-cell table:style-name="ce82" table:formula="of:=TEXT([$Sheet1.L10];&quot;0.00&quot;)" office:value-type="string" office:string-value="0.00" calcext:value-type="string">
            <text:p>0.00</text:p>
          </table:table-cell>
          <table:table-cell table:style-name="ce82" table:formula="of:=TEXT([$Sheet1.M10];&quot;0.00&quot;)" office:value-type="string" office:string-value="0.00" calcext:value-type="string">
            <text:p>0.00</text:p>
          </table:table-cell>
          <table:table-cell table:style-name="ce82" table:formula="of:=TEXT([$Sheet1.N10];&quot;0.00&quot;)" office:value-type="string" office:string-value="0.00" calcext:value-type="string">
            <text:p>0.00</text:p>
          </table:table-cell>
          <table:table-cell table:style-name="ce82" table:formula="of:=TEXT([$Sheet1.O10];&quot;0.00&quot;)" office:value-type="string" office:string-value="0.00" calcext:value-type="string">
            <text:p>0.00</text:p>
          </table:table-cell>
          <table:table-cell table:style-name="ce82" table:formula="of:=TEXT([$Sheet1.P10];&quot;0.00&quot;)" office:value-type="string" office:string-value="0.00" calcext:value-type="string">
            <text:p>0.00</text:p>
          </table:table-cell>
          <table:table-cell table:style-name="ce82" table:formula="of:=TEXT([$Sheet1.Q10];&quot;0.00&quot;)" office:value-type="string" office:string-value="0.00" calcext:value-type="string">
            <text:p>0.00</text:p>
          </table:table-cell>
          <table:table-cell table:style-name="ce82" table:formula="of:=TEXT([$Sheet1.R10];&quot;0.00&quot;)" office:value-type="string" office:string-value="0.00" calcext:value-type="string">
            <text:p>0.00</text:p>
          </table:table-cell>
          <table:table-cell table:style-name="ce82" table:formula="of:=TEXT([$Sheet1.S10];&quot;0.00&quot;)" office:value-type="string" office:string-value="0.00" calcext:value-type="string">
            <text:p>0.00</text:p>
          </table:table-cell>
          <table:table-cell table:style-name="ce82" table:formula="of:=TEXT([$Sheet1.T10];&quot;0.00&quot;)" office:value-type="string" office:string-value="0.00" calcext:value-type="string">
            <text:p>0.00</text:p>
          </table:table-cell>
          <table:table-cell table:style-name="ce82" table:formula="of:=TEXT([$Sheet1.U10];&quot;0.00&quot;)" office:value-type="string" office:string-value="0.00" calcext:value-type="string">
            <text:p>0.00</text:p>
          </table:table-cell>
          <table:table-cell table:style-name="ce82" table:formula="of:=TEXT([$Sheet1.V10];&quot;0.00&quot;)" office:value-type="string" office:string-value="0.00" calcext:value-type="string">
            <text:p>0.00</text:p>
          </table:table-cell>
          <table:table-cell table:style-name="ce82" table:formula="of:=TEXT([$Sheet1.W10];&quot;0.00&quot;)" office:value-type="string" office:string-value="0.00" calcext:value-type="string">
            <text:p>0.00</text:p>
          </table:table-cell>
          <table:table-cell table:style-name="ce82" table:formula="of:=TEXT([$Sheet1.X10];&quot;0.00&quot;)" office:value-type="string" office:string-value="0.00" calcext:value-type="string">
            <text:p>0.00</text:p>
          </table:table-cell>
          <table:table-cell table:style-name="ce82" table:formula="of:=TEXT([$Sheet1.Y10];&quot;0.00&quot;)" office:value-type="string" office:string-value="0.00" calcext:value-type="string">
            <text:p>0.00</text:p>
          </table:table-cell>
          <table:table-cell table:style-name="ce82" table:formula="of:=TEXT([$Sheet1.Z10];&quot;0.00&quot;)" office:value-type="string" office:string-value="0.00" calcext:value-type="string">
            <text:p>0.00</text:p>
          </table:table-cell>
          <table:table-cell table:style-name="ce82" table:formula="of:=TEXT([$Sheet1.AA10];&quot;0.00&quot;)" office:value-type="string" office:string-value="0.00" calcext:value-type="string">
            <text:p>0.00</text:p>
          </table:table-cell>
          <table:table-cell table:style-name="ce82" table:formula="of:=TEXT([$Sheet1.AB10];&quot;0.00&quot;)" office:value-type="string" office:string-value="0.00" calcext:value-type="string">
            <text:p>0.00</text:p>
          </table:table-cell>
          <table:table-cell table:style-name="ce82" table:formula="of:=TEXT([$Sheet1.AC10];&quot;0.00&quot;)" office:value-type="string" office:string-value="0.00" calcext:value-type="string">
            <text:p>0.00</text:p>
          </table:table-cell>
          <table:table-cell table:style-name="ce82" table:formula="of:=TEXT([$Sheet1.AD10];&quot;0.00&quot;)" office:value-type="string" office:string-value="0.00" calcext:value-type="string">
            <text:p>0.00</text:p>
          </table:table-cell>
          <table:table-cell table:style-name="ce82" table:formula="of:=TEXT([$Sheet1.AE10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1];&quot;0.00&quot;)" office:value-type="string" office:string-value="0.00" calcext:value-type="string">
            <text:p>0.00</text:p>
          </table:table-cell>
          <table:table-cell table:style-name="ce82" table:formula="of:=TEXT([$Sheet1.E11];&quot;0.00&quot;)" office:value-type="string" office:string-value="0.00" calcext:value-type="string">
            <text:p>0.00</text:p>
          </table:table-cell>
          <table:table-cell table:style-name="ce82" table:formula="of:=TEXT([$Sheet1.F11];&quot;0.00&quot;)" office:value-type="string" office:string-value="0.00" calcext:value-type="string">
            <text:p>0.00</text:p>
          </table:table-cell>
          <table:table-cell table:style-name="ce82" table:formula="of:=TEXT([$Sheet1.G11];&quot;0.00&quot;)" office:value-type="string" office:string-value="0.00" calcext:value-type="string">
            <text:p>0.00</text:p>
          </table:table-cell>
          <table:table-cell table:style-name="ce82" table:formula="of:=TEXT([$Sheet1.H11];&quot;0.00&quot;)" office:value-type="string" office:string-value="0.00" calcext:value-type="string">
            <text:p>0.00</text:p>
          </table:table-cell>
          <table:table-cell table:style-name="ce82" table:formula="of:=TEXT([$Sheet1.I11];&quot;0.00&quot;)" office:value-type="string" office:string-value="0.25" calcext:value-type="string">
            <text:p>0.25</text:p>
          </table:table-cell>
          <table:table-cell table:style-name="ce82" table:formula="of:=TEXT([$Sheet1.J11];&quot;0.00&quot;)" office:value-type="string" office:string-value="0.00" calcext:value-type="string">
            <text:p>0.00</text:p>
          </table:table-cell>
          <table:table-cell table:style-name="ce82" table:formula="of:=TEXT([$Sheet1.K11];&quot;0.00&quot;)" office:value-type="string" office:string-value="0.40" calcext:value-type="string">
            <text:p>0.40</text:p>
          </table:table-cell>
          <table:table-cell table:style-name="ce82" table:formula="of:=TEXT([$Sheet1.L11];&quot;0.00&quot;)" office:value-type="string" office:string-value="0.00" calcext:value-type="string">
            <text:p>0.00</text:p>
          </table:table-cell>
          <table:table-cell table:style-name="ce82" table:formula="of:=TEXT([$Sheet1.M11];&quot;0.00&quot;)" office:value-type="string" office:string-value="2.00" calcext:value-type="string">
            <text:p>2.00</text:p>
          </table:table-cell>
          <table:table-cell table:style-name="ce82" table:formula="of:=TEXT([$Sheet1.N11];&quot;0.00&quot;)" office:value-type="string" office:string-value="2.00" calcext:value-type="string">
            <text:p>2.00</text:p>
          </table:table-cell>
          <table:table-cell table:style-name="ce82" table:formula="of:=TEXT([$Sheet1.O11];&quot;0.00&quot;)" office:value-type="string" office:string-value="2.00" calcext:value-type="string">
            <text:p>2.00</text:p>
          </table:table-cell>
          <table:table-cell table:style-name="ce82" table:formula="of:=TEXT([$Sheet1.P11];&quot;0.00&quot;)" office:value-type="string" office:string-value="0.00" calcext:value-type="string">
            <text:p>0.00</text:p>
          </table:table-cell>
          <table:table-cell table:style-name="ce82" table:formula="of:=TEXT([$Sheet1.Q11];&quot;0.00&quot;)" office:value-type="string" office:string-value="0.00" calcext:value-type="string">
            <text:p>0.00</text:p>
          </table:table-cell>
          <table:table-cell table:style-name="ce82" table:formula="of:=TEXT([$Sheet1.R11];&quot;0.00&quot;)" office:value-type="string" office:string-value="0.00" calcext:value-type="string">
            <text:p>0.00</text:p>
          </table:table-cell>
          <table:table-cell table:style-name="ce82" table:formula="of:=TEXT([$Sheet1.S11];&quot;0.00&quot;)" office:value-type="string" office:string-value="0.00" calcext:value-type="string">
            <text:p>0.00</text:p>
          </table:table-cell>
          <table:table-cell table:style-name="ce82" table:formula="of:=TEXT([$Sheet1.T11];&quot;0.00&quot;)" office:value-type="string" office:string-value="0.00" calcext:value-type="string">
            <text:p>0.00</text:p>
          </table:table-cell>
          <table:table-cell table:style-name="ce82" table:formula="of:=TEXT([$Sheet1.U11];&quot;0.00&quot;)" office:value-type="string" office:string-value="0.00" calcext:value-type="string">
            <text:p>0.00</text:p>
          </table:table-cell>
          <table:table-cell table:style-name="ce82" table:formula="of:=TEXT([$Sheet1.V11];&quot;0.00&quot;)" office:value-type="string" office:string-value="0.00" calcext:value-type="string">
            <text:p>0.00</text:p>
          </table:table-cell>
          <table:table-cell table:style-name="ce82" table:formula="of:=TEXT([$Sheet1.W11];&quot;0.00&quot;)" office:value-type="string" office:string-value="0.00" calcext:value-type="string">
            <text:p>0.00</text:p>
          </table:table-cell>
          <table:table-cell table:style-name="ce82" table:formula="of:=TEXT([$Sheet1.X11];&quot;0.00&quot;)" office:value-type="string" office:string-value="0.00" calcext:value-type="string">
            <text:p>0.00</text:p>
          </table:table-cell>
          <table:table-cell table:style-name="ce82" table:formula="of:=TEXT([$Sheet1.Y11];&quot;0.00&quot;)" office:value-type="string" office:string-value="0.00" calcext:value-type="string">
            <text:p>0.00</text:p>
          </table:table-cell>
          <table:table-cell table:style-name="ce82" table:formula="of:=TEXT([$Sheet1.Z11];&quot;0.00&quot;)" office:value-type="string" office:string-value="0.00" calcext:value-type="string">
            <text:p>0.00</text:p>
          </table:table-cell>
          <table:table-cell table:style-name="ce82" table:formula="of:=TEXT([$Sheet1.AA11];&quot;0.00&quot;)" office:value-type="string" office:string-value="0.00" calcext:value-type="string">
            <text:p>0.00</text:p>
          </table:table-cell>
          <table:table-cell table:style-name="ce82" table:formula="of:=TEXT([$Sheet1.AB11];&quot;0.00&quot;)" office:value-type="string" office:string-value="0.00" calcext:value-type="string">
            <text:p>0.00</text:p>
          </table:table-cell>
          <table:table-cell table:style-name="ce82" table:formula="of:=TEXT([$Sheet1.AC11];&quot;0.00&quot;)" office:value-type="string" office:string-value="0.00" calcext:value-type="string">
            <text:p>0.00</text:p>
          </table:table-cell>
          <table:table-cell table:style-name="ce82" table:formula="of:=TEXT([$Sheet1.AD11];&quot;0.00&quot;)" office:value-type="string" office:string-value="0.00" calcext:value-type="string">
            <text:p>0.00</text:p>
          </table:table-cell>
          <table:table-cell table:style-name="ce82" table:formula="of:=TEXT([$Sheet1.AE1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2];&quot;0.00&quot;)" office:value-type="string" office:string-value="0.00" calcext:value-type="string">
            <text:p>0.00</text:p>
          </table:table-cell>
          <table:table-cell table:style-name="ce82" table:formula="of:=TEXT([$Sheet1.E12];&quot;0.00&quot;)" office:value-type="string" office:string-value="0.00" calcext:value-type="string">
            <text:p>0.00</text:p>
          </table:table-cell>
          <table:table-cell table:style-name="ce82" table:formula="of:=TEXT([$Sheet1.F12];&quot;0.00&quot;)" office:value-type="string" office:string-value="0.00" calcext:value-type="string">
            <text:p>0.00</text:p>
          </table:table-cell>
          <table:table-cell table:style-name="ce82" table:formula="of:=TEXT([$Sheet1.G12];&quot;0.00&quot;)" office:value-type="string" office:string-value="0.00" calcext:value-type="string">
            <text:p>0.00</text:p>
          </table:table-cell>
          <table:table-cell table:style-name="ce82" table:formula="of:=TEXT([$Sheet1.H12];&quot;0.00&quot;)" office:value-type="string" office:string-value="0.00" calcext:value-type="string">
            <text:p>0.00</text:p>
          </table:table-cell>
          <table:table-cell table:style-name="ce82" table:formula="of:=TEXT([$Sheet1.I12];&quot;0.00&quot;)" office:value-type="string" office:string-value="0.00" calcext:value-type="string">
            <text:p>0.00</text:p>
          </table:table-cell>
          <table:table-cell table:style-name="ce82" table:formula="of:=TEXT([$Sheet1.J12];&quot;0.00&quot;)" office:value-type="string" office:string-value="0.00" calcext:value-type="string">
            <text:p>0.00</text:p>
          </table:table-cell>
          <table:table-cell table:style-name="ce82" table:formula="of:=TEXT([$Sheet1.K12];&quot;0.00&quot;)" office:value-type="string" office:string-value="0.00" calcext:value-type="string">
            <text:p>0.00</text:p>
          </table:table-cell>
          <table:table-cell table:style-name="ce82" table:formula="of:=TEXT([$Sheet1.L12];&quot;0.00&quot;)" office:value-type="string" office:string-value="0.00" calcext:value-type="string">
            <text:p>0.00</text:p>
          </table:table-cell>
          <table:table-cell table:style-name="ce82" table:formula="of:=TEXT([$Sheet1.M12];&quot;0.00&quot;)" office:value-type="string" office:string-value="0.00" calcext:value-type="string">
            <text:p>0.00</text:p>
          </table:table-cell>
          <table:table-cell table:style-name="ce82" table:formula="of:=TEXT([$Sheet1.N12];&quot;0.00&quot;)" office:value-type="string" office:string-value="0.00" calcext:value-type="string">
            <text:p>0.00</text:p>
          </table:table-cell>
          <table:table-cell table:style-name="ce82" table:formula="of:=TEXT([$Sheet1.O12];&quot;0.00&quot;)" office:value-type="string" office:string-value="0.00" calcext:value-type="string">
            <text:p>0.00</text:p>
          </table:table-cell>
          <table:table-cell table:style-name="ce82" table:formula="of:=TEXT([$Sheet1.P12];&quot;0.00&quot;)" office:value-type="string" office:string-value="0.00" calcext:value-type="string">
            <text:p>0.00</text:p>
          </table:table-cell>
          <table:table-cell table:style-name="ce82" table:formula="of:=TEXT([$Sheet1.Q12];&quot;0.00&quot;)" office:value-type="string" office:string-value="0.00" calcext:value-type="string">
            <text:p>0.00</text:p>
          </table:table-cell>
          <table:table-cell table:style-name="ce82" table:formula="of:=TEXT([$Sheet1.R12];&quot;0.00&quot;)" office:value-type="string" office:string-value="0.00" calcext:value-type="string">
            <text:p>0.00</text:p>
          </table:table-cell>
          <table:table-cell table:style-name="ce82" table:formula="of:=TEXT([$Sheet1.S12];&quot;0.00&quot;)" office:value-type="string" office:string-value="0.00" calcext:value-type="string">
            <text:p>0.00</text:p>
          </table:table-cell>
          <table:table-cell table:style-name="ce82" table:formula="of:=TEXT([$Sheet1.T12];&quot;0.00&quot;)" office:value-type="string" office:string-value="0.00" calcext:value-type="string">
            <text:p>0.00</text:p>
          </table:table-cell>
          <table:table-cell table:style-name="ce82" table:formula="of:=TEXT([$Sheet1.U12];&quot;0.00&quot;)" office:value-type="string" office:string-value="0.00" calcext:value-type="string">
            <text:p>0.00</text:p>
          </table:table-cell>
          <table:table-cell table:style-name="ce82" table:formula="of:=TEXT([$Sheet1.V12];&quot;0.00&quot;)" office:value-type="string" office:string-value="0.00" calcext:value-type="string">
            <text:p>0.00</text:p>
          </table:table-cell>
          <table:table-cell table:style-name="ce82" table:formula="of:=TEXT([$Sheet1.W12];&quot;0.00&quot;)" office:value-type="string" office:string-value="0.00" calcext:value-type="string">
            <text:p>0.00</text:p>
          </table:table-cell>
          <table:table-cell table:style-name="ce82" table:formula="of:=TEXT([$Sheet1.X12];&quot;0.00&quot;)" office:value-type="string" office:string-value="0.00" calcext:value-type="string">
            <text:p>0.00</text:p>
          </table:table-cell>
          <table:table-cell table:style-name="ce82" table:formula="of:=TEXT([$Sheet1.Y12];&quot;0.00&quot;)" office:value-type="string" office:string-value="0.00" calcext:value-type="string">
            <text:p>0.00</text:p>
          </table:table-cell>
          <table:table-cell table:style-name="ce82" table:formula="of:=TEXT([$Sheet1.Z12];&quot;0.00&quot;)" office:value-type="string" office:string-value="0.00" calcext:value-type="string">
            <text:p>0.00</text:p>
          </table:table-cell>
          <table:table-cell table:style-name="ce82" table:formula="of:=TEXT([$Sheet1.AA12];&quot;0.00&quot;)" office:value-type="string" office:string-value="0.00" calcext:value-type="string">
            <text:p>0.00</text:p>
          </table:table-cell>
          <table:table-cell table:style-name="ce82" table:formula="of:=TEXT([$Sheet1.AB12];&quot;0.00&quot;)" office:value-type="string" office:string-value="0.00" calcext:value-type="string">
            <text:p>0.00</text:p>
          </table:table-cell>
          <table:table-cell table:style-name="ce82" table:formula="of:=TEXT([$Sheet1.AC12];&quot;0.00&quot;)" office:value-type="string" office:string-value="0.00" calcext:value-type="string">
            <text:p>0.00</text:p>
          </table:table-cell>
          <table:table-cell table:style-name="ce82" table:formula="of:=TEXT([$Sheet1.AD12];&quot;0.00&quot;)" office:value-type="string" office:string-value="0.00" calcext:value-type="string">
            <text:p>0.00</text:p>
          </table:table-cell>
          <table:table-cell table:style-name="ce82" table:formula="of:=TEXT([$Sheet1.AE12];&quot;0.00&quot;)" office:value-type="string" office:string-value="0.20" calcext:value-type="string">
            <text:p>0.20</text:p>
          </table:table-cell>
          <table:table-cell table:number-columns-repeated="3"/>
        </table:table-row>
        <table:table-row table:style-name="ro6">
          <table:table-cell table:style-name="ce82" table:formula="of:=TEXT([$Sheet1.D13];&quot;0.00&quot;)" office:value-type="string" office:string-value="0.00" calcext:value-type="string">
            <text:p>0.00</text:p>
          </table:table-cell>
          <table:table-cell table:style-name="ce82" table:formula="of:=TEXT([$Sheet1.E13];&quot;0.00&quot;)" office:value-type="string" office:string-value="0.00" calcext:value-type="string">
            <text:p>0.00</text:p>
          </table:table-cell>
          <table:table-cell table:style-name="ce82" table:formula="of:=TEXT([$Sheet1.F13];&quot;0.00&quot;)" office:value-type="string" office:string-value="0.00" calcext:value-type="string">
            <text:p>0.00</text:p>
          </table:table-cell>
          <table:table-cell table:style-name="ce82" table:formula="of:=TEXT([$Sheet1.G13];&quot;0.00&quot;)" office:value-type="string" office:string-value="0.00" calcext:value-type="string">
            <text:p>0.00</text:p>
          </table:table-cell>
          <table:table-cell table:style-name="ce82" table:formula="of:=TEXT([$Sheet1.H13];&quot;0.00&quot;)" office:value-type="string" office:string-value="0.00" calcext:value-type="string">
            <text:p>0.00</text:p>
          </table:table-cell>
          <table:table-cell table:style-name="ce82" table:formula="of:=TEXT([$Sheet1.I13];&quot;0.00&quot;)" office:value-type="string" office:string-value="0.15" calcext:value-type="string">
            <text:p>0.15</text:p>
          </table:table-cell>
          <table:table-cell table:style-name="ce82" table:formula="of:=TEXT([$Sheet1.J13];&quot;0.00&quot;)" office:value-type="string" office:string-value="0.00" calcext:value-type="string">
            <text:p>0.00</text:p>
          </table:table-cell>
          <table:table-cell table:style-name="ce82" table:formula="of:=TEXT([$Sheet1.K13];&quot;0.00&quot;)" office:value-type="string" office:string-value="0.00" calcext:value-type="string">
            <text:p>0.00</text:p>
          </table:table-cell>
          <table:table-cell table:style-name="ce82" table:formula="of:=TEXT([$Sheet1.L13];&quot;0.00&quot;)" office:value-type="string" office:string-value="0.00" calcext:value-type="string">
            <text:p>0.00</text:p>
          </table:table-cell>
          <table:table-cell table:style-name="ce82" table:formula="of:=TEXT([$Sheet1.M13];&quot;0.00&quot;)" office:value-type="string" office:string-value="2.00" calcext:value-type="string">
            <text:p>2.00</text:p>
          </table:table-cell>
          <table:table-cell table:style-name="ce82" table:formula="of:=TEXT([$Sheet1.N13];&quot;0.00&quot;)" office:value-type="string" office:string-value="0.00" calcext:value-type="string">
            <text:p>0.00</text:p>
          </table:table-cell>
          <table:table-cell table:style-name="ce82" table:formula="of:=TEXT([$Sheet1.O13];&quot;0.00&quot;)" office:value-type="string" office:string-value="0.00" calcext:value-type="string">
            <text:p>0.00</text:p>
          </table:table-cell>
          <table:table-cell table:style-name="ce82" table:formula="of:=TEXT([$Sheet1.P13];&quot;0.00&quot;)" office:value-type="string" office:string-value="0.00" calcext:value-type="string">
            <text:p>0.00</text:p>
          </table:table-cell>
          <table:table-cell table:style-name="ce82" table:formula="of:=TEXT([$Sheet1.Q13];&quot;0.00&quot;)" office:value-type="string" office:string-value="1.00" calcext:value-type="string">
            <text:p>1.00</text:p>
          </table:table-cell>
          <table:table-cell table:style-name="ce82" table:formula="of:=TEXT([$Sheet1.R13];&quot;0.00&quot;)" office:value-type="string" office:string-value="2.00" calcext:value-type="string">
            <text:p>2.00</text:p>
          </table:table-cell>
          <table:table-cell table:style-name="ce82" table:formula="of:=TEXT([$Sheet1.S13];&quot;0.00&quot;)" office:value-type="string" office:string-value="3.00" calcext:value-type="string">
            <text:p>3.00</text:p>
          </table:table-cell>
          <table:table-cell table:style-name="ce82" table:formula="of:=TEXT([$Sheet1.T13];&quot;0.00&quot;)" office:value-type="string" office:string-value="0.00" calcext:value-type="string">
            <text:p>0.00</text:p>
          </table:table-cell>
          <table:table-cell table:style-name="ce82" table:formula="of:=TEXT([$Sheet1.U13];&quot;0.00&quot;)" office:value-type="string" office:string-value="1.00" calcext:value-type="string">
            <text:p>1.00</text:p>
          </table:table-cell>
          <table:table-cell table:style-name="ce82" table:formula="of:=TEXT([$Sheet1.V13];&quot;0.00&quot;)" office:value-type="string" office:string-value="2.00" calcext:value-type="string">
            <text:p>2.00</text:p>
          </table:table-cell>
          <table:table-cell table:style-name="ce82" table:formula="of:=TEXT([$Sheet1.W13];&quot;0.00&quot;)" office:value-type="string" office:string-value="0.00" calcext:value-type="string">
            <text:p>0.00</text:p>
          </table:table-cell>
          <table:table-cell table:style-name="ce82" table:formula="of:=TEXT([$Sheet1.X13];&quot;0.00&quot;)" office:value-type="string" office:string-value="0.00" calcext:value-type="string">
            <text:p>0.00</text:p>
          </table:table-cell>
          <table:table-cell table:style-name="ce82" table:formula="of:=TEXT([$Sheet1.Y13];&quot;0.00&quot;)" office:value-type="string" office:string-value="0.00" calcext:value-type="string">
            <text:p>0.00</text:p>
          </table:table-cell>
          <table:table-cell table:style-name="ce82" table:formula="of:=TEXT([$Sheet1.Z13];&quot;0.00&quot;)" office:value-type="string" office:string-value="0.00" calcext:value-type="string">
            <text:p>0.00</text:p>
          </table:table-cell>
          <table:table-cell table:style-name="ce82" table:formula="of:=TEXT([$Sheet1.AA13];&quot;0.00&quot;)" office:value-type="string" office:string-value="0.00" calcext:value-type="string">
            <text:p>0.00</text:p>
          </table:table-cell>
          <table:table-cell table:style-name="ce82" table:formula="of:=TEXT([$Sheet1.AB13];&quot;0.00&quot;)" office:value-type="string" office:string-value="0.00" calcext:value-type="string">
            <text:p>0.00</text:p>
          </table:table-cell>
          <table:table-cell table:style-name="ce82" table:formula="of:=TEXT([$Sheet1.AC13];&quot;0.00&quot;)" office:value-type="string" office:string-value="0.00" calcext:value-type="string">
            <text:p>0.00</text:p>
          </table:table-cell>
          <table:table-cell table:style-name="ce82" table:formula="of:=TEXT([$Sheet1.AD13];&quot;0.00&quot;)" office:value-type="string" office:string-value="0.00" calcext:value-type="string">
            <text:p>0.00</text:p>
          </table:table-cell>
          <table:table-cell table:style-name="ce82" table:formula="of:=TEXT([$Sheet1.AE13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4];&quot;0.00&quot;)" office:value-type="string" office:string-value="0.00" calcext:value-type="string">
            <text:p>0.00</text:p>
          </table:table-cell>
          <table:table-cell table:style-name="ce82" table:formula="of:=TEXT([$Sheet1.E14];&quot;0.00&quot;)" office:value-type="string" office:string-value="0.20" calcext:value-type="string">
            <text:p>0.20</text:p>
          </table:table-cell>
          <table:table-cell table:style-name="ce82" table:formula="of:=TEXT([$Sheet1.F14];&quot;0.00&quot;)" office:value-type="string" office:string-value="0.00" calcext:value-type="string">
            <text:p>0.00</text:p>
          </table:table-cell>
          <table:table-cell table:style-name="ce82" table:formula="of:=TEXT([$Sheet1.G14];&quot;0.00&quot;)" office:value-type="string" office:string-value="0.00" calcext:value-type="string">
            <text:p>0.00</text:p>
          </table:table-cell>
          <table:table-cell table:style-name="ce82" table:formula="of:=TEXT([$Sheet1.H14];&quot;0.00&quot;)" office:value-type="string" office:string-value="0.00" calcext:value-type="string">
            <text:p>0.00</text:p>
          </table:table-cell>
          <table:table-cell table:style-name="ce82" table:formula="of:=TEXT([$Sheet1.I14];&quot;0.00&quot;)" office:value-type="string" office:string-value="0.00" calcext:value-type="string">
            <text:p>0.00</text:p>
          </table:table-cell>
          <table:table-cell table:style-name="ce82" table:formula="of:=TEXT([$Sheet1.J14];&quot;0.00&quot;)" office:value-type="string" office:string-value="0.00" calcext:value-type="string">
            <text:p>0.00</text:p>
          </table:table-cell>
          <table:table-cell table:style-name="ce82" table:formula="of:=TEXT([$Sheet1.K14];&quot;0.00&quot;)" office:value-type="string" office:string-value="0.10" calcext:value-type="string">
            <text:p>0.10</text:p>
          </table:table-cell>
          <table:table-cell table:style-name="ce82" table:formula="of:=TEXT([$Sheet1.L14];&quot;0.00&quot;)" office:value-type="string" office:string-value="0.00" calcext:value-type="string">
            <text:p>0.00</text:p>
          </table:table-cell>
          <table:table-cell table:style-name="ce82" table:formula="of:=TEXT([$Sheet1.M14];&quot;0.00&quot;)" office:value-type="string" office:string-value="0.00" calcext:value-type="string">
            <text:p>0.00</text:p>
          </table:table-cell>
          <table:table-cell table:style-name="ce82" table:formula="of:=TEXT([$Sheet1.N14];&quot;0.00&quot;)" office:value-type="string" office:string-value="0.00" calcext:value-type="string">
            <text:p>0.00</text:p>
          </table:table-cell>
          <table:table-cell table:style-name="ce82" table:formula="of:=TEXT([$Sheet1.O14];&quot;0.00&quot;)" office:value-type="string" office:string-value="0.00" calcext:value-type="string">
            <text:p>0.00</text:p>
          </table:table-cell>
          <table:table-cell table:style-name="ce82" table:formula="of:=TEXT([$Sheet1.P14];&quot;0.00&quot;)" office:value-type="string" office:string-value="0.00" calcext:value-type="string">
            <text:p>0.00</text:p>
          </table:table-cell>
          <table:table-cell table:style-name="ce82" table:formula="of:=TEXT([$Sheet1.Q14];&quot;0.00&quot;)" office:value-type="string" office:string-value="4.00" calcext:value-type="string">
            <text:p>4.00</text:p>
          </table:table-cell>
          <table:table-cell table:style-name="ce82" table:formula="of:=TEXT([$Sheet1.R14];&quot;0.00&quot;)" office:value-type="string" office:string-value="2.00" calcext:value-type="string">
            <text:p>2.00</text:p>
          </table:table-cell>
          <table:table-cell table:style-name="ce82" table:formula="of:=TEXT([$Sheet1.S14];&quot;0.00&quot;)" office:value-type="string" office:string-value="2.00" calcext:value-type="string">
            <text:p>2.00</text:p>
          </table:table-cell>
          <table:table-cell table:style-name="ce82" table:formula="of:=TEXT([$Sheet1.T14];&quot;0.00&quot;)" office:value-type="string" office:string-value="1.00" calcext:value-type="string">
            <text:p>1.00</text:p>
          </table:table-cell>
          <table:table-cell table:style-name="ce82" table:formula="of:=TEXT([$Sheet1.U14];&quot;0.00&quot;)" office:value-type="string" office:string-value="0.00" calcext:value-type="string">
            <text:p>0.00</text:p>
          </table:table-cell>
          <table:table-cell table:style-name="ce82" table:formula="of:=TEXT([$Sheet1.V14];&quot;0.00&quot;)" office:value-type="string" office:string-value="2.00" calcext:value-type="string">
            <text:p>2.00</text:p>
          </table:table-cell>
          <table:table-cell table:style-name="ce82" table:formula="of:=TEXT([$Sheet1.W14];&quot;0.00&quot;)" office:value-type="string" office:string-value="0.00" calcext:value-type="string">
            <text:p>0.00</text:p>
          </table:table-cell>
          <table:table-cell table:style-name="ce82" table:formula="of:=TEXT([$Sheet1.X14];&quot;0.00&quot;)" office:value-type="string" office:string-value="0.00" calcext:value-type="string">
            <text:p>0.00</text:p>
          </table:table-cell>
          <table:table-cell table:style-name="ce82" table:formula="of:=TEXT([$Sheet1.Y14];&quot;0.00&quot;)" office:value-type="string" office:string-value="0.00" calcext:value-type="string">
            <text:p>0.00</text:p>
          </table:table-cell>
          <table:table-cell table:style-name="ce82" table:formula="of:=TEXT([$Sheet1.Z14];&quot;0.00&quot;)" office:value-type="string" office:string-value="0.00" calcext:value-type="string">
            <text:p>0.00</text:p>
          </table:table-cell>
          <table:table-cell table:style-name="ce82" table:formula="of:=TEXT([$Sheet1.AA14];&quot;0.00&quot;)" office:value-type="string" office:string-value="0.00" calcext:value-type="string">
            <text:p>0.00</text:p>
          </table:table-cell>
          <table:table-cell table:style-name="ce82" table:formula="of:=TEXT([$Sheet1.AB14];&quot;0.00&quot;)" office:value-type="string" office:string-value="0.00" calcext:value-type="string">
            <text:p>0.00</text:p>
          </table:table-cell>
          <table:table-cell table:style-name="ce82" table:formula="of:=TEXT([$Sheet1.AC14];&quot;0.00&quot;)" office:value-type="string" office:string-value="0.00" calcext:value-type="string">
            <text:p>0.00</text:p>
          </table:table-cell>
          <table:table-cell table:style-name="ce82" table:formula="of:=TEXT([$Sheet1.AD14];&quot;0.00&quot;)" office:value-type="string" office:string-value="0.00" calcext:value-type="string">
            <text:p>0.00</text:p>
          </table:table-cell>
          <table:table-cell table:style-name="ce82" table:formula="of:=TEXT([$Sheet1.AE1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5];&quot;0.00&quot;)" office:value-type="string" office:string-value="0.00" calcext:value-type="string">
            <text:p>0.00</text:p>
          </table:table-cell>
          <table:table-cell table:style-name="ce82" table:formula="of:=TEXT([$Sheet1.E15];&quot;0.00&quot;)" office:value-type="string" office:string-value="0.10" calcext:value-type="string">
            <text:p>0.10</text:p>
          </table:table-cell>
          <table:table-cell table:style-name="ce82" table:formula="of:=TEXT([$Sheet1.F15];&quot;0.00&quot;)" office:value-type="string" office:string-value="0.00" calcext:value-type="string">
            <text:p>0.00</text:p>
          </table:table-cell>
          <table:table-cell table:style-name="ce82" table:formula="of:=TEXT([$Sheet1.G15];&quot;0.00&quot;)" office:value-type="string" office:string-value="0.00" calcext:value-type="string">
            <text:p>0.00</text:p>
          </table:table-cell>
          <table:table-cell table:style-name="ce82" table:formula="of:=TEXT([$Sheet1.H15];&quot;0.00&quot;)" office:value-type="string" office:string-value="0.00" calcext:value-type="string">
            <text:p>0.00</text:p>
          </table:table-cell>
          <table:table-cell table:style-name="ce82" table:formula="of:=TEXT([$Sheet1.I15];&quot;0.00&quot;)" office:value-type="string" office:string-value="0.15" calcext:value-type="string">
            <text:p>0.15</text:p>
          </table:table-cell>
          <table:table-cell table:style-name="ce82" table:formula="of:=TEXT([$Sheet1.J15];&quot;0.00&quot;)" office:value-type="string" office:string-value="0.00" calcext:value-type="string">
            <text:p>0.00</text:p>
          </table:table-cell>
          <table:table-cell table:style-name="ce82" table:formula="of:=TEXT([$Sheet1.K15];&quot;0.00&quot;)" office:value-type="string" office:string-value="0.20" calcext:value-type="string">
            <text:p>0.20</text:p>
          </table:table-cell>
          <table:table-cell table:style-name="ce82" table:formula="of:=TEXT([$Sheet1.L15];&quot;0.00&quot;)" office:value-type="string" office:string-value="1.00" calcext:value-type="string">
            <text:p>1.00</text:p>
          </table:table-cell>
          <table:table-cell table:style-name="ce82" table:formula="of:=TEXT([$Sheet1.M15];&quot;0.00&quot;)" office:value-type="string" office:string-value="2.00" calcext:value-type="string">
            <text:p>2.00</text:p>
          </table:table-cell>
          <table:table-cell table:style-name="ce82" table:formula="of:=TEXT([$Sheet1.N15];&quot;0.00&quot;)" office:value-type="string" office:string-value="2.00" calcext:value-type="string">
            <text:p>2.00</text:p>
          </table:table-cell>
          <table:table-cell table:style-name="ce82" table:formula="of:=TEXT([$Sheet1.O15];&quot;0.00&quot;)" office:value-type="string" office:string-value="2.00" calcext:value-type="string">
            <text:p>2.00</text:p>
          </table:table-cell>
          <table:table-cell table:style-name="ce82" table:formula="of:=TEXT([$Sheet1.P15];&quot;0.00&quot;)" office:value-type="string" office:string-value="1.00" calcext:value-type="string">
            <text:p>1.00</text:p>
          </table:table-cell>
          <table:table-cell table:style-name="ce82" table:formula="of:=TEXT([$Sheet1.Q15];&quot;0.00&quot;)" office:value-type="string" office:string-value="2.00" calcext:value-type="string">
            <text:p>2.00</text:p>
          </table:table-cell>
          <table:table-cell table:style-name="ce82" table:formula="of:=TEXT([$Sheet1.R15];&quot;0.00&quot;)" office:value-type="string" office:string-value="0.00" calcext:value-type="string">
            <text:p>0.00</text:p>
          </table:table-cell>
          <table:table-cell table:style-name="ce82" table:formula="of:=TEXT([$Sheet1.S15];&quot;0.00&quot;)" office:value-type="string" office:string-value="1.00" calcext:value-type="string">
            <text:p>1.00</text:p>
          </table:table-cell>
          <table:table-cell table:style-name="ce82" table:formula="of:=TEXT([$Sheet1.T15];&quot;0.00&quot;)" office:value-type="string" office:string-value="0.00" calcext:value-type="string">
            <text:p>0.00</text:p>
          </table:table-cell>
          <table:table-cell table:style-name="ce82" table:formula="of:=TEXT([$Sheet1.U15];&quot;0.00&quot;)" office:value-type="string" office:string-value="1.00" calcext:value-type="string">
            <text:p>1.00</text:p>
          </table:table-cell>
          <table:table-cell table:style-name="ce82" table:formula="of:=TEXT([$Sheet1.V15];&quot;0.00&quot;)" office:value-type="string" office:string-value="2.00" calcext:value-type="string">
            <text:p>2.00</text:p>
          </table:table-cell>
          <table:table-cell table:style-name="ce82" table:formula="of:=TEXT([$Sheet1.W15];&quot;0.00&quot;)" office:value-type="string" office:string-value="1.00" calcext:value-type="string">
            <text:p>1.00</text:p>
          </table:table-cell>
          <table:table-cell table:style-name="ce82" table:formula="of:=TEXT([$Sheet1.X15];&quot;0.00&quot;)" office:value-type="string" office:string-value="0.00" calcext:value-type="string">
            <text:p>0.00</text:p>
          </table:table-cell>
          <table:table-cell table:style-name="ce82" table:formula="of:=TEXT([$Sheet1.Y15];&quot;0.00&quot;)" office:value-type="string" office:string-value="0.00" calcext:value-type="string">
            <text:p>0.00</text:p>
          </table:table-cell>
          <table:table-cell table:style-name="ce82" table:formula="of:=TEXT([$Sheet1.Z15];&quot;0.00&quot;)" office:value-type="string" office:string-value="0.00" calcext:value-type="string">
            <text:p>0.00</text:p>
          </table:table-cell>
          <table:table-cell table:style-name="ce82" table:formula="of:=TEXT([$Sheet1.AA15];&quot;0.00&quot;)" office:value-type="string" office:string-value="0.00" calcext:value-type="string">
            <text:p>0.00</text:p>
          </table:table-cell>
          <table:table-cell table:style-name="ce82" table:formula="of:=TEXT([$Sheet1.AB15];&quot;0.00&quot;)" office:value-type="string" office:string-value="0.00" calcext:value-type="string">
            <text:p>0.00</text:p>
          </table:table-cell>
          <table:table-cell table:style-name="ce82" table:formula="of:=TEXT([$Sheet1.AC15];&quot;0.00&quot;)" office:value-type="string" office:string-value="0.00" calcext:value-type="string">
            <text:p>0.00</text:p>
          </table:table-cell>
          <table:table-cell table:style-name="ce82" table:formula="of:=TEXT([$Sheet1.AD15];&quot;0.00&quot;)" office:value-type="string" office:string-value="0.00" calcext:value-type="string">
            <text:p>0.00</text:p>
          </table:table-cell>
          <table:table-cell table:style-name="ce82" table:formula="of:=TEXT([$Sheet1.AE15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6];&quot;0.00&quot;)" office:value-type="string" office:string-value="0.00" calcext:value-type="string">
            <text:p>0.00</text:p>
          </table:table-cell>
          <table:table-cell table:style-name="ce82" table:formula="of:=TEXT([$Sheet1.E16];&quot;0.00&quot;)" office:value-type="string" office:string-value="0.00" calcext:value-type="string">
            <text:p>0.00</text:p>
          </table:table-cell>
          <table:table-cell table:style-name="ce82" table:formula="of:=TEXT([$Sheet1.F16];&quot;0.00&quot;)" office:value-type="string" office:string-value="0.00" calcext:value-type="string">
            <text:p>0.00</text:p>
          </table:table-cell>
          <table:table-cell table:style-name="ce82" table:formula="of:=TEXT([$Sheet1.G16];&quot;0.00&quot;)" office:value-type="string" office:string-value="0.00" calcext:value-type="string">
            <text:p>0.00</text:p>
          </table:table-cell>
          <table:table-cell table:style-name="ce82" table:formula="of:=TEXT([$Sheet1.H16];&quot;0.00&quot;)" office:value-type="string" office:string-value="0.00" calcext:value-type="string">
            <text:p>0.00</text:p>
          </table:table-cell>
          <table:table-cell table:style-name="ce82" table:formula="of:=TEXT([$Sheet1.I16];&quot;0.00&quot;)" office:value-type="string" office:string-value="0.00" calcext:value-type="string">
            <text:p>0.00</text:p>
          </table:table-cell>
          <table:table-cell table:style-name="ce82" table:formula="of:=TEXT([$Sheet1.J16];&quot;0.00&quot;)" office:value-type="string" office:string-value="0.00" calcext:value-type="string">
            <text:p>0.00</text:p>
          </table:table-cell>
          <table:table-cell table:style-name="ce82" table:formula="of:=TEXT([$Sheet1.K16];&quot;0.00&quot;)" office:value-type="string" office:string-value="0.00" calcext:value-type="string">
            <text:p>0.00</text:p>
          </table:table-cell>
          <table:table-cell table:style-name="ce82" table:formula="of:=TEXT([$Sheet1.L16];&quot;0.00&quot;)" office:value-type="string" office:string-value="0.00" calcext:value-type="string">
            <text:p>0.00</text:p>
          </table:table-cell>
          <table:table-cell table:style-name="ce82" table:formula="of:=TEXT([$Sheet1.M16];&quot;0.00&quot;)" office:value-type="string" office:string-value="0.00" calcext:value-type="string">
            <text:p>0.00</text:p>
          </table:table-cell>
          <table:table-cell table:style-name="ce82" table:formula="of:=TEXT([$Sheet1.N16];&quot;0.00&quot;)" office:value-type="string" office:string-value="0.00" calcext:value-type="string">
            <text:p>0.00</text:p>
          </table:table-cell>
          <table:table-cell table:style-name="ce82" table:formula="of:=TEXT([$Sheet1.O16];&quot;0.00&quot;)" office:value-type="string" office:string-value="0.00" calcext:value-type="string">
            <text:p>0.00</text:p>
          </table:table-cell>
          <table:table-cell table:style-name="ce82" table:formula="of:=TEXT([$Sheet1.P16];&quot;0.00&quot;)" office:value-type="string" office:string-value="3.00" calcext:value-type="string">
            <text:p>3.00</text:p>
          </table:table-cell>
          <table:table-cell table:style-name="ce82" table:formula="of:=TEXT([$Sheet1.Q16];&quot;0.00&quot;)" office:value-type="string" office:string-value="0.00" calcext:value-type="string">
            <text:p>0.00</text:p>
          </table:table-cell>
          <table:table-cell table:style-name="ce82" table:formula="of:=TEXT([$Sheet1.R16];&quot;0.00&quot;)" office:value-type="string" office:string-value="0.00" calcext:value-type="string">
            <text:p>0.00</text:p>
          </table:table-cell>
          <table:table-cell table:style-name="ce82" table:formula="of:=TEXT([$Sheet1.S16];&quot;0.00&quot;)" office:value-type="string" office:string-value="0.00" calcext:value-type="string">
            <text:p>0.00</text:p>
          </table:table-cell>
          <table:table-cell table:style-name="ce82" table:formula="of:=TEXT([$Sheet1.T16];&quot;0.00&quot;)" office:value-type="string" office:string-value="0.00" calcext:value-type="string">
            <text:p>0.00</text:p>
          </table:table-cell>
          <table:table-cell table:style-name="ce82" table:formula="of:=TEXT([$Sheet1.U16];&quot;0.00&quot;)" office:value-type="string" office:string-value="0.00" calcext:value-type="string">
            <text:p>0.00</text:p>
          </table:table-cell>
          <table:table-cell table:style-name="ce82" table:formula="of:=TEXT([$Sheet1.V16];&quot;0.00&quot;)" office:value-type="string" office:string-value="0.00" calcext:value-type="string">
            <text:p>0.00</text:p>
          </table:table-cell>
          <table:table-cell table:style-name="ce82" table:formula="of:=TEXT([$Sheet1.W16];&quot;0.00&quot;)" office:value-type="string" office:string-value="0.00" calcext:value-type="string">
            <text:p>0.00</text:p>
          </table:table-cell>
          <table:table-cell table:style-name="ce82" table:formula="of:=TEXT([$Sheet1.X16];&quot;0.00&quot;)" office:value-type="string" office:string-value="0.00" calcext:value-type="string">
            <text:p>0.00</text:p>
          </table:table-cell>
          <table:table-cell table:style-name="ce82" table:formula="of:=TEXT([$Sheet1.Y16];&quot;0.00&quot;)" office:value-type="string" office:string-value="0.00" calcext:value-type="string">
            <text:p>0.00</text:p>
          </table:table-cell>
          <table:table-cell table:style-name="ce82" table:formula="of:=TEXT([$Sheet1.Z16];&quot;0.00&quot;)" office:value-type="string" office:string-value="0.00" calcext:value-type="string">
            <text:p>0.00</text:p>
          </table:table-cell>
          <table:table-cell table:style-name="ce82" table:formula="of:=TEXT([$Sheet1.AA16];&quot;0.00&quot;)" office:value-type="string" office:string-value="2.00" calcext:value-type="string">
            <text:p>2.00</text:p>
          </table:table-cell>
          <table:table-cell table:style-name="ce82" table:formula="of:=TEXT([$Sheet1.AB16];&quot;0.00&quot;)" office:value-type="string" office:string-value="0.00" calcext:value-type="string">
            <text:p>0.00</text:p>
          </table:table-cell>
          <table:table-cell table:style-name="ce82" table:formula="of:=TEXT([$Sheet1.AC16];&quot;0.00&quot;)" office:value-type="string" office:string-value="0.00" calcext:value-type="string">
            <text:p>0.00</text:p>
          </table:table-cell>
          <table:table-cell table:style-name="ce82" table:formula="of:=TEXT([$Sheet1.AD16];&quot;0.00&quot;)" office:value-type="string" office:string-value="0.00" calcext:value-type="string">
            <text:p>0.00</text:p>
          </table:table-cell>
          <table:table-cell table:style-name="ce82" table:formula="of:=TEXT([$Sheet1.AE1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7];&quot;0.00&quot;)" office:value-type="string" office:string-value="0.00" calcext:value-type="string">
            <text:p>0.00</text:p>
          </table:table-cell>
          <table:table-cell table:style-name="ce82" table:formula="of:=TEXT([$Sheet1.E17];&quot;0.00&quot;)" office:value-type="string" office:string-value="0.00" calcext:value-type="string">
            <text:p>0.00</text:p>
          </table:table-cell>
          <table:table-cell table:style-name="ce82" table:formula="of:=TEXT([$Sheet1.F17];&quot;0.00&quot;)" office:value-type="string" office:string-value="0.00" calcext:value-type="string">
            <text:p>0.00</text:p>
          </table:table-cell>
          <table:table-cell table:style-name="ce82" table:formula="of:=TEXT([$Sheet1.G17];&quot;0.00&quot;)" office:value-type="string" office:string-value="0.00" calcext:value-type="string">
            <text:p>0.00</text:p>
          </table:table-cell>
          <table:table-cell table:style-name="ce82" table:formula="of:=TEXT([$Sheet1.H17];&quot;0.00&quot;)" office:value-type="string" office:string-value="0.00" calcext:value-type="string">
            <text:p>0.00</text:p>
          </table:table-cell>
          <table:table-cell table:style-name="ce82" table:formula="of:=TEXT([$Sheet1.I17];&quot;0.00&quot;)" office:value-type="string" office:string-value="0.00" calcext:value-type="string">
            <text:p>0.00</text:p>
          </table:table-cell>
          <table:table-cell table:style-name="ce82" table:formula="of:=TEXT([$Sheet1.J17];&quot;0.00&quot;)" office:value-type="string" office:string-value="0.00" calcext:value-type="string">
            <text:p>0.00</text:p>
          </table:table-cell>
          <table:table-cell table:style-name="ce82" table:formula="of:=TEXT([$Sheet1.K17];&quot;0.00&quot;)" office:value-type="string" office:string-value="0.00" calcext:value-type="string">
            <text:p>0.00</text:p>
          </table:table-cell>
          <table:table-cell table:style-name="ce82" table:formula="of:=TEXT([$Sheet1.L17];&quot;0.00&quot;)" office:value-type="string" office:string-value="0.00" calcext:value-type="string">
            <text:p>0.00</text:p>
          </table:table-cell>
          <table:table-cell table:style-name="ce82" table:formula="of:=TEXT([$Sheet1.M17];&quot;0.00&quot;)" office:value-type="string" office:string-value="0.00" calcext:value-type="string">
            <text:p>0.00</text:p>
          </table:table-cell>
          <table:table-cell table:style-name="ce82" table:formula="of:=TEXT([$Sheet1.N17];&quot;0.00&quot;)" office:value-type="string" office:string-value="0.00" calcext:value-type="string">
            <text:p>0.00</text:p>
          </table:table-cell>
          <table:table-cell table:style-name="ce82" table:formula="of:=TEXT([$Sheet1.O17];&quot;0.00&quot;)" office:value-type="string" office:string-value="0.00" calcext:value-type="string">
            <text:p>0.00</text:p>
          </table:table-cell>
          <table:table-cell table:style-name="ce82" table:formula="of:=TEXT([$Sheet1.P17];&quot;0.00&quot;)" office:value-type="string" office:string-value="1.00" calcext:value-type="string">
            <text:p>1.00</text:p>
          </table:table-cell>
          <table:table-cell table:style-name="ce82" table:formula="of:=TEXT([$Sheet1.Q17];&quot;0.00&quot;)" office:value-type="string" office:string-value="0.00" calcext:value-type="string">
            <text:p>0.00</text:p>
          </table:table-cell>
          <table:table-cell table:style-name="ce82" table:formula="of:=TEXT([$Sheet1.R17];&quot;0.00&quot;)" office:value-type="string" office:string-value="0.00" calcext:value-type="string">
            <text:p>0.00</text:p>
          </table:table-cell>
          <table:table-cell table:style-name="ce82" table:formula="of:=TEXT([$Sheet1.S17];&quot;0.00&quot;)" office:value-type="string" office:string-value="0.00" calcext:value-type="string">
            <text:p>0.00</text:p>
          </table:table-cell>
          <table:table-cell table:style-name="ce82" table:formula="of:=TEXT([$Sheet1.T17];&quot;0.00&quot;)" office:value-type="string" office:string-value="0.00" calcext:value-type="string">
            <text:p>0.00</text:p>
          </table:table-cell>
          <table:table-cell table:style-name="ce82" table:formula="of:=TEXT([$Sheet1.U17];&quot;0.00&quot;)" office:value-type="string" office:string-value="0.00" calcext:value-type="string">
            <text:p>0.00</text:p>
          </table:table-cell>
          <table:table-cell table:style-name="ce82" table:formula="of:=TEXT([$Sheet1.V17];&quot;0.00&quot;)" office:value-type="string" office:string-value="0.00" calcext:value-type="string">
            <text:p>0.00</text:p>
          </table:table-cell>
          <table:table-cell table:style-name="ce82" table:formula="of:=TEXT([$Sheet1.W17];&quot;0.00&quot;)" office:value-type="string" office:string-value="0.00" calcext:value-type="string">
            <text:p>0.00</text:p>
          </table:table-cell>
          <table:table-cell table:style-name="ce82" table:formula="of:=TEXT([$Sheet1.X17];&quot;0.00&quot;)" office:value-type="string" office:string-value="0.00" calcext:value-type="string">
            <text:p>0.00</text:p>
          </table:table-cell>
          <table:table-cell table:style-name="ce82" table:formula="of:=TEXT([$Sheet1.Y17];&quot;0.00&quot;)" office:value-type="string" office:string-value="0.00" calcext:value-type="string">
            <text:p>0.00</text:p>
          </table:table-cell>
          <table:table-cell table:style-name="ce82" table:formula="of:=TEXT([$Sheet1.Z17];&quot;0.00&quot;)" office:value-type="string" office:string-value="0.00" calcext:value-type="string">
            <text:p>0.00</text:p>
          </table:table-cell>
          <table:table-cell table:style-name="ce82" table:formula="of:=TEXT([$Sheet1.AA17];&quot;0.00&quot;)" office:value-type="string" office:string-value="2.00" calcext:value-type="string">
            <text:p>2.00</text:p>
          </table:table-cell>
          <table:table-cell table:style-name="ce82" table:formula="of:=TEXT([$Sheet1.AB17];&quot;0.00&quot;)" office:value-type="string" office:string-value="0.00" calcext:value-type="string">
            <text:p>0.00</text:p>
          </table:table-cell>
          <table:table-cell table:style-name="ce82" table:formula="of:=TEXT([$Sheet1.AC17];&quot;0.00&quot;)" office:value-type="string" office:string-value="0.00" calcext:value-type="string">
            <text:p>0.00</text:p>
          </table:table-cell>
          <table:table-cell table:style-name="ce82" table:formula="of:=TEXT([$Sheet1.AD17];&quot;0.00&quot;)" office:value-type="string" office:string-value="0.00" calcext:value-type="string">
            <text:p>0.00</text:p>
          </table:table-cell>
          <table:table-cell table:style-name="ce82" table:formula="of:=TEXT([$Sheet1.AE1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8];&quot;0.00&quot;)" office:value-type="string" office:string-value="0.00" calcext:value-type="string">
            <text:p>0.00</text:p>
          </table:table-cell>
          <table:table-cell table:style-name="ce82" table:formula="of:=TEXT([$Sheet1.E18];&quot;0.00&quot;)" office:value-type="string" office:string-value="0.00" calcext:value-type="string">
            <text:p>0.00</text:p>
          </table:table-cell>
          <table:table-cell table:style-name="ce82" table:formula="of:=TEXT([$Sheet1.F18];&quot;0.00&quot;)" office:value-type="string" office:string-value="0.00" calcext:value-type="string">
            <text:p>0.00</text:p>
          </table:table-cell>
          <table:table-cell table:style-name="ce82" table:formula="of:=TEXT([$Sheet1.G18];&quot;0.00&quot;)" office:value-type="string" office:string-value="0.00" calcext:value-type="string">
            <text:p>0.00</text:p>
          </table:table-cell>
          <table:table-cell table:style-name="ce82" table:formula="of:=TEXT([$Sheet1.H18];&quot;0.00&quot;)" office:value-type="string" office:string-value="0.00" calcext:value-type="string">
            <text:p>0.00</text:p>
          </table:table-cell>
          <table:table-cell table:style-name="ce82" table:formula="of:=TEXT([$Sheet1.I18];&quot;0.00&quot;)" office:value-type="string" office:string-value="0.00" calcext:value-type="string">
            <text:p>0.00</text:p>
          </table:table-cell>
          <table:table-cell table:style-name="ce82" table:formula="of:=TEXT([$Sheet1.J18];&quot;0.00&quot;)" office:value-type="string" office:string-value="0.00" calcext:value-type="string">
            <text:p>0.00</text:p>
          </table:table-cell>
          <table:table-cell table:style-name="ce82" table:formula="of:=TEXT([$Sheet1.K18];&quot;0.00&quot;)" office:value-type="string" office:string-value="0.00" calcext:value-type="string">
            <text:p>0.00</text:p>
          </table:table-cell>
          <table:table-cell table:style-name="ce82" table:formula="of:=TEXT([$Sheet1.L18];&quot;0.00&quot;)" office:value-type="string" office:string-value="0.00" calcext:value-type="string">
            <text:p>0.00</text:p>
          </table:table-cell>
          <table:table-cell table:style-name="ce82" table:formula="of:=TEXT([$Sheet1.M18];&quot;0.00&quot;)" office:value-type="string" office:string-value="0.00" calcext:value-type="string">
            <text:p>0.00</text:p>
          </table:table-cell>
          <table:table-cell table:style-name="ce82" table:formula="of:=TEXT([$Sheet1.N18];&quot;0.00&quot;)" office:value-type="string" office:string-value="0.00" calcext:value-type="string">
            <text:p>0.00</text:p>
          </table:table-cell>
          <table:table-cell table:style-name="ce82" table:formula="of:=TEXT([$Sheet1.O18];&quot;0.00&quot;)" office:value-type="string" office:string-value="0.00" calcext:value-type="string">
            <text:p>0.00</text:p>
          </table:table-cell>
          <table:table-cell table:style-name="ce82" table:formula="of:=TEXT([$Sheet1.P18];&quot;0.00&quot;)" office:value-type="string" office:string-value="1.00" calcext:value-type="string">
            <text:p>1.00</text:p>
          </table:table-cell>
          <table:table-cell table:style-name="ce82" table:formula="of:=TEXT([$Sheet1.Q18];&quot;0.00&quot;)" office:value-type="string" office:string-value="0.00" calcext:value-type="string">
            <text:p>0.00</text:p>
          </table:table-cell>
          <table:table-cell table:style-name="ce82" table:formula="of:=TEXT([$Sheet1.R18];&quot;0.00&quot;)" office:value-type="string" office:string-value="0.00" calcext:value-type="string">
            <text:p>0.00</text:p>
          </table:table-cell>
          <table:table-cell table:style-name="ce82" table:formula="of:=TEXT([$Sheet1.S18];&quot;0.00&quot;)" office:value-type="string" office:string-value="0.00" calcext:value-type="string">
            <text:p>0.00</text:p>
          </table:table-cell>
          <table:table-cell table:style-name="ce82" table:formula="of:=TEXT([$Sheet1.T18];&quot;0.00&quot;)" office:value-type="string" office:string-value="0.00" calcext:value-type="string">
            <text:p>0.00</text:p>
          </table:table-cell>
          <table:table-cell table:style-name="ce82" table:formula="of:=TEXT([$Sheet1.U18];&quot;0.00&quot;)" office:value-type="string" office:string-value="0.00" calcext:value-type="string">
            <text:p>0.00</text:p>
          </table:table-cell>
          <table:table-cell table:style-name="ce82" table:formula="of:=TEXT([$Sheet1.V18];&quot;0.00&quot;)" office:value-type="string" office:string-value="0.00" calcext:value-type="string">
            <text:p>0.00</text:p>
          </table:table-cell>
          <table:table-cell table:style-name="ce82" table:formula="of:=TEXT([$Sheet1.W18];&quot;0.00&quot;)" office:value-type="string" office:string-value="0.00" calcext:value-type="string">
            <text:p>0.00</text:p>
          </table:table-cell>
          <table:table-cell table:style-name="ce82" table:formula="of:=TEXT([$Sheet1.X18];&quot;0.00&quot;)" office:value-type="string" office:string-value="0.00" calcext:value-type="string">
            <text:p>0.00</text:p>
          </table:table-cell>
          <table:table-cell table:style-name="ce82" table:formula="of:=TEXT([$Sheet1.Y18];&quot;0.00&quot;)" office:value-type="string" office:string-value="0.00" calcext:value-type="string">
            <text:p>0.00</text:p>
          </table:table-cell>
          <table:table-cell table:style-name="ce82" table:formula="of:=TEXT([$Sheet1.Z18];&quot;0.00&quot;)" office:value-type="string" office:string-value="0.00" calcext:value-type="string">
            <text:p>0.00</text:p>
          </table:table-cell>
          <table:table-cell table:style-name="ce82" table:formula="of:=TEXT([$Sheet1.AA18];&quot;0.00&quot;)" office:value-type="string" office:string-value="2.00" calcext:value-type="string">
            <text:p>2.00</text:p>
          </table:table-cell>
          <table:table-cell table:style-name="ce82" table:formula="of:=TEXT([$Sheet1.AB18];&quot;0.00&quot;)" office:value-type="string" office:string-value="0.00" calcext:value-type="string">
            <text:p>0.00</text:p>
          </table:table-cell>
          <table:table-cell table:style-name="ce82" table:formula="of:=TEXT([$Sheet1.AC18];&quot;0.00&quot;)" office:value-type="string" office:string-value="0.00" calcext:value-type="string">
            <text:p>0.00</text:p>
          </table:table-cell>
          <table:table-cell table:style-name="ce82" table:formula="of:=TEXT([$Sheet1.AD18];&quot;0.00&quot;)" office:value-type="string" office:string-value="0.00" calcext:value-type="string">
            <text:p>0.00</text:p>
          </table:table-cell>
          <table:table-cell table:style-name="ce82" table:formula="of:=TEXT([$Sheet1.AE18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9];&quot;0.00&quot;)" office:value-type="string" office:string-value="0.00" calcext:value-type="string">
            <text:p>0.00</text:p>
          </table:table-cell>
          <table:table-cell table:style-name="ce82" table:formula="of:=TEXT([$Sheet1.E19];&quot;0.00&quot;)" office:value-type="string" office:string-value="0.00" calcext:value-type="string">
            <text:p>0.00</text:p>
          </table:table-cell>
          <table:table-cell table:style-name="ce82" table:formula="of:=TEXT([$Sheet1.F19];&quot;0.00&quot;)" office:value-type="string" office:string-value="0.00" calcext:value-type="string">
            <text:p>0.00</text:p>
          </table:table-cell>
          <table:table-cell table:style-name="ce82" table:formula="of:=TEXT([$Sheet1.G19];&quot;0.00&quot;)" office:value-type="string" office:string-value="0.00" calcext:value-type="string">
            <text:p>0.00</text:p>
          </table:table-cell>
          <table:table-cell table:style-name="ce82" table:formula="of:=TEXT([$Sheet1.H19];&quot;0.00&quot;)" office:value-type="string" office:string-value="0.00" calcext:value-type="string">
            <text:p>0.00</text:p>
          </table:table-cell>
          <table:table-cell table:style-name="ce82" table:formula="of:=TEXT([$Sheet1.I19];&quot;0.00&quot;)" office:value-type="string" office:string-value="0.00" calcext:value-type="string">
            <text:p>0.00</text:p>
          </table:table-cell>
          <table:table-cell table:style-name="ce82" table:formula="of:=TEXT([$Sheet1.J19];&quot;0.00&quot;)" office:value-type="string" office:string-value="1.00" calcext:value-type="string">
            <text:p>1.00</text:p>
          </table:table-cell>
          <table:table-cell table:style-name="ce82" table:formula="of:=TEXT([$Sheet1.K19];&quot;0.00&quot;)" office:value-type="string" office:string-value="0.00" calcext:value-type="string">
            <text:p>0.00</text:p>
          </table:table-cell>
          <table:table-cell table:style-name="ce82" table:formula="of:=TEXT([$Sheet1.L19];&quot;0.00&quot;)" office:value-type="string" office:string-value="0.00" calcext:value-type="string">
            <text:p>0.00</text:p>
          </table:table-cell>
          <table:table-cell table:style-name="ce82" table:formula="of:=TEXT([$Sheet1.M19];&quot;0.00&quot;)" office:value-type="string" office:string-value="0.00" calcext:value-type="string">
            <text:p>0.00</text:p>
          </table:table-cell>
          <table:table-cell table:style-name="ce82" table:formula="of:=TEXT([$Sheet1.N19];&quot;0.00&quot;)" office:value-type="string" office:string-value="0.00" calcext:value-type="string">
            <text:p>0.00</text:p>
          </table:table-cell>
          <table:table-cell table:style-name="ce82" table:formula="of:=TEXT([$Sheet1.O19];&quot;0.00&quot;)" office:value-type="string" office:string-value="0.00" calcext:value-type="string">
            <text:p>0.00</text:p>
          </table:table-cell>
          <table:table-cell table:style-name="ce82" table:formula="of:=TEXT([$Sheet1.P19];&quot;0.00&quot;)" office:value-type="string" office:string-value="0.00" calcext:value-type="string">
            <text:p>0.00</text:p>
          </table:table-cell>
          <table:table-cell table:style-name="ce82" table:formula="of:=TEXT([$Sheet1.Q19];&quot;0.00&quot;)" office:value-type="string" office:string-value="0.00" calcext:value-type="string">
            <text:p>0.00</text:p>
          </table:table-cell>
          <table:table-cell table:style-name="ce82" table:formula="of:=TEXT([$Sheet1.R19];&quot;0.00&quot;)" office:value-type="string" office:string-value="0.00" calcext:value-type="string">
            <text:p>0.00</text:p>
          </table:table-cell>
          <table:table-cell table:style-name="ce82" table:formula="of:=TEXT([$Sheet1.S19];&quot;0.00&quot;)" office:value-type="string" office:string-value="2.00" calcext:value-type="string">
            <text:p>2.00</text:p>
          </table:table-cell>
          <table:table-cell table:style-name="ce82" table:formula="of:=TEXT([$Sheet1.T19];&quot;0.00&quot;)" office:value-type="string" office:string-value="0.00" calcext:value-type="string">
            <text:p>0.00</text:p>
          </table:table-cell>
          <table:table-cell table:style-name="ce82" table:formula="of:=TEXT([$Sheet1.U19];&quot;0.00&quot;)" office:value-type="string" office:string-value="0.00" calcext:value-type="string">
            <text:p>0.00</text:p>
          </table:table-cell>
          <table:table-cell table:style-name="ce82" table:formula="of:=TEXT([$Sheet1.V19];&quot;0.00&quot;)" office:value-type="string" office:string-value="0.00" calcext:value-type="string">
            <text:p>0.00</text:p>
          </table:table-cell>
          <table:table-cell table:style-name="ce82" table:formula="of:=TEXT([$Sheet1.W19];&quot;0.00&quot;)" office:value-type="string" office:string-value="0.00" calcext:value-type="string">
            <text:p>0.00</text:p>
          </table:table-cell>
          <table:table-cell table:style-name="ce82" table:formula="of:=TEXT([$Sheet1.X19];&quot;0.00&quot;)" office:value-type="string" office:string-value="0.00" calcext:value-type="string">
            <text:p>0.00</text:p>
          </table:table-cell>
          <table:table-cell table:style-name="ce82" table:formula="of:=TEXT([$Sheet1.Y19];&quot;0.00&quot;)" office:value-type="string" office:string-value="0.00" calcext:value-type="string">
            <text:p>0.00</text:p>
          </table:table-cell>
          <table:table-cell table:style-name="ce82" table:formula="of:=TEXT([$Sheet1.Z19];&quot;0.00&quot;)" office:value-type="string" office:string-value="0.00" calcext:value-type="string">
            <text:p>0.00</text:p>
          </table:table-cell>
          <table:table-cell table:style-name="ce82" table:formula="of:=TEXT([$Sheet1.AA19];&quot;0.00&quot;)" office:value-type="string" office:string-value="2.00" calcext:value-type="string">
            <text:p>2.00</text:p>
          </table:table-cell>
          <table:table-cell table:style-name="ce82" table:formula="of:=TEXT([$Sheet1.AB19];&quot;0.00&quot;)" office:value-type="string" office:string-value="0.00" calcext:value-type="string">
            <text:p>0.00</text:p>
          </table:table-cell>
          <table:table-cell table:style-name="ce82" table:formula="of:=TEXT([$Sheet1.AC19];&quot;0.00&quot;)" office:value-type="string" office:string-value="0.00" calcext:value-type="string">
            <text:p>0.00</text:p>
          </table:table-cell>
          <table:table-cell table:style-name="ce82" table:formula="of:=TEXT([$Sheet1.AD19];&quot;0.00&quot;)" office:value-type="string" office:string-value="0.00" calcext:value-type="string">
            <text:p>0.00</text:p>
          </table:table-cell>
          <table:table-cell table:style-name="ce82" table:formula="of:=TEXT([$Sheet1.AE1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0];&quot;0.00&quot;)" office:value-type="string" office:string-value="0.10" calcext:value-type="string">
            <text:p>0.10</text:p>
          </table:table-cell>
          <table:table-cell table:style-name="ce82" table:formula="of:=TEXT([$Sheet1.E20];&quot;0.00&quot;)" office:value-type="string" office:string-value="0.00" calcext:value-type="string">
            <text:p>0.00</text:p>
          </table:table-cell>
          <table:table-cell table:style-name="ce82" table:formula="of:=TEXT([$Sheet1.F20];&quot;0.00&quot;)" office:value-type="string" office:string-value="0.00" calcext:value-type="string">
            <text:p>0.00</text:p>
          </table:table-cell>
          <table:table-cell table:style-name="ce82" table:formula="of:=TEXT([$Sheet1.G20];&quot;0.00&quot;)" office:value-type="string" office:string-value="0.00" calcext:value-type="string">
            <text:p>0.00</text:p>
          </table:table-cell>
          <table:table-cell table:style-name="ce82" table:formula="of:=TEXT([$Sheet1.H20];&quot;0.00&quot;)" office:value-type="string" office:string-value="0.10" calcext:value-type="string">
            <text:p>0.10</text:p>
          </table:table-cell>
          <table:table-cell table:style-name="ce82" table:formula="of:=TEXT([$Sheet1.I20];&quot;0.00&quot;)" office:value-type="string" office:string-value="0.00" calcext:value-type="string">
            <text:p>0.00</text:p>
          </table:table-cell>
          <table:table-cell table:style-name="ce82" table:formula="of:=TEXT([$Sheet1.J20];&quot;0.00&quot;)" office:value-type="string" office:string-value="0.00" calcext:value-type="string">
            <text:p>0.00</text:p>
          </table:table-cell>
          <table:table-cell table:style-name="ce82" table:formula="of:=TEXT([$Sheet1.K20];&quot;0.00&quot;)" office:value-type="string" office:string-value="0.00" calcext:value-type="string">
            <text:p>0.00</text:p>
          </table:table-cell>
          <table:table-cell table:style-name="ce82" table:formula="of:=TEXT([$Sheet1.L20];&quot;0.00&quot;)" office:value-type="string" office:string-value="0.00" calcext:value-type="string">
            <text:p>0.00</text:p>
          </table:table-cell>
          <table:table-cell table:style-name="ce82" table:formula="of:=TEXT([$Sheet1.M20];&quot;0.00&quot;)" office:value-type="string" office:string-value="0.00" calcext:value-type="string">
            <text:p>0.00</text:p>
          </table:table-cell>
          <table:table-cell table:style-name="ce82" table:formula="of:=TEXT([$Sheet1.N20];&quot;0.00&quot;)" office:value-type="string" office:string-value="0.00" calcext:value-type="string">
            <text:p>0.00</text:p>
          </table:table-cell>
          <table:table-cell table:style-name="ce82" table:formula="of:=TEXT([$Sheet1.O20];&quot;0.00&quot;)" office:value-type="string" office:string-value="0.00" calcext:value-type="string">
            <text:p>0.00</text:p>
          </table:table-cell>
          <table:table-cell table:style-name="ce82" table:formula="of:=TEXT([$Sheet1.P20];&quot;0.00&quot;)" office:value-type="string" office:string-value="0.00" calcext:value-type="string">
            <text:p>0.00</text:p>
          </table:table-cell>
          <table:table-cell table:style-name="ce82" table:formula="of:=TEXT([$Sheet1.Q20];&quot;0.00&quot;)" office:value-type="string" office:string-value="0.00" calcext:value-type="string">
            <text:p>0.00</text:p>
          </table:table-cell>
          <table:table-cell table:style-name="ce82" table:formula="of:=TEXT([$Sheet1.R20];&quot;0.00&quot;)" office:value-type="string" office:string-value="1.00" calcext:value-type="string">
            <text:p>1.00</text:p>
          </table:table-cell>
          <table:table-cell table:style-name="ce82" table:formula="of:=TEXT([$Sheet1.S20];&quot;0.00&quot;)" office:value-type="string" office:string-value="0.00" calcext:value-type="string">
            <text:p>0.00</text:p>
          </table:table-cell>
          <table:table-cell table:style-name="ce82" table:formula="of:=TEXT([$Sheet1.T20];&quot;0.00&quot;)" office:value-type="string" office:string-value="0.00" calcext:value-type="string">
            <text:p>0.00</text:p>
          </table:table-cell>
          <table:table-cell table:style-name="ce82" table:formula="of:=TEXT([$Sheet1.U20];&quot;0.00&quot;)" office:value-type="string" office:string-value="0.00" calcext:value-type="string">
            <text:p>0.00</text:p>
          </table:table-cell>
          <table:table-cell table:style-name="ce82" table:formula="of:=TEXT([$Sheet1.V20];&quot;0.00&quot;)" office:value-type="string" office:string-value="0.00" calcext:value-type="string">
            <text:p>0.00</text:p>
          </table:table-cell>
          <table:table-cell table:style-name="ce82" table:formula="of:=TEXT([$Sheet1.W20];&quot;0.00&quot;)" office:value-type="string" office:string-value="0.00" calcext:value-type="string">
            <text:p>0.00</text:p>
          </table:table-cell>
          <table:table-cell table:style-name="ce82" table:formula="of:=TEXT([$Sheet1.X20];&quot;0.00&quot;)" office:value-type="string" office:string-value="0.00" calcext:value-type="string">
            <text:p>0.00</text:p>
          </table:table-cell>
          <table:table-cell table:style-name="ce82" table:formula="of:=TEXT([$Sheet1.Y20];&quot;0.00&quot;)" office:value-type="string" office:string-value="5.00" calcext:value-type="string">
            <text:p>5.00</text:p>
          </table:table-cell>
          <table:table-cell table:style-name="ce82" table:formula="of:=TEXT([$Sheet1.Z20];&quot;0.00&quot;)" office:value-type="string" office:string-value="2.00" calcext:value-type="string">
            <text:p>2.00</text:p>
          </table:table-cell>
          <table:table-cell table:style-name="ce82" table:formula="of:=TEXT([$Sheet1.AA20];&quot;0.00&quot;)" office:value-type="string" office:string-value="3.00" calcext:value-type="string">
            <text:p>3.00</text:p>
          </table:table-cell>
          <table:table-cell table:style-name="ce82" table:formula="of:=TEXT([$Sheet1.AB20];&quot;0.00&quot;)" office:value-type="string" office:string-value="0.00" calcext:value-type="string">
            <text:p>0.00</text:p>
          </table:table-cell>
          <table:table-cell table:style-name="ce82" table:formula="of:=TEXT([$Sheet1.AC20];&quot;0.00&quot;)" office:value-type="string" office:string-value="0.00" calcext:value-type="string">
            <text:p>0.00</text:p>
          </table:table-cell>
          <table:table-cell table:style-name="ce82" table:formula="of:=TEXT([$Sheet1.AD20];&quot;0.00&quot;)" office:value-type="string" office:string-value="0.00" calcext:value-type="string">
            <text:p>0.00</text:p>
          </table:table-cell>
          <table:table-cell table:style-name="ce82" table:formula="of:=TEXT([$Sheet1.AE2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1];&quot;0.00&quot;)" office:value-type="string" office:string-value="0.00" calcext:value-type="string">
            <text:p>0.00</text:p>
          </table:table-cell>
          <table:table-cell table:style-name="ce82" table:formula="of:=TEXT([$Sheet1.E21];&quot;0.00&quot;)" office:value-type="string" office:string-value="0.10" calcext:value-type="string">
            <text:p>0.10</text:p>
          </table:table-cell>
          <table:table-cell table:style-name="ce82" table:formula="of:=TEXT([$Sheet1.F21];&quot;0.00&quot;)" office:value-type="string" office:string-value="0.00" calcext:value-type="string">
            <text:p>0.00</text:p>
          </table:table-cell>
          <table:table-cell table:style-name="ce82" table:formula="of:=TEXT([$Sheet1.G21];&quot;0.00&quot;)" office:value-type="string" office:string-value="0.00" calcext:value-type="string">
            <text:p>0.00</text:p>
          </table:table-cell>
          <table:table-cell table:style-name="ce82" table:formula="of:=TEXT([$Sheet1.H21];&quot;0.00&quot;)" office:value-type="string" office:string-value="0.00" calcext:value-type="string">
            <text:p>0.00</text:p>
          </table:table-cell>
          <table:table-cell table:style-name="ce82" table:formula="of:=TEXT([$Sheet1.I21];&quot;0.00&quot;)" office:value-type="string" office:string-value="0.00" calcext:value-type="string">
            <text:p>0.00</text:p>
          </table:table-cell>
          <table:table-cell table:style-name="ce82" table:formula="of:=TEXT([$Sheet1.J21];&quot;0.00&quot;)" office:value-type="string" office:string-value="1.00" calcext:value-type="string">
            <text:p>1.00</text:p>
          </table:table-cell>
          <table:table-cell table:style-name="ce82" table:formula="of:=TEXT([$Sheet1.K21];&quot;0.00&quot;)" office:value-type="string" office:string-value="0.00" calcext:value-type="string">
            <text:p>0.00</text:p>
          </table:table-cell>
          <table:table-cell table:style-name="ce82" table:formula="of:=TEXT([$Sheet1.L21];&quot;0.00&quot;)" office:value-type="string" office:string-value="0.00" calcext:value-type="string">
            <text:p>0.00</text:p>
          </table:table-cell>
          <table:table-cell table:style-name="ce82" table:formula="of:=TEXT([$Sheet1.M21];&quot;0.00&quot;)" office:value-type="string" office:string-value="0.00" calcext:value-type="string">
            <text:p>0.00</text:p>
          </table:table-cell>
          <table:table-cell table:style-name="ce82" table:formula="of:=TEXT([$Sheet1.N21];&quot;0.00&quot;)" office:value-type="string" office:string-value="1.00" calcext:value-type="string">
            <text:p>1.00</text:p>
          </table:table-cell>
          <table:table-cell table:style-name="ce82" table:formula="of:=TEXT([$Sheet1.O21];&quot;0.00&quot;)" office:value-type="string" office:string-value="0.00" calcext:value-type="string">
            <text:p>0.00</text:p>
          </table:table-cell>
          <table:table-cell table:style-name="ce82" table:formula="of:=TEXT([$Sheet1.P21];&quot;0.00&quot;)" office:value-type="string" office:string-value="1.00" calcext:value-type="string">
            <text:p>1.00</text:p>
          </table:table-cell>
          <table:table-cell table:style-name="ce82" table:formula="of:=TEXT([$Sheet1.Q21];&quot;0.00&quot;)" office:value-type="string" office:string-value="0.00" calcext:value-type="string">
            <text:p>0.00</text:p>
          </table:table-cell>
          <table:table-cell table:style-name="ce82" table:formula="of:=TEXT([$Sheet1.R21];&quot;0.00&quot;)" office:value-type="string" office:string-value="0.00" calcext:value-type="string">
            <text:p>0.00</text:p>
          </table:table-cell>
          <table:table-cell table:style-name="ce82" table:formula="of:=TEXT([$Sheet1.S21];&quot;0.00&quot;)" office:value-type="string" office:string-value="0.00" calcext:value-type="string">
            <text:p>0.00</text:p>
          </table:table-cell>
          <table:table-cell table:style-name="ce82" table:formula="of:=TEXT([$Sheet1.T21];&quot;0.00&quot;)" office:value-type="string" office:string-value="1.00" calcext:value-type="string">
            <text:p>1.00</text:p>
          </table:table-cell>
          <table:table-cell table:style-name="ce82" table:formula="of:=TEXT([$Sheet1.U21];&quot;0.00&quot;)" office:value-type="string" office:string-value="0.00" calcext:value-type="string">
            <text:p>0.00</text:p>
          </table:table-cell>
          <table:table-cell table:style-name="ce82" table:formula="of:=TEXT([$Sheet1.V21];&quot;0.00&quot;)" office:value-type="string" office:string-value="0.00" calcext:value-type="string">
            <text:p>0.00</text:p>
          </table:table-cell>
          <table:table-cell table:style-name="ce82" table:formula="of:=TEXT([$Sheet1.W21];&quot;0.00&quot;)" office:value-type="string" office:string-value="0.00" calcext:value-type="string">
            <text:p>0.00</text:p>
          </table:table-cell>
          <table:table-cell table:style-name="ce82" table:formula="of:=TEXT([$Sheet1.X21];&quot;0.00&quot;)" office:value-type="string" office:string-value="0.00" calcext:value-type="string">
            <text:p>0.00</text:p>
          </table:table-cell>
          <table:table-cell table:style-name="ce82" table:formula="of:=TEXT([$Sheet1.Y21];&quot;0.00&quot;)" office:value-type="string" office:string-value="1.00" calcext:value-type="string">
            <text:p>1.00</text:p>
          </table:table-cell>
          <table:table-cell table:style-name="ce82" table:formula="of:=TEXT([$Sheet1.Z21];&quot;0.00&quot;)" office:value-type="string" office:string-value="2.00" calcext:value-type="string">
            <text:p>2.00</text:p>
          </table:table-cell>
          <table:table-cell table:style-name="ce82" table:formula="of:=TEXT([$Sheet1.AA21];&quot;0.00&quot;)" office:value-type="string" office:string-value="2.00" calcext:value-type="string">
            <text:p>2.00</text:p>
          </table:table-cell>
          <table:table-cell table:style-name="ce82" table:formula="of:=TEXT([$Sheet1.AB21];&quot;0.00&quot;)" office:value-type="string" office:string-value="0.00" calcext:value-type="string">
            <text:p>0.00</text:p>
          </table:table-cell>
          <table:table-cell table:style-name="ce82" table:formula="of:=TEXT([$Sheet1.AC21];&quot;0.00&quot;)" office:value-type="string" office:string-value="0.00" calcext:value-type="string">
            <text:p>0.00</text:p>
          </table:table-cell>
          <table:table-cell table:style-name="ce82" table:formula="of:=TEXT([$Sheet1.AD21];&quot;0.00&quot;)" office:value-type="string" office:string-value="0.00" calcext:value-type="string">
            <text:p>0.00</text:p>
          </table:table-cell>
          <table:table-cell table:style-name="ce82" table:formula="of:=TEXT([$Sheet1.AE2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2];&quot;0.00&quot;)" office:value-type="string" office:string-value="0.00" calcext:value-type="string">
            <text:p>0.00</text:p>
          </table:table-cell>
          <table:table-cell table:style-name="ce82" table:formula="of:=TEXT([$Sheet1.E22];&quot;0.00&quot;)" office:value-type="string" office:string-value="0.10" calcext:value-type="string">
            <text:p>0.10</text:p>
          </table:table-cell>
          <table:table-cell table:style-name="ce82" table:formula="of:=TEXT([$Sheet1.F22];&quot;0.00&quot;)" office:value-type="string" office:string-value="0.00" calcext:value-type="string">
            <text:p>0.00</text:p>
          </table:table-cell>
          <table:table-cell table:style-name="ce82" table:formula="of:=TEXT([$Sheet1.G22];&quot;0.00&quot;)" office:value-type="string" office:string-value="0.00" calcext:value-type="string">
            <text:p>0.00</text:p>
          </table:table-cell>
          <table:table-cell table:style-name="ce82" table:formula="of:=TEXT([$Sheet1.H22];&quot;0.00&quot;)" office:value-type="string" office:string-value="0.00" calcext:value-type="string">
            <text:p>0.00</text:p>
          </table:table-cell>
          <table:table-cell table:style-name="ce82" table:formula="of:=TEXT([$Sheet1.I22];&quot;0.00&quot;)" office:value-type="string" office:string-value="0.25" calcext:value-type="string">
            <text:p>0.25</text:p>
          </table:table-cell>
          <table:table-cell table:style-name="ce82" table:formula="of:=TEXT([$Sheet1.J22];&quot;0.00&quot;)" office:value-type="string" office:string-value="1.00" calcext:value-type="string">
            <text:p>1.00</text:p>
          </table:table-cell>
          <table:table-cell table:style-name="ce82" table:formula="of:=TEXT([$Sheet1.K22];&quot;0.00&quot;)" office:value-type="string" office:string-value="0.20" calcext:value-type="string">
            <text:p>0.20</text:p>
          </table:table-cell>
          <table:table-cell table:style-name="ce82" table:formula="of:=TEXT([$Sheet1.L22];&quot;0.00&quot;)" office:value-type="string" office:string-value="1.00" calcext:value-type="string">
            <text:p>1.00</text:p>
          </table:table-cell>
          <table:table-cell table:style-name="ce82" table:formula="of:=TEXT([$Sheet1.M22];&quot;0.00&quot;)" office:value-type="string" office:string-value="3.00" calcext:value-type="string">
            <text:p>3.00</text:p>
          </table:table-cell>
          <table:table-cell table:style-name="ce82" table:formula="of:=TEXT([$Sheet1.N22];&quot;0.00&quot;)" office:value-type="string" office:string-value="3.00" calcext:value-type="string">
            <text:p>3.00</text:p>
          </table:table-cell>
          <table:table-cell table:style-name="ce82" table:formula="of:=TEXT([$Sheet1.O22];&quot;0.00&quot;)" office:value-type="string" office:string-value="3.00" calcext:value-type="string">
            <text:p>3.00</text:p>
          </table:table-cell>
          <table:table-cell table:style-name="ce82" table:formula="of:=TEXT([$Sheet1.P22];&quot;0.00&quot;)" office:value-type="string" office:string-value="0.00" calcext:value-type="string">
            <text:p>0.00</text:p>
          </table:table-cell>
          <table:table-cell table:style-name="ce82" table:formula="of:=TEXT([$Sheet1.Q22];&quot;0.00&quot;)" office:value-type="string" office:string-value="0.00" calcext:value-type="string">
            <text:p>0.00</text:p>
          </table:table-cell>
          <table:table-cell table:style-name="ce82" table:formula="of:=TEXT([$Sheet1.R22];&quot;0.00&quot;)" office:value-type="string" office:string-value="0.00" calcext:value-type="string">
            <text:p>0.00</text:p>
          </table:table-cell>
          <table:table-cell table:style-name="ce82" table:formula="of:=TEXT([$Sheet1.S22];&quot;0.00&quot;)" office:value-type="string" office:string-value="0.00" calcext:value-type="string">
            <text:p>0.00</text:p>
          </table:table-cell>
          <table:table-cell table:style-name="ce82" table:formula="of:=TEXT([$Sheet1.T22];&quot;0.00&quot;)" office:value-type="string" office:string-value="0.00" calcext:value-type="string">
            <text:p>0.00</text:p>
          </table:table-cell>
          <table:table-cell table:style-name="ce82" table:formula="of:=TEXT([$Sheet1.U22];&quot;0.00&quot;)" office:value-type="string" office:string-value="1.00" calcext:value-type="string">
            <text:p>1.00</text:p>
          </table:table-cell>
          <table:table-cell table:style-name="ce82" table:formula="of:=TEXT([$Sheet1.V22];&quot;0.00&quot;)" office:value-type="string" office:string-value="1.00" calcext:value-type="string">
            <text:p>1.00</text:p>
          </table:table-cell>
          <table:table-cell table:style-name="ce82" table:formula="of:=TEXT([$Sheet1.W22];&quot;0.00&quot;)" office:value-type="string" office:string-value="0.00" calcext:value-type="string">
            <text:p>0.00</text:p>
          </table:table-cell>
          <table:table-cell table:style-name="ce82" table:formula="of:=TEXT([$Sheet1.X22];&quot;0.00&quot;)" office:value-type="string" office:string-value="0.00" calcext:value-type="string">
            <text:p>0.00</text:p>
          </table:table-cell>
          <table:table-cell table:style-name="ce82" table:formula="of:=TEXT([$Sheet1.Y22];&quot;0.00&quot;)" office:value-type="string" office:string-value="2.00" calcext:value-type="string">
            <text:p>2.00</text:p>
          </table:table-cell>
          <table:table-cell table:style-name="ce82" table:formula="of:=TEXT([$Sheet1.Z22];&quot;0.00&quot;)" office:value-type="string" office:string-value="0.00" calcext:value-type="string">
            <text:p>0.00</text:p>
          </table:table-cell>
          <table:table-cell table:style-name="ce82" table:formula="of:=TEXT([$Sheet1.AA22];&quot;0.00&quot;)" office:value-type="string" office:string-value="1.00" calcext:value-type="string">
            <text:p>1.00</text:p>
          </table:table-cell>
          <table:table-cell table:style-name="ce82" table:formula="of:=TEXT([$Sheet1.AB22];&quot;0.00&quot;)" office:value-type="string" office:string-value="1.00" calcext:value-type="string">
            <text:p>1.00</text:p>
          </table:table-cell>
          <table:table-cell table:style-name="ce82" table:formula="of:=TEXT([$Sheet1.AC22];&quot;0.00&quot;)" office:value-type="string" office:string-value="0.00" calcext:value-type="string">
            <text:p>0.00</text:p>
          </table:table-cell>
          <table:table-cell table:style-name="ce82" table:formula="of:=TEXT([$Sheet1.AD22];&quot;0.00&quot;)" office:value-type="string" office:string-value="0.00" calcext:value-type="string">
            <text:p>0.00</text:p>
          </table:table-cell>
          <table:table-cell table:style-name="ce82" table:formula="of:=TEXT([$Sheet1.AE22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3];&quot;0.00&quot;)" office:value-type="string" office:string-value="0.00" calcext:value-type="string">
            <text:p>0.00</text:p>
          </table:table-cell>
          <table:table-cell table:style-name="ce82" table:formula="of:=TEXT([$Sheet1.E23];&quot;0.00&quot;)" office:value-type="string" office:string-value="0.10" calcext:value-type="string">
            <text:p>0.10</text:p>
          </table:table-cell>
          <table:table-cell table:style-name="ce82" table:formula="of:=TEXT([$Sheet1.F23];&quot;0.00&quot;)" office:value-type="string" office:string-value="1.00" calcext:value-type="string">
            <text:p>1.00</text:p>
          </table:table-cell>
          <table:table-cell table:style-name="ce82" table:formula="of:=TEXT([$Sheet1.G23];&quot;0.00&quot;)" office:value-type="string" office:string-value="0.00" calcext:value-type="string">
            <text:p>0.00</text:p>
          </table:table-cell>
          <table:table-cell table:style-name="ce82" table:formula="of:=TEXT([$Sheet1.H23];&quot;0.00&quot;)" office:value-type="string" office:string-value="0.00" calcext:value-type="string">
            <text:p>0.00</text:p>
          </table:table-cell>
          <table:table-cell table:style-name="ce82" table:formula="of:=TEXT([$Sheet1.I23];&quot;0.00&quot;)" office:value-type="string" office:string-value="0.00" calcext:value-type="string">
            <text:p>0.00</text:p>
          </table:table-cell>
          <table:table-cell table:style-name="ce82" table:formula="of:=TEXT([$Sheet1.J23];&quot;0.00&quot;)" office:value-type="string" office:string-value="0.00" calcext:value-type="string">
            <text:p>0.00</text:p>
          </table:table-cell>
          <table:table-cell table:style-name="ce82" table:formula="of:=TEXT([$Sheet1.K23];&quot;0.00&quot;)" office:value-type="string" office:string-value="0.00" calcext:value-type="string">
            <text:p>0.00</text:p>
          </table:table-cell>
          <table:table-cell table:style-name="ce82" table:formula="of:=TEXT([$Sheet1.L23];&quot;0.00&quot;)" office:value-type="string" office:string-value="0.00" calcext:value-type="string">
            <text:p>0.00</text:p>
          </table:table-cell>
          <table:table-cell table:style-name="ce82" table:formula="of:=TEXT([$Sheet1.M23];&quot;0.00&quot;)" office:value-type="string" office:string-value="0.00" calcext:value-type="string">
            <text:p>0.00</text:p>
          </table:table-cell>
          <table:table-cell table:style-name="ce82" table:formula="of:=TEXT([$Sheet1.N23];&quot;0.00&quot;)" office:value-type="string" office:string-value="0.00" calcext:value-type="string">
            <text:p>0.00</text:p>
          </table:table-cell>
          <table:table-cell table:style-name="ce82" table:formula="of:=TEXT([$Sheet1.O23];&quot;0.00&quot;)" office:value-type="string" office:string-value="0.00" calcext:value-type="string">
            <text:p>0.00</text:p>
          </table:table-cell>
          <table:table-cell table:style-name="ce82" table:formula="of:=TEXT([$Sheet1.P23];&quot;0.00&quot;)" office:value-type="string" office:string-value="0.00" calcext:value-type="string">
            <text:p>0.00</text:p>
          </table:table-cell>
          <table:table-cell table:style-name="ce82" table:formula="of:=TEXT([$Sheet1.Q23];&quot;0.00&quot;)" office:value-type="string" office:string-value="0.00" calcext:value-type="string">
            <text:p>0.00</text:p>
          </table:table-cell>
          <table:table-cell table:style-name="ce82" table:formula="of:=TEXT([$Sheet1.R23];&quot;0.00&quot;)" office:value-type="string" office:string-value="0.00" calcext:value-type="string">
            <text:p>0.00</text:p>
          </table:table-cell>
          <table:table-cell table:style-name="ce82" table:formula="of:=TEXT([$Sheet1.S23];&quot;0.00&quot;)" office:value-type="string" office:string-value="0.00" calcext:value-type="string">
            <text:p>0.00</text:p>
          </table:table-cell>
          <table:table-cell table:style-name="ce82" table:formula="of:=TEXT([$Sheet1.T23];&quot;0.00&quot;)" office:value-type="string" office:string-value="0.00" calcext:value-type="string">
            <text:p>0.00</text:p>
          </table:table-cell>
          <table:table-cell table:style-name="ce82" table:formula="of:=TEXT([$Sheet1.U23];&quot;0.00&quot;)" office:value-type="string" office:string-value="0.00" calcext:value-type="string">
            <text:p>0.00</text:p>
          </table:table-cell>
          <table:table-cell table:style-name="ce82" table:formula="of:=TEXT([$Sheet1.V23];&quot;0.00&quot;)" office:value-type="string" office:string-value="0.00" calcext:value-type="string">
            <text:p>0.00</text:p>
          </table:table-cell>
          <table:table-cell table:style-name="ce82" table:formula="of:=TEXT([$Sheet1.W23];&quot;0.00&quot;)" office:value-type="string" office:string-value="3.00" calcext:value-type="string">
            <text:p>3.00</text:p>
          </table:table-cell>
          <table:table-cell table:style-name="ce82" table:formula="of:=TEXT([$Sheet1.X23];&quot;0.00&quot;)" office:value-type="string" office:string-value="0.00" calcext:value-type="string">
            <text:p>0.00</text:p>
          </table:table-cell>
          <table:table-cell table:style-name="ce82" table:formula="of:=TEXT([$Sheet1.Y23];&quot;0.00&quot;)" office:value-type="string" office:string-value="0.00" calcext:value-type="string">
            <text:p>0.00</text:p>
          </table:table-cell>
          <table:table-cell table:style-name="ce82" table:formula="of:=TEXT([$Sheet1.Z23];&quot;0.00&quot;)" office:value-type="string" office:string-value="1.00" calcext:value-type="string">
            <text:p>1.00</text:p>
          </table:table-cell>
          <table:table-cell table:style-name="ce82" table:formula="of:=TEXT([$Sheet1.AA23];&quot;0.00&quot;)" office:value-type="string" office:string-value="0.00" calcext:value-type="string">
            <text:p>0.00</text:p>
          </table:table-cell>
          <table:table-cell table:style-name="ce82" table:formula="of:=TEXT([$Sheet1.AB23];&quot;0.00&quot;)" office:value-type="string" office:string-value="0.00" calcext:value-type="string">
            <text:p>0.00</text:p>
          </table:table-cell>
          <table:table-cell table:style-name="ce82" table:formula="of:=TEXT([$Sheet1.AC23];&quot;0.00&quot;)" office:value-type="string" office:string-value="0.00" calcext:value-type="string">
            <text:p>0.00</text:p>
          </table:table-cell>
          <table:table-cell table:style-name="ce82" table:formula="of:=TEXT([$Sheet1.AD23];&quot;0.00&quot;)" office:value-type="string" office:string-value="0.00" calcext:value-type="string">
            <text:p>0.00</text:p>
          </table:table-cell>
          <table:table-cell table:style-name="ce82" table:formula="of:=TEXT([$Sheet1.AE23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4];&quot;0.00&quot;)" office:value-type="string" office:string-value="0.10" calcext:value-type="string">
            <text:p>0.10</text:p>
          </table:table-cell>
          <table:table-cell table:style-name="ce82" table:formula="of:=TEXT([$Sheet1.E24];&quot;0.00&quot;)" office:value-type="string" office:string-value="0.00" calcext:value-type="string">
            <text:p>0.00</text:p>
          </table:table-cell>
          <table:table-cell table:style-name="ce82" table:formula="of:=TEXT([$Sheet1.F24];&quot;0.00&quot;)" office:value-type="string" office:string-value="0.00" calcext:value-type="string">
            <text:p>0.00</text:p>
          </table:table-cell>
          <table:table-cell table:style-name="ce82" table:formula="of:=TEXT([$Sheet1.G24];&quot;0.00&quot;)" office:value-type="string" office:string-value="0.00" calcext:value-type="string">
            <text:p>0.00</text:p>
          </table:table-cell>
          <table:table-cell table:style-name="ce82" table:formula="of:=TEXT([$Sheet1.H24];&quot;0.00&quot;)" office:value-type="string" office:string-value="0.10" calcext:value-type="string">
            <text:p>0.10</text:p>
          </table:table-cell>
          <table:table-cell table:style-name="ce82" table:formula="of:=TEXT([$Sheet1.I24];&quot;0.00&quot;)" office:value-type="string" office:string-value="0.00" calcext:value-type="string">
            <text:p>0.00</text:p>
          </table:table-cell>
          <table:table-cell table:style-name="ce82" table:formula="of:=TEXT([$Sheet1.J24];&quot;0.00&quot;)" office:value-type="string" office:string-value="0.00" calcext:value-type="string">
            <text:p>0.00</text:p>
          </table:table-cell>
          <table:table-cell table:style-name="ce82" table:formula="of:=TEXT([$Sheet1.K24];&quot;0.00&quot;)" office:value-type="string" office:string-value="0.00" calcext:value-type="string">
            <text:p>0.00</text:p>
          </table:table-cell>
          <table:table-cell table:style-name="ce82" table:formula="of:=TEXT([$Sheet1.L24];&quot;0.00&quot;)" office:value-type="string" office:string-value="0.00" calcext:value-type="string">
            <text:p>0.00</text:p>
          </table:table-cell>
          <table:table-cell table:style-name="ce82" table:formula="of:=TEXT([$Sheet1.M24];&quot;0.00&quot;)" office:value-type="string" office:string-value="0.00" calcext:value-type="string">
            <text:p>0.00</text:p>
          </table:table-cell>
          <table:table-cell table:style-name="ce82" table:formula="of:=TEXT([$Sheet1.N24];&quot;0.00&quot;)" office:value-type="string" office:string-value="0.00" calcext:value-type="string">
            <text:p>0.00</text:p>
          </table:table-cell>
          <table:table-cell table:style-name="ce82" table:formula="of:=TEXT([$Sheet1.O24];&quot;0.00&quot;)" office:value-type="string" office:string-value="0.00" calcext:value-type="string">
            <text:p>0.00</text:p>
          </table:table-cell>
          <table:table-cell table:style-name="ce82" table:formula="of:=TEXT([$Sheet1.P24];&quot;0.00&quot;)" office:value-type="string" office:string-value="0.00" calcext:value-type="string">
            <text:p>0.00</text:p>
          </table:table-cell>
          <table:table-cell table:style-name="ce82" table:formula="of:=TEXT([$Sheet1.Q24];&quot;0.00&quot;)" office:value-type="string" office:string-value="0.00" calcext:value-type="string">
            <text:p>0.00</text:p>
          </table:table-cell>
          <table:table-cell table:style-name="ce82" table:formula="of:=TEXT([$Sheet1.R24];&quot;0.00&quot;)" office:value-type="string" office:string-value="0.00" calcext:value-type="string">
            <text:p>0.00</text:p>
          </table:table-cell>
          <table:table-cell table:style-name="ce82" table:formula="of:=TEXT([$Sheet1.S24];&quot;0.00&quot;)" office:value-type="string" office:string-value="0.00" calcext:value-type="string">
            <text:p>0.00</text:p>
          </table:table-cell>
          <table:table-cell table:style-name="ce82" table:formula="of:=TEXT([$Sheet1.T24];&quot;0.00&quot;)" office:value-type="string" office:string-value="0.00" calcext:value-type="string">
            <text:p>0.00</text:p>
          </table:table-cell>
          <table:table-cell table:style-name="ce82" table:formula="of:=TEXT([$Sheet1.U24];&quot;0.00&quot;)" office:value-type="string" office:string-value="0.00" calcext:value-type="string">
            <text:p>0.00</text:p>
          </table:table-cell>
          <table:table-cell table:style-name="ce82" table:formula="of:=TEXT([$Sheet1.V24];&quot;0.00&quot;)" office:value-type="string" office:string-value="0.00" calcext:value-type="string">
            <text:p>0.00</text:p>
          </table:table-cell>
          <table:table-cell table:style-name="ce82" table:formula="of:=TEXT([$Sheet1.W24];&quot;0.00&quot;)" office:value-type="string" office:string-value="0.00" calcext:value-type="string">
            <text:p>0.00</text:p>
          </table:table-cell>
          <table:table-cell table:style-name="ce82" table:formula="of:=TEXT([$Sheet1.X24];&quot;0.00&quot;)" office:value-type="string" office:string-value="0.00" calcext:value-type="string">
            <text:p>0.00</text:p>
          </table:table-cell>
          <table:table-cell table:style-name="ce82" table:formula="of:=TEXT([$Sheet1.Y24];&quot;0.00&quot;)" office:value-type="string" office:string-value="0.00" calcext:value-type="string">
            <text:p>0.00</text:p>
          </table:table-cell>
          <table:table-cell table:style-name="ce82" table:formula="of:=TEXT([$Sheet1.Z24];&quot;0.00&quot;)" office:value-type="string" office:string-value="0.00" calcext:value-type="string">
            <text:p>0.00</text:p>
          </table:table-cell>
          <table:table-cell table:style-name="ce82" table:formula="of:=TEXT([$Sheet1.AA24];&quot;0.00&quot;)" office:value-type="string" office:string-value="0.00" calcext:value-type="string">
            <text:p>0.00</text:p>
          </table:table-cell>
          <table:table-cell table:style-name="ce82" table:formula="of:=TEXT([$Sheet1.AB24];&quot;0.00&quot;)" office:value-type="string" office:string-value="0.00" calcext:value-type="string">
            <text:p>0.00</text:p>
          </table:table-cell>
          <table:table-cell table:style-name="ce82" table:formula="of:=TEXT([$Sheet1.AC24];&quot;0.00&quot;)" office:value-type="string" office:string-value="0.00" calcext:value-type="string">
            <text:p>0.00</text:p>
          </table:table-cell>
          <table:table-cell table:style-name="ce82" table:formula="of:=TEXT([$Sheet1.AD24];&quot;0.00&quot;)" office:value-type="string" office:string-value="0.00" calcext:value-type="string">
            <text:p>0.00</text:p>
          </table:table-cell>
          <table:table-cell table:style-name="ce82" table:formula="of:=TEXT([$Sheet1.AE2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5];&quot;0.00&quot;)" office:value-type="string" office:string-value="0.00" calcext:value-type="string">
            <text:p>0.00</text:p>
          </table:table-cell>
          <table:table-cell table:style-name="ce82" table:formula="of:=TEXT([$Sheet1.E25];&quot;0.00&quot;)" office:value-type="string" office:string-value="0.10" calcext:value-type="string">
            <text:p>0.10</text:p>
          </table:table-cell>
          <table:table-cell table:style-name="ce82" table:formula="of:=TEXT([$Sheet1.F25];&quot;0.00&quot;)" office:value-type="string" office:string-value="1.00" calcext:value-type="string">
            <text:p>1.00</text:p>
          </table:table-cell>
          <table:table-cell table:style-name="ce82" table:formula="of:=TEXT([$Sheet1.G25];&quot;0.00&quot;)" office:value-type="string" office:string-value="0.00" calcext:value-type="string">
            <text:p>0.00</text:p>
          </table:table-cell>
          <table:table-cell table:style-name="ce82" table:formula="of:=TEXT([$Sheet1.H25];&quot;0.00&quot;)" office:value-type="string" office:string-value="0.00" calcext:value-type="string">
            <text:p>0.00</text:p>
          </table:table-cell>
          <table:table-cell table:style-name="ce82" table:formula="of:=TEXT([$Sheet1.I25];&quot;0.00&quot;)" office:value-type="string" office:string-value="0.00" calcext:value-type="string">
            <text:p>0.00</text:p>
          </table:table-cell>
          <table:table-cell table:style-name="ce82" table:formula="of:=TEXT([$Sheet1.J25];&quot;0.00&quot;)" office:value-type="string" office:string-value="0.00" calcext:value-type="string">
            <text:p>0.00</text:p>
          </table:table-cell>
          <table:table-cell table:style-name="ce82" table:formula="of:=TEXT([$Sheet1.K25];&quot;0.00&quot;)" office:value-type="string" office:string-value="0.00" calcext:value-type="string">
            <text:p>0.00</text:p>
          </table:table-cell>
          <table:table-cell table:style-name="ce82" table:formula="of:=TEXT([$Sheet1.L25];&quot;0.00&quot;)" office:value-type="string" office:string-value="1.00" calcext:value-type="string">
            <text:p>1.00</text:p>
          </table:table-cell>
          <table:table-cell table:style-name="ce82" table:formula="of:=TEXT([$Sheet1.M25];&quot;0.00&quot;)" office:value-type="string" office:string-value="0.00" calcext:value-type="string">
            <text:p>0.00</text:p>
          </table:table-cell>
          <table:table-cell table:style-name="ce82" table:formula="of:=TEXT([$Sheet1.N25];&quot;0.00&quot;)" office:value-type="string" office:string-value="0.00" calcext:value-type="string">
            <text:p>0.00</text:p>
          </table:table-cell>
          <table:table-cell table:style-name="ce82" table:formula="of:=TEXT([$Sheet1.O25];&quot;0.00&quot;)" office:value-type="string" office:string-value="0.00" calcext:value-type="string">
            <text:p>0.00</text:p>
          </table:table-cell>
          <table:table-cell table:style-name="ce82" table:formula="of:=TEXT([$Sheet1.P25];&quot;0.00&quot;)" office:value-type="string" office:string-value="0.00" calcext:value-type="string">
            <text:p>0.00</text:p>
          </table:table-cell>
          <table:table-cell table:style-name="ce82" table:formula="of:=TEXT([$Sheet1.Q25];&quot;0.00&quot;)" office:value-type="string" office:string-value="0.00" calcext:value-type="string">
            <text:p>0.00</text:p>
          </table:table-cell>
          <table:table-cell table:style-name="ce82" table:formula="of:=TEXT([$Sheet1.R25];&quot;0.00&quot;)" office:value-type="string" office:string-value="1.00" calcext:value-type="string">
            <text:p>1.00</text:p>
          </table:table-cell>
          <table:table-cell table:style-name="ce82" table:formula="of:=TEXT([$Sheet1.S25];&quot;0.00&quot;)" office:value-type="string" office:string-value="0.00" calcext:value-type="string">
            <text:p>0.00</text:p>
          </table:table-cell>
          <table:table-cell table:style-name="ce82" table:formula="of:=TEXT([$Sheet1.T25];&quot;0.00&quot;)" office:value-type="string" office:string-value="0.00" calcext:value-type="string">
            <text:p>0.00</text:p>
          </table:table-cell>
          <table:table-cell table:style-name="ce82" table:formula="of:=TEXT([$Sheet1.U25];&quot;0.00&quot;)" office:value-type="string" office:string-value="0.00" calcext:value-type="string">
            <text:p>0.00</text:p>
          </table:table-cell>
          <table:table-cell table:style-name="ce82" table:formula="of:=TEXT([$Sheet1.V25];&quot;0.00&quot;)" office:value-type="string" office:string-value="0.00" calcext:value-type="string">
            <text:p>0.00</text:p>
          </table:table-cell>
          <table:table-cell table:style-name="ce82" table:formula="of:=TEXT([$Sheet1.W25];&quot;0.00&quot;)" office:value-type="string" office:string-value="0.00" calcext:value-type="string">
            <text:p>0.00</text:p>
          </table:table-cell>
          <table:table-cell table:style-name="ce82" table:formula="of:=TEXT([$Sheet1.X25];&quot;0.00&quot;)" office:value-type="string" office:string-value="0.00" calcext:value-type="string">
            <text:p>0.00</text:p>
          </table:table-cell>
          <table:table-cell table:style-name="ce82" table:formula="of:=TEXT([$Sheet1.Y25];&quot;0.00&quot;)" office:value-type="string" office:string-value="0.00" calcext:value-type="string">
            <text:p>0.00</text:p>
          </table:table-cell>
          <table:table-cell table:style-name="ce82" table:formula="of:=TEXT([$Sheet1.Z25];&quot;0.00&quot;)" office:value-type="string" office:string-value="0.00" calcext:value-type="string">
            <text:p>0.00</text:p>
          </table:table-cell>
          <table:table-cell table:style-name="ce82" table:formula="of:=TEXT([$Sheet1.AA25];&quot;0.00&quot;)" office:value-type="string" office:string-value="0.00" calcext:value-type="string">
            <text:p>0.00</text:p>
          </table:table-cell>
          <table:table-cell table:style-name="ce82" table:formula="of:=TEXT([$Sheet1.AB25];&quot;0.00&quot;)" office:value-type="string" office:string-value="0.00" calcext:value-type="string">
            <text:p>0.00</text:p>
          </table:table-cell>
          <table:table-cell table:style-name="ce82" table:formula="of:=TEXT([$Sheet1.AC25];&quot;0.00&quot;)" office:value-type="string" office:string-value="0.00" calcext:value-type="string">
            <text:p>0.00</text:p>
          </table:table-cell>
          <table:table-cell table:style-name="ce82" table:formula="of:=TEXT([$Sheet1.AD25];&quot;0.00&quot;)" office:value-type="string" office:string-value="0.00" calcext:value-type="string">
            <text:p>0.00</text:p>
          </table:table-cell>
          <table:table-cell table:style-name="ce82" table:formula="of:=TEXT([$Sheet1.AE25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6];&quot;0.00&quot;)" office:value-type="string" office:string-value="0.10" calcext:value-type="string">
            <text:p>0.10</text:p>
          </table:table-cell>
          <table:table-cell table:style-name="ce82" table:formula="of:=TEXT([$Sheet1.E26];&quot;0.00&quot;)" office:value-type="string" office:string-value="0.00" calcext:value-type="string">
            <text:p>0.00</text:p>
          </table:table-cell>
          <table:table-cell table:style-name="ce82" table:formula="of:=TEXT([$Sheet1.F26];&quot;0.00&quot;)" office:value-type="string" office:string-value="0.00" calcext:value-type="string">
            <text:p>0.00</text:p>
          </table:table-cell>
          <table:table-cell table:style-name="ce82" table:formula="of:=TEXT([$Sheet1.G26];&quot;0.00&quot;)" office:value-type="string" office:string-value="0.00" calcext:value-type="string">
            <text:p>0.00</text:p>
          </table:table-cell>
          <table:table-cell table:style-name="ce82" table:formula="of:=TEXT([$Sheet1.H26];&quot;0.00&quot;)" office:value-type="string" office:string-value="0.10" calcext:value-type="string">
            <text:p>0.10</text:p>
          </table:table-cell>
          <table:table-cell table:style-name="ce82" table:formula="of:=TEXT([$Sheet1.I26];&quot;0.00&quot;)" office:value-type="string" office:string-value="0.00" calcext:value-type="string">
            <text:p>0.00</text:p>
          </table:table-cell>
          <table:table-cell table:style-name="ce82" table:formula="of:=TEXT([$Sheet1.J26];&quot;0.00&quot;)" office:value-type="string" office:string-value="0.00" calcext:value-type="string">
            <text:p>0.00</text:p>
          </table:table-cell>
          <table:table-cell table:style-name="ce82" table:formula="of:=TEXT([$Sheet1.K26];&quot;0.00&quot;)" office:value-type="string" office:string-value="0.00" calcext:value-type="string">
            <text:p>0.00</text:p>
          </table:table-cell>
          <table:table-cell table:style-name="ce82" table:formula="of:=TEXT([$Sheet1.L26];&quot;0.00&quot;)" office:value-type="string" office:string-value="1.00" calcext:value-type="string">
            <text:p>1.00</text:p>
          </table:table-cell>
          <table:table-cell table:style-name="ce82" table:formula="of:=TEXT([$Sheet1.M26];&quot;0.00&quot;)" office:value-type="string" office:string-value="0.00" calcext:value-type="string">
            <text:p>0.00</text:p>
          </table:table-cell>
          <table:table-cell table:style-name="ce82" table:formula="of:=TEXT([$Sheet1.N26];&quot;0.00&quot;)" office:value-type="string" office:string-value="0.00" calcext:value-type="string">
            <text:p>0.00</text:p>
          </table:table-cell>
          <table:table-cell table:style-name="ce82" table:formula="of:=TEXT([$Sheet1.O26];&quot;0.00&quot;)" office:value-type="string" office:string-value="0.00" calcext:value-type="string">
            <text:p>0.00</text:p>
          </table:table-cell>
          <table:table-cell table:style-name="ce82" table:formula="of:=TEXT([$Sheet1.P26];&quot;0.00&quot;)" office:value-type="string" office:string-value="0.00" calcext:value-type="string">
            <text:p>0.00</text:p>
          </table:table-cell>
          <table:table-cell table:style-name="ce82" table:formula="of:=TEXT([$Sheet1.Q26];&quot;0.00&quot;)" office:value-type="string" office:string-value="0.00" calcext:value-type="string">
            <text:p>0.00</text:p>
          </table:table-cell>
          <table:table-cell table:style-name="ce82" table:formula="of:=TEXT([$Sheet1.R26];&quot;0.00&quot;)" office:value-type="string" office:string-value="0.00" calcext:value-type="string">
            <text:p>0.00</text:p>
          </table:table-cell>
          <table:table-cell table:style-name="ce82" table:formula="of:=TEXT([$Sheet1.S26];&quot;0.00&quot;)" office:value-type="string" office:string-value="0.00" calcext:value-type="string">
            <text:p>0.00</text:p>
          </table:table-cell>
          <table:table-cell table:style-name="ce82" table:formula="of:=TEXT([$Sheet1.T26];&quot;0.00&quot;)" office:value-type="string" office:string-value="0.00" calcext:value-type="string">
            <text:p>0.00</text:p>
          </table:table-cell>
          <table:table-cell table:style-name="ce82" table:formula="of:=TEXT([$Sheet1.U26];&quot;0.00&quot;)" office:value-type="string" office:string-value="0.00" calcext:value-type="string">
            <text:p>0.00</text:p>
          </table:table-cell>
          <table:table-cell table:style-name="ce82" table:formula="of:=TEXT([$Sheet1.V26];&quot;0.00&quot;)" office:value-type="string" office:string-value="0.00" calcext:value-type="string">
            <text:p>0.00</text:p>
          </table:table-cell>
          <table:table-cell table:style-name="ce82" table:formula="of:=TEXT([$Sheet1.W26];&quot;0.00&quot;)" office:value-type="string" office:string-value="0.00" calcext:value-type="string">
            <text:p>0.00</text:p>
          </table:table-cell>
          <table:table-cell table:style-name="ce82" table:formula="of:=TEXT([$Sheet1.X26];&quot;0.00&quot;)" office:value-type="string" office:string-value="0.00" calcext:value-type="string">
            <text:p>0.00</text:p>
          </table:table-cell>
          <table:table-cell table:style-name="ce82" table:formula="of:=TEXT([$Sheet1.Y26];&quot;0.00&quot;)" office:value-type="string" office:string-value="0.00" calcext:value-type="string">
            <text:p>0.00</text:p>
          </table:table-cell>
          <table:table-cell table:style-name="ce82" table:formula="of:=TEXT([$Sheet1.Z26];&quot;0.00&quot;)" office:value-type="string" office:string-value="3.00" calcext:value-type="string">
            <text:p>3.00</text:p>
          </table:table-cell>
          <table:table-cell table:style-name="ce82" table:formula="of:=TEXT([$Sheet1.AA26];&quot;0.00&quot;)" office:value-type="string" office:string-value="0.00" calcext:value-type="string">
            <text:p>0.00</text:p>
          </table:table-cell>
          <table:table-cell table:style-name="ce82" table:formula="of:=TEXT([$Sheet1.AB26];&quot;0.00&quot;)" office:value-type="string" office:string-value="0.00" calcext:value-type="string">
            <text:p>0.00</text:p>
          </table:table-cell>
          <table:table-cell table:style-name="ce82" table:formula="of:=TEXT([$Sheet1.AC26];&quot;0.00&quot;)" office:value-type="string" office:string-value="0.00" calcext:value-type="string">
            <text:p>0.00</text:p>
          </table:table-cell>
          <table:table-cell table:style-name="ce82" table:formula="of:=TEXT([$Sheet1.AD26];&quot;0.00&quot;)" office:value-type="string" office:string-value="0.00" calcext:value-type="string">
            <text:p>0.00</text:p>
          </table:table-cell>
          <table:table-cell table:style-name="ce82" table:formula="of:=TEXT([$Sheet1.AE26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27];&quot;0.00&quot;)" office:value-type="string" office:string-value="0.10" calcext:value-type="string">
            <text:p>0.10</text:p>
          </table:table-cell>
          <table:table-cell table:style-name="ce82" table:formula="of:=TEXT([$Sheet1.E27];&quot;0.00&quot;)" office:value-type="string" office:string-value="0.10" calcext:value-type="string">
            <text:p>0.10</text:p>
          </table:table-cell>
          <table:table-cell table:style-name="ce82" table:formula="of:=TEXT([$Sheet1.F27];&quot;0.00&quot;)" office:value-type="string" office:string-value="0.00" calcext:value-type="string">
            <text:p>0.00</text:p>
          </table:table-cell>
          <table:table-cell table:style-name="ce82" table:formula="of:=TEXT([$Sheet1.G27];&quot;0.00&quot;)" office:value-type="string" office:string-value="0.00" calcext:value-type="string">
            <text:p>0.00</text:p>
          </table:table-cell>
          <table:table-cell table:style-name="ce82" table:formula="of:=TEXT([$Sheet1.H27];&quot;0.00&quot;)" office:value-type="string" office:string-value="0.10" calcext:value-type="string">
            <text:p>0.10</text:p>
          </table:table-cell>
          <table:table-cell table:style-name="ce82" table:formula="of:=TEXT([$Sheet1.I27];&quot;0.00&quot;)" office:value-type="string" office:string-value="0.00" calcext:value-type="string">
            <text:p>0.00</text:p>
          </table:table-cell>
          <table:table-cell table:style-name="ce82" table:formula="of:=TEXT([$Sheet1.J27];&quot;0.00&quot;)" office:value-type="string" office:string-value="0.00" calcext:value-type="string">
            <text:p>0.00</text:p>
          </table:table-cell>
          <table:table-cell table:style-name="ce82" table:formula="of:=TEXT([$Sheet1.K27];&quot;0.00&quot;)" office:value-type="string" office:string-value="0.00" calcext:value-type="string">
            <text:p>0.00</text:p>
          </table:table-cell>
          <table:table-cell table:style-name="ce82" table:formula="of:=TEXT([$Sheet1.L27];&quot;0.00&quot;)" office:value-type="string" office:string-value="0.00" calcext:value-type="string">
            <text:p>0.00</text:p>
          </table:table-cell>
          <table:table-cell table:style-name="ce82" table:formula="of:=TEXT([$Sheet1.M27];&quot;0.00&quot;)" office:value-type="string" office:string-value="0.00" calcext:value-type="string">
            <text:p>0.00</text:p>
          </table:table-cell>
          <table:table-cell table:style-name="ce82" table:formula="of:=TEXT([$Sheet1.N27];&quot;0.00&quot;)" office:value-type="string" office:string-value="0.00" calcext:value-type="string">
            <text:p>0.00</text:p>
          </table:table-cell>
          <table:table-cell table:style-name="ce82" table:formula="of:=TEXT([$Sheet1.O27];&quot;0.00&quot;)" office:value-type="string" office:string-value="0.00" calcext:value-type="string">
            <text:p>0.00</text:p>
          </table:table-cell>
          <table:table-cell table:style-name="ce82" table:formula="of:=TEXT([$Sheet1.P27];&quot;0.00&quot;)" office:value-type="string" office:string-value="0.00" calcext:value-type="string">
            <text:p>0.00</text:p>
          </table:table-cell>
          <table:table-cell table:style-name="ce82" table:formula="of:=TEXT([$Sheet1.Q27];&quot;0.00&quot;)" office:value-type="string" office:string-value="0.00" calcext:value-type="string">
            <text:p>0.00</text:p>
          </table:table-cell>
          <table:table-cell table:style-name="ce82" table:formula="of:=TEXT([$Sheet1.R27];&quot;0.00&quot;)" office:value-type="string" office:string-value="1.00" calcext:value-type="string">
            <text:p>1.00</text:p>
          </table:table-cell>
          <table:table-cell table:style-name="ce82" table:formula="of:=TEXT([$Sheet1.S27];&quot;0.00&quot;)" office:value-type="string" office:string-value="0.00" calcext:value-type="string">
            <text:p>0.00</text:p>
          </table:table-cell>
          <table:table-cell table:style-name="ce82" table:formula="of:=TEXT([$Sheet1.T27];&quot;0.00&quot;)" office:value-type="string" office:string-value="0.00" calcext:value-type="string">
            <text:p>0.00</text:p>
          </table:table-cell>
          <table:table-cell table:style-name="ce82" table:formula="of:=TEXT([$Sheet1.U27];&quot;0.00&quot;)" office:value-type="string" office:string-value="0.00" calcext:value-type="string">
            <text:p>0.00</text:p>
          </table:table-cell>
          <table:table-cell table:style-name="ce82" table:formula="of:=TEXT([$Sheet1.V27];&quot;0.00&quot;)" office:value-type="string" office:string-value="0.00" calcext:value-type="string">
            <text:p>0.00</text:p>
          </table:table-cell>
          <table:table-cell table:style-name="ce82" table:formula="of:=TEXT([$Sheet1.W27];&quot;0.00&quot;)" office:value-type="string" office:string-value="0.00" calcext:value-type="string">
            <text:p>0.00</text:p>
          </table:table-cell>
          <table:table-cell table:style-name="ce82" table:formula="of:=TEXT([$Sheet1.X27];&quot;0.00&quot;)" office:value-type="string" office:string-value="1.00" calcext:value-type="string">
            <text:p>1.00</text:p>
          </table:table-cell>
          <table:table-cell table:style-name="ce82" table:formula="of:=TEXT([$Sheet1.Y27];&quot;0.00&quot;)" office:value-type="string" office:string-value="0.00" calcext:value-type="string">
            <text:p>0.00</text:p>
          </table:table-cell>
          <table:table-cell table:style-name="ce82" table:formula="of:=TEXT([$Sheet1.Z27];&quot;0.00&quot;)" office:value-type="string" office:string-value="0.00" calcext:value-type="string">
            <text:p>0.00</text:p>
          </table:table-cell>
          <table:table-cell table:style-name="ce82" table:formula="of:=TEXT([$Sheet1.AA27];&quot;0.00&quot;)" office:value-type="string" office:string-value="0.00" calcext:value-type="string">
            <text:p>0.00</text:p>
          </table:table-cell>
          <table:table-cell table:style-name="ce82" table:formula="of:=TEXT([$Sheet1.AB27];&quot;0.00&quot;)" office:value-type="string" office:string-value="0.00" calcext:value-type="string">
            <text:p>0.00</text:p>
          </table:table-cell>
          <table:table-cell table:style-name="ce82" table:formula="of:=TEXT([$Sheet1.AC27];&quot;0.00&quot;)" office:value-type="string" office:string-value="0.00" calcext:value-type="string">
            <text:p>0.00</text:p>
          </table:table-cell>
          <table:table-cell table:style-name="ce82" table:formula="of:=TEXT([$Sheet1.AD27];&quot;0.00&quot;)" office:value-type="string" office:string-value="0.00" calcext:value-type="string">
            <text:p>0.00</text:p>
          </table:table-cell>
          <table:table-cell table:style-name="ce82" table:formula="of:=TEXT([$Sheet1.AE27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8];&quot;0.00&quot;)" office:value-type="string" office:string-value="0.10" calcext:value-type="string">
            <text:p>0.10</text:p>
          </table:table-cell>
          <table:table-cell table:style-name="ce82" table:formula="of:=TEXT([$Sheet1.E28];&quot;0.00&quot;)" office:value-type="string" office:string-value="0.00" calcext:value-type="string">
            <text:p>0.00</text:p>
          </table:table-cell>
          <table:table-cell table:style-name="ce82" table:formula="of:=TEXT([$Sheet1.F28];&quot;0.00&quot;)" office:value-type="string" office:string-value="1.00" calcext:value-type="string">
            <text:p>1.00</text:p>
          </table:table-cell>
          <table:table-cell table:style-name="ce82" table:formula="of:=TEXT([$Sheet1.G28];&quot;0.00&quot;)" office:value-type="string" office:string-value="0.00" calcext:value-type="string">
            <text:p>0.00</text:p>
          </table:table-cell>
          <table:table-cell table:style-name="ce82" table:formula="of:=TEXT([$Sheet1.H28];&quot;0.00&quot;)" office:value-type="string" office:string-value="0.10" calcext:value-type="string">
            <text:p>0.10</text:p>
          </table:table-cell>
          <table:table-cell table:style-name="ce82" table:formula="of:=TEXT([$Sheet1.I28];&quot;0.00&quot;)" office:value-type="string" office:string-value="0.00" calcext:value-type="string">
            <text:p>0.00</text:p>
          </table:table-cell>
          <table:table-cell table:style-name="ce82" table:formula="of:=TEXT([$Sheet1.J28];&quot;0.00&quot;)" office:value-type="string" office:string-value="0.00" calcext:value-type="string">
            <text:p>0.00</text:p>
          </table:table-cell>
          <table:table-cell table:style-name="ce82" table:formula="of:=TEXT([$Sheet1.K28];&quot;0.00&quot;)" office:value-type="string" office:string-value="0.10" calcext:value-type="string">
            <text:p>0.10</text:p>
          </table:table-cell>
          <table:table-cell table:style-name="ce82" table:formula="of:=TEXT([$Sheet1.L28];&quot;0.00&quot;)" office:value-type="string" office:string-value="0.00" calcext:value-type="string">
            <text:p>0.00</text:p>
          </table:table-cell>
          <table:table-cell table:style-name="ce82" table:formula="of:=TEXT([$Sheet1.M28];&quot;0.00&quot;)" office:value-type="string" office:string-value="0.00" calcext:value-type="string">
            <text:p>0.00</text:p>
          </table:table-cell>
          <table:table-cell table:style-name="ce82" table:formula="of:=TEXT([$Sheet1.N28];&quot;0.00&quot;)" office:value-type="string" office:string-value="0.00" calcext:value-type="string">
            <text:p>0.00</text:p>
          </table:table-cell>
          <table:table-cell table:style-name="ce82" table:formula="of:=TEXT([$Sheet1.O28];&quot;0.00&quot;)" office:value-type="string" office:string-value="0.00" calcext:value-type="string">
            <text:p>0.00</text:p>
          </table:table-cell>
          <table:table-cell table:style-name="ce82" table:formula="of:=TEXT([$Sheet1.P28];&quot;0.00&quot;)" office:value-type="string" office:string-value="1.00" calcext:value-type="string">
            <text:p>1.00</text:p>
          </table:table-cell>
          <table:table-cell table:style-name="ce82" table:formula="of:=TEXT([$Sheet1.Q28];&quot;0.00&quot;)" office:value-type="string" office:string-value="0.00" calcext:value-type="string">
            <text:p>0.00</text:p>
          </table:table-cell>
          <table:table-cell table:style-name="ce82" table:formula="of:=TEXT([$Sheet1.R28];&quot;0.00&quot;)" office:value-type="string" office:string-value="0.00" calcext:value-type="string">
            <text:p>0.00</text:p>
          </table:table-cell>
          <table:table-cell table:style-name="ce82" table:formula="of:=TEXT([$Sheet1.S28];&quot;0.00&quot;)" office:value-type="string" office:string-value="0.00" calcext:value-type="string">
            <text:p>0.00</text:p>
          </table:table-cell>
          <table:table-cell table:style-name="ce82" table:formula="of:=TEXT([$Sheet1.T28];&quot;0.00&quot;)" office:value-type="string" office:string-value="0.00" calcext:value-type="string">
            <text:p>0.00</text:p>
          </table:table-cell>
          <table:table-cell table:style-name="ce82" table:formula="of:=TEXT([$Sheet1.U28];&quot;0.00&quot;)" office:value-type="string" office:string-value="0.00" calcext:value-type="string">
            <text:p>0.00</text:p>
          </table:table-cell>
          <table:table-cell table:style-name="ce82" table:formula="of:=TEXT([$Sheet1.V28];&quot;0.00&quot;)" office:value-type="string" office:string-value="0.00" calcext:value-type="string">
            <text:p>0.00</text:p>
          </table:table-cell>
          <table:table-cell table:style-name="ce82" table:formula="of:=TEXT([$Sheet1.W28];&quot;0.00&quot;)" office:value-type="string" office:string-value="0.00" calcext:value-type="string">
            <text:p>0.00</text:p>
          </table:table-cell>
          <table:table-cell table:style-name="ce82" table:formula="of:=TEXT([$Sheet1.X28];&quot;0.00&quot;)" office:value-type="string" office:string-value="0.00" calcext:value-type="string">
            <text:p>0.00</text:p>
          </table:table-cell>
          <table:table-cell table:style-name="ce82" table:formula="of:=TEXT([$Sheet1.Y28];&quot;0.00&quot;)" office:value-type="string" office:string-value="0.00" calcext:value-type="string">
            <text:p>0.00</text:p>
          </table:table-cell>
          <table:table-cell table:style-name="ce82" table:formula="of:=TEXT([$Sheet1.Z28];&quot;0.00&quot;)" office:value-type="string" office:string-value="0.00" calcext:value-type="string">
            <text:p>0.00</text:p>
          </table:table-cell>
          <table:table-cell table:style-name="ce82" table:formula="of:=TEXT([$Sheet1.AA28];&quot;0.00&quot;)" office:value-type="string" office:string-value="0.00" calcext:value-type="string">
            <text:p>0.00</text:p>
          </table:table-cell>
          <table:table-cell table:style-name="ce82" table:formula="of:=TEXT([$Sheet1.AB28];&quot;0.00&quot;)" office:value-type="string" office:string-value="4.00" calcext:value-type="string">
            <text:p>4.00</text:p>
          </table:table-cell>
          <table:table-cell table:style-name="ce82" table:formula="of:=TEXT([$Sheet1.AC28];&quot;0.00&quot;)" office:value-type="string" office:string-value="0.00" calcext:value-type="string">
            <text:p>0.00</text:p>
          </table:table-cell>
          <table:table-cell table:style-name="ce82" table:formula="of:=TEXT([$Sheet1.AD28];&quot;0.00&quot;)" office:value-type="string" office:string-value="0.00" calcext:value-type="string">
            <text:p>0.00</text:p>
          </table:table-cell>
          <table:table-cell table:style-name="ce82" table:formula="of:=TEXT([$Sheet1.AE2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9];&quot;0.00&quot;)" office:value-type="string" office:string-value="0.10" calcext:value-type="string">
            <text:p>0.10</text:p>
          </table:table-cell>
          <table:table-cell table:style-name="ce82" table:formula="of:=TEXT([$Sheet1.E29];&quot;0.00&quot;)" office:value-type="string" office:string-value="0.00" calcext:value-type="string">
            <text:p>0.00</text:p>
          </table:table-cell>
          <table:table-cell table:style-name="ce82" table:formula="of:=TEXT([$Sheet1.F29];&quot;0.00&quot;)" office:value-type="string" office:string-value="1.00" calcext:value-type="string">
            <text:p>1.00</text:p>
          </table:table-cell>
          <table:table-cell table:style-name="ce82" table:formula="of:=TEXT([$Sheet1.G29];&quot;0.00&quot;)" office:value-type="string" office:string-value="0.00" calcext:value-type="string">
            <text:p>0.00</text:p>
          </table:table-cell>
          <table:table-cell table:style-name="ce82" table:formula="of:=TEXT([$Sheet1.H29];&quot;0.00&quot;)" office:value-type="string" office:string-value="0.10" calcext:value-type="string">
            <text:p>0.10</text:p>
          </table:table-cell>
          <table:table-cell table:style-name="ce82" table:formula="of:=TEXT([$Sheet1.I29];&quot;0.00&quot;)" office:value-type="string" office:string-value="0.00" calcext:value-type="string">
            <text:p>0.00</text:p>
          </table:table-cell>
          <table:table-cell table:style-name="ce82" table:formula="of:=TEXT([$Sheet1.J29];&quot;0.00&quot;)" office:value-type="string" office:string-value="0.00" calcext:value-type="string">
            <text:p>0.00</text:p>
          </table:table-cell>
          <table:table-cell table:style-name="ce82" table:formula="of:=TEXT([$Sheet1.K29];&quot;0.00&quot;)" office:value-type="string" office:string-value="0.00" calcext:value-type="string">
            <text:p>0.00</text:p>
          </table:table-cell>
          <table:table-cell table:style-name="ce82" table:formula="of:=TEXT([$Sheet1.L29];&quot;0.00&quot;)" office:value-type="string" office:string-value="1.00" calcext:value-type="string">
            <text:p>1.00</text:p>
          </table:table-cell>
          <table:table-cell table:style-name="ce82" table:formula="of:=TEXT([$Sheet1.M29];&quot;0.00&quot;)" office:value-type="string" office:string-value="0.00" calcext:value-type="string">
            <text:p>0.00</text:p>
          </table:table-cell>
          <table:table-cell table:style-name="ce82" table:formula="of:=TEXT([$Sheet1.N29];&quot;0.00&quot;)" office:value-type="string" office:string-value="0.00" calcext:value-type="string">
            <text:p>0.00</text:p>
          </table:table-cell>
          <table:table-cell table:style-name="ce82" table:formula="of:=TEXT([$Sheet1.O29];&quot;0.00&quot;)" office:value-type="string" office:string-value="0.00" calcext:value-type="string">
            <text:p>0.00</text:p>
          </table:table-cell>
          <table:table-cell table:style-name="ce82" table:formula="of:=TEXT([$Sheet1.P29];&quot;0.00&quot;)" office:value-type="string" office:string-value="0.00" calcext:value-type="string">
            <text:p>0.00</text:p>
          </table:table-cell>
          <table:table-cell table:style-name="ce82" table:formula="of:=TEXT([$Sheet1.Q29];&quot;0.00&quot;)" office:value-type="string" office:string-value="0.00" calcext:value-type="string">
            <text:p>0.00</text:p>
          </table:table-cell>
          <table:table-cell table:style-name="ce82" table:formula="of:=TEXT([$Sheet1.R29];&quot;0.00&quot;)" office:value-type="string" office:string-value="0.00" calcext:value-type="string">
            <text:p>0.00</text:p>
          </table:table-cell>
          <table:table-cell table:style-name="ce82" table:formula="of:=TEXT([$Sheet1.S29];&quot;0.00&quot;)" office:value-type="string" office:string-value="0.00" calcext:value-type="string">
            <text:p>0.00</text:p>
          </table:table-cell>
          <table:table-cell table:style-name="ce82" table:formula="of:=TEXT([$Sheet1.T29];&quot;0.00&quot;)" office:value-type="string" office:string-value="0.00" calcext:value-type="string">
            <text:p>0.00</text:p>
          </table:table-cell>
          <table:table-cell table:style-name="ce82" table:formula="of:=TEXT([$Sheet1.U29];&quot;0.00&quot;)" office:value-type="string" office:string-value="0.00" calcext:value-type="string">
            <text:p>0.00</text:p>
          </table:table-cell>
          <table:table-cell table:style-name="ce82" table:formula="of:=TEXT([$Sheet1.V29];&quot;0.00&quot;)" office:value-type="string" office:string-value="0.00" calcext:value-type="string">
            <text:p>0.00</text:p>
          </table:table-cell>
          <table:table-cell table:style-name="ce82" table:formula="of:=TEXT([$Sheet1.W29];&quot;0.00&quot;)" office:value-type="string" office:string-value="0.00" calcext:value-type="string">
            <text:p>0.00</text:p>
          </table:table-cell>
          <table:table-cell table:style-name="ce82" table:formula="of:=TEXT([$Sheet1.X29];&quot;0.00&quot;)" office:value-type="string" office:string-value="1.00" calcext:value-type="string">
            <text:p>1.00</text:p>
          </table:table-cell>
          <table:table-cell table:style-name="ce82" table:formula="of:=TEXT([$Sheet1.Y29];&quot;0.00&quot;)" office:value-type="string" office:string-value="0.00" calcext:value-type="string">
            <text:p>0.00</text:p>
          </table:table-cell>
          <table:table-cell table:style-name="ce82" table:formula="of:=TEXT([$Sheet1.Z29];&quot;0.00&quot;)" office:value-type="string" office:string-value="0.00" calcext:value-type="string">
            <text:p>0.00</text:p>
          </table:table-cell>
          <table:table-cell table:style-name="ce82" table:formula="of:=TEXT([$Sheet1.AA29];&quot;0.00&quot;)" office:value-type="string" office:string-value="0.00" calcext:value-type="string">
            <text:p>0.00</text:p>
          </table:table-cell>
          <table:table-cell table:style-name="ce82" table:formula="of:=TEXT([$Sheet1.AB29];&quot;0.00&quot;)" office:value-type="string" office:string-value="0.00" calcext:value-type="string">
            <text:p>0.00</text:p>
          </table:table-cell>
          <table:table-cell table:style-name="ce82" table:formula="of:=TEXT([$Sheet1.AC29];&quot;0.00&quot;)" office:value-type="string" office:string-value="1.00" calcext:value-type="string">
            <text:p>1.00</text:p>
          </table:table-cell>
          <table:table-cell table:style-name="ce82" table:formula="of:=TEXT([$Sheet1.AD29];&quot;0.00&quot;)" office:value-type="string" office:string-value="0.00" calcext:value-type="string">
            <text:p>0.00</text:p>
          </table:table-cell>
          <table:table-cell table:style-name="ce82" table:formula="of:=TEXT([$Sheet1.AE2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0];&quot;0.00&quot;)" office:value-type="string" office:string-value="0.10" calcext:value-type="string">
            <text:p>0.10</text:p>
          </table:table-cell>
          <table:table-cell table:style-name="ce82" table:formula="of:=TEXT([$Sheet1.E30];&quot;0.00&quot;)" office:value-type="string" office:string-value="0.00" calcext:value-type="string">
            <text:p>0.00</text:p>
          </table:table-cell>
          <table:table-cell table:style-name="ce82" table:formula="of:=TEXT([$Sheet1.F30];&quot;0.00&quot;)" office:value-type="string" office:string-value="0.00" calcext:value-type="string">
            <text:p>0.00</text:p>
          </table:table-cell>
          <table:table-cell table:style-name="ce82" table:formula="of:=TEXT([$Sheet1.G30];&quot;0.00&quot;)" office:value-type="string" office:string-value="0.00" calcext:value-type="string">
            <text:p>0.00</text:p>
          </table:table-cell>
          <table:table-cell table:style-name="ce82" table:formula="of:=TEXT([$Sheet1.H30];&quot;0.00&quot;)" office:value-type="string" office:string-value="0.10" calcext:value-type="string">
            <text:p>0.10</text:p>
          </table:table-cell>
          <table:table-cell table:style-name="ce82" table:formula="of:=TEXT([$Sheet1.I30];&quot;0.00&quot;)" office:value-type="string" office:string-value="0.00" calcext:value-type="string">
            <text:p>0.00</text:p>
          </table:table-cell>
          <table:table-cell table:style-name="ce82" table:formula="of:=TEXT([$Sheet1.J30];&quot;0.00&quot;)" office:value-type="string" office:string-value="0.00" calcext:value-type="string">
            <text:p>0.00</text:p>
          </table:table-cell>
          <table:table-cell table:style-name="ce82" table:formula="of:=TEXT([$Sheet1.K30];&quot;0.00&quot;)" office:value-type="string" office:string-value="0.00" calcext:value-type="string">
            <text:p>0.00</text:p>
          </table:table-cell>
          <table:table-cell table:style-name="ce82" table:formula="of:=TEXT([$Sheet1.L30];&quot;0.00&quot;)" office:value-type="string" office:string-value="0.00" calcext:value-type="string">
            <text:p>0.00</text:p>
          </table:table-cell>
          <table:table-cell table:style-name="ce82" table:formula="of:=TEXT([$Sheet1.M30];&quot;0.00&quot;)" office:value-type="string" office:string-value="0.00" calcext:value-type="string">
            <text:p>0.00</text:p>
          </table:table-cell>
          <table:table-cell table:style-name="ce82" table:formula="of:=TEXT([$Sheet1.N30];&quot;0.00&quot;)" office:value-type="string" office:string-value="0.00" calcext:value-type="string">
            <text:p>0.00</text:p>
          </table:table-cell>
          <table:table-cell table:style-name="ce82" table:formula="of:=TEXT([$Sheet1.O30];&quot;0.00&quot;)" office:value-type="string" office:string-value="0.00" calcext:value-type="string">
            <text:p>0.00</text:p>
          </table:table-cell>
          <table:table-cell table:style-name="ce82" table:formula="of:=TEXT([$Sheet1.P30];&quot;0.00&quot;)" office:value-type="string" office:string-value="0.00" calcext:value-type="string">
            <text:p>0.00</text:p>
          </table:table-cell>
          <table:table-cell table:style-name="ce82" table:formula="of:=TEXT([$Sheet1.Q30];&quot;0.00&quot;)" office:value-type="string" office:string-value="0.00" calcext:value-type="string">
            <text:p>0.00</text:p>
          </table:table-cell>
          <table:table-cell table:style-name="ce82" table:formula="of:=TEXT([$Sheet1.R30];&quot;0.00&quot;)" office:value-type="string" office:string-value="0.00" calcext:value-type="string">
            <text:p>0.00</text:p>
          </table:table-cell>
          <table:table-cell table:style-name="ce82" table:formula="of:=TEXT([$Sheet1.S30];&quot;0.00&quot;)" office:value-type="string" office:string-value="0.00" calcext:value-type="string">
            <text:p>0.00</text:p>
          </table:table-cell>
          <table:table-cell table:style-name="ce82" table:formula="of:=TEXT([$Sheet1.T30];&quot;0.00&quot;)" office:value-type="string" office:string-value="0.00" calcext:value-type="string">
            <text:p>0.00</text:p>
          </table:table-cell>
          <table:table-cell table:style-name="ce82" table:formula="of:=TEXT([$Sheet1.U30];&quot;0.00&quot;)" office:value-type="string" office:string-value="0.00" calcext:value-type="string">
            <text:p>0.00</text:p>
          </table:table-cell>
          <table:table-cell table:style-name="ce82" table:formula="of:=TEXT([$Sheet1.V30];&quot;0.00&quot;)" office:value-type="string" office:string-value="0.00" calcext:value-type="string">
            <text:p>0.00</text:p>
          </table:table-cell>
          <table:table-cell table:style-name="ce82" table:formula="of:=TEXT([$Sheet1.W30];&quot;0.00&quot;)" office:value-type="string" office:string-value="0.00" calcext:value-type="string">
            <text:p>0.00</text:p>
          </table:table-cell>
          <table:table-cell table:style-name="ce82" table:formula="of:=TEXT([$Sheet1.X30];&quot;0.00&quot;)" office:value-type="string" office:string-value="1.00" calcext:value-type="string">
            <text:p>1.00</text:p>
          </table:table-cell>
          <table:table-cell table:style-name="ce82" table:formula="of:=TEXT([$Sheet1.Y30];&quot;0.00&quot;)" office:value-type="string" office:string-value="0.00" calcext:value-type="string">
            <text:p>0.00</text:p>
          </table:table-cell>
          <table:table-cell table:style-name="ce82" table:formula="of:=TEXT([$Sheet1.Z30];&quot;0.00&quot;)" office:value-type="string" office:string-value="0.00" calcext:value-type="string">
            <text:p>0.00</text:p>
          </table:table-cell>
          <table:table-cell table:style-name="ce82" table:formula="of:=TEXT([$Sheet1.AA30];&quot;0.00&quot;)" office:value-type="string" office:string-value="0.00" calcext:value-type="string">
            <text:p>0.00</text:p>
          </table:table-cell>
          <table:table-cell table:style-name="ce82" table:formula="of:=TEXT([$Sheet1.AB30];&quot;0.00&quot;)" office:value-type="string" office:string-value="0.00" calcext:value-type="string">
            <text:p>0.00</text:p>
          </table:table-cell>
          <table:table-cell table:style-name="ce82" table:formula="of:=TEXT([$Sheet1.AC30];&quot;0.00&quot;)" office:value-type="string" office:string-value="1.00" calcext:value-type="string">
            <text:p>1.00</text:p>
          </table:table-cell>
          <table:table-cell table:style-name="ce82" table:formula="of:=TEXT([$Sheet1.AD30];&quot;0.00&quot;)" office:value-type="string" office:string-value="1.00" calcext:value-type="string">
            <text:p>1.00</text:p>
          </table:table-cell>
          <table:table-cell table:style-name="ce82" table:formula="of:=TEXT([$Sheet1.AE3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1];&quot;0.00&quot;)" office:value-type="string" office:string-value="0.00" calcext:value-type="string">
            <text:p>0.00</text:p>
          </table:table-cell>
          <table:table-cell table:style-name="ce82" table:formula="of:=TEXT([$Sheet1.E31];&quot;0.00&quot;)" office:value-type="string" office:string-value="0.00" calcext:value-type="string">
            <text:p>0.00</text:p>
          </table:table-cell>
          <table:table-cell table:style-name="ce82" table:formula="of:=TEXT([$Sheet1.F31];&quot;0.00&quot;)" office:value-type="string" office:string-value="0.00" calcext:value-type="string">
            <text:p>0.00</text:p>
          </table:table-cell>
          <table:table-cell table:style-name="ce82" table:formula="of:=TEXT([$Sheet1.G31];&quot;0.00&quot;)" office:value-type="string" office:string-value="0.00" calcext:value-type="string">
            <text:p>0.00</text:p>
          </table:table-cell>
          <table:table-cell table:style-name="ce82" table:formula="of:=TEXT([$Sheet1.H31];&quot;0.00&quot;)" office:value-type="string" office:string-value="0.00" calcext:value-type="string">
            <text:p>0.00</text:p>
          </table:table-cell>
          <table:table-cell table:style-name="ce82" table:formula="of:=TEXT([$Sheet1.I31];&quot;0.00&quot;)" office:value-type="string" office:string-value="0.00" calcext:value-type="string">
            <text:p>0.00</text:p>
          </table:table-cell>
          <table:table-cell table:style-name="ce82" table:formula="of:=TEXT([$Sheet1.J31];&quot;0.00&quot;)" office:value-type="string" office:string-value="0.00" calcext:value-type="string">
            <text:p>0.00</text:p>
          </table:table-cell>
          <table:table-cell table:style-name="ce82" table:formula="of:=TEXT([$Sheet1.K31];&quot;0.00&quot;)" office:value-type="string" office:string-value="0.00" calcext:value-type="string">
            <text:p>0.00</text:p>
          </table:table-cell>
          <table:table-cell table:style-name="ce82" table:formula="of:=TEXT([$Sheet1.L31];&quot;0.00&quot;)" office:value-type="string" office:string-value="0.00" calcext:value-type="string">
            <text:p>0.00</text:p>
          </table:table-cell>
          <table:table-cell table:style-name="ce82" table:formula="of:=TEXT([$Sheet1.M31];&quot;0.00&quot;)" office:value-type="string" office:string-value="0.00" calcext:value-type="string">
            <text:p>0.00</text:p>
          </table:table-cell>
          <table:table-cell table:style-name="ce82" table:formula="of:=TEXT([$Sheet1.N31];&quot;0.00&quot;)" office:value-type="string" office:string-value="0.00" calcext:value-type="string">
            <text:p>0.00</text:p>
          </table:table-cell>
          <table:table-cell table:style-name="ce82" table:formula="of:=TEXT([$Sheet1.O31];&quot;0.00&quot;)" office:value-type="string" office:string-value="0.00" calcext:value-type="string">
            <text:p>0.00</text:p>
          </table:table-cell>
          <table:table-cell table:style-name="ce82" table:formula="of:=TEXT([$Sheet1.P31];&quot;0.00&quot;)" office:value-type="string" office:string-value="0.00" calcext:value-type="string">
            <text:p>0.00</text:p>
          </table:table-cell>
          <table:table-cell table:style-name="ce82" table:formula="of:=TEXT([$Sheet1.Q31];&quot;0.00&quot;)" office:value-type="string" office:string-value="0.00" calcext:value-type="string">
            <text:p>0.00</text:p>
          </table:table-cell>
          <table:table-cell table:style-name="ce82" table:formula="of:=TEXT([$Sheet1.R31];&quot;0.00&quot;)" office:value-type="string" office:string-value="0.00" calcext:value-type="string">
            <text:p>0.00</text:p>
          </table:table-cell>
          <table:table-cell table:style-name="ce82" table:formula="of:=TEXT([$Sheet1.S31];&quot;0.00&quot;)" office:value-type="string" office:string-value="0.00" calcext:value-type="string">
            <text:p>0.00</text:p>
          </table:table-cell>
          <table:table-cell table:style-name="ce82" table:formula="of:=TEXT([$Sheet1.T31];&quot;0.00&quot;)" office:value-type="string" office:string-value="0.00" calcext:value-type="string">
            <text:p>0.00</text:p>
          </table:table-cell>
          <table:table-cell table:style-name="ce82" table:formula="of:=TEXT([$Sheet1.U31];&quot;0.00&quot;)" office:value-type="string" office:string-value="0.00" calcext:value-type="string">
            <text:p>0.00</text:p>
          </table:table-cell>
          <table:table-cell table:style-name="ce82" table:formula="of:=TEXT([$Sheet1.V31];&quot;0.00&quot;)" office:value-type="string" office:string-value="0.00" calcext:value-type="string">
            <text:p>0.00</text:p>
          </table:table-cell>
          <table:table-cell table:style-name="ce82" table:formula="of:=TEXT([$Sheet1.W31];&quot;0.00&quot;)" office:value-type="string" office:string-value="0.00" calcext:value-type="string">
            <text:p>0.00</text:p>
          </table:table-cell>
          <table:table-cell table:style-name="ce82" table:formula="of:=TEXT([$Sheet1.X31];&quot;0.00&quot;)" office:value-type="string" office:string-value="0.00" calcext:value-type="string">
            <text:p>0.00</text:p>
          </table:table-cell>
          <table:table-cell table:style-name="ce82" table:formula="of:=TEXT([$Sheet1.Y31];&quot;0.00&quot;)" office:value-type="string" office:string-value="0.00" calcext:value-type="string">
            <text:p>0.00</text:p>
          </table:table-cell>
          <table:table-cell table:style-name="ce82" table:formula="of:=TEXT([$Sheet1.Z31];&quot;0.00&quot;)" office:value-type="string" office:string-value="0.00" calcext:value-type="string">
            <text:p>0.00</text:p>
          </table:table-cell>
          <table:table-cell table:style-name="ce82" table:formula="of:=TEXT([$Sheet1.AA31];&quot;0.00&quot;)" office:value-type="string" office:string-value="0.00" calcext:value-type="string">
            <text:p>0.00</text:p>
          </table:table-cell>
          <table:table-cell table:style-name="ce82" table:formula="of:=TEXT([$Sheet1.AB31];&quot;0.00&quot;)" office:value-type="string" office:string-value="0.00" calcext:value-type="string">
            <text:p>0.00</text:p>
          </table:table-cell>
          <table:table-cell table:style-name="ce82" table:formula="of:=TEXT([$Sheet1.AC31];&quot;0.00&quot;)" office:value-type="string" office:string-value="0.00" calcext:value-type="string">
            <text:p>0.00</text:p>
          </table:table-cell>
          <table:table-cell table:style-name="ce82" table:formula="of:=TEXT([$Sheet1.AD31];&quot;0.00&quot;)" office:value-type="string" office:string-value="0.00" calcext:value-type="string">
            <text:p>0.00</text:p>
          </table:table-cell>
          <table:table-cell table:style-name="ce82" table:formula="of:=TEXT([$Sheet1.AE3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6">
          <table:table-cell table:formula="of:=CONCATENATE([.$AE$2];&quot;[&quot;;TEXT([.A29];&quot;0&quot;);&quot;]=[&quot;;COM.MICROSOFT.TEXTJOIN(&quot;, &quot;;1;[.A1:.A28]);&quot;]&quot;)" office:value-type="string" office:string-value="hikari_reply_weights[0]=[0.00, 0.10, 0.10, 0.00, 0.10, 0.00, 0.00, 0.00, 0.00, 0.00, 0.00, 0.00, 0.00, 0.00, 0.00, 0.00, 0.10, 0.00, 0.00, 0.00, 0.10, 0.00, 0.10, 0.10, 0.10, 0.10, 0.10, 0.00]" calcext:value-type="string">
            <text:p>hikari_reply_weights[0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B29];&quot;0&quot;);&quot;]=[&quot;;COM.MICROSOFT.TEXTJOIN(&quot;, &quot;;1;[.B1:.B28]);&quot;]&quot;)" office:value-type="string" office:string-value="hikari_reply_weights[1]=[0.00, 0.00, 0.10, 0.00, 0.00, 0.10, 0.00, 0.00, 0.00, 0.00, 0.20, 0.10, 0.00, 0.00, 0.00, 0.00, 0.00, 0.10, 0.10, 0.10, 0.00, 0.10, 0.00, 0.10, 0.00, 0.00, 0.00, 0.00]" calcext:value-type="string">
            <text:p>hikari_reply_weights[1]=[0.00, 0.00, 0.10, 0.00, 0.00, 0.10, 0.00, 0.00, 0.00, 0.00, 0.20, 0.10, 0.00, 0.00, 0.00, 0.00, 0.00, 0.10, 0.10, 0.10, 0.00, 0.10, 0.00, 0.10, 0.00, 0.00, 0.00, 0.00]</text:p>
          </table:table-cell>
          <table:table-cell table:formula="of:=CONCATENATE([.$AE$2];&quot;[&quot;;TEXT([.C29];&quot;0&quot;);&quot;]=[&quot;;COM.MICROSOFT.TEXTJOIN(&quot;, &quot;;1;[.C1:.C28]);&quot;]&quot;)" office:value-type="string" office:string-value="hikari_reply_weights[2]=[0.00, 0.00, 0.00, 0.00, 1.00, 0.00, 0.00, 0.00, 0.00, 0.00, 0.00, 0.00, 0.00, 0.00, 0.00, 0.00, 0.00, 0.00, 0.00, 1.00, 0.00, 1.00, 0.00, 0.00, 1.00, 1.00, 0.00, 0.00]" calcext:value-type="string">
            <text:p>hikari_reply_weights[2]=[0.00, 0.00, 0.00, 0.00, 1.00, 0.00, 0.00, 0.00, 0.00, 0.00, 0.00, 0.00, 0.00, 0.00, 0.00, 0.00, 0.00, 0.00, 0.00, 1.00, 0.00, 1.00, 0.00, 0.00, 1.00, 1.00, 0.00, 0.00]</text:p>
          </table:table-cell>
          <table:table-cell table:formula="of:=CONCATENATE([.$AE$2];&quot;[&quot;;TEXT([.D29];&quot;0&quot;);&quot;]=[&quot;;COM.MICROSOFT.TEXTJOIN(&quot;, &quot;;1;[.D1:.D28]);&quot;]&quot;)" office:value-type="string" office:string-value="hikari_reply_weights[3]=[0.00, 0.00, 0.00, 0.00, 0.00, 1.00, 0.00, 0.00, 0.00, 0.00, 0.00, 0.00, 0.00, 0.00, 0.00, 0.00, 0.00, 0.00, 0.00, 0.00, 0.00, 0.00, 0.00, 0.00, 0.00, 0.00, 0.00, 0.00]" calcext:value-type="string">
            <text:p>hikari_reply_weights[3]=[0.00, 0.00, 0.00, 0.00, 0.00, 1.00, 0.00, 0.00, 0.00, 0.00, 0.00, 0.00, 0.00, 0.00, 0.00, 0.00, 0.00, 0.00, 0.00, 0.00, 0.00, 0.00, 0.00, 0.00, 0.00, 0.00, 0.00, 0.00]</text:p>
          </table:table-cell>
          <table:table-cell table:formula="of:=CONCATENATE([.$AE$2];&quot;[&quot;;TEXT([.E29];&quot;0&quot;);&quot;]=[&quot;;COM.MICROSOFT.TEXTJOIN(&quot;, &quot;;1;[.E1:.E28]);&quot;]&quot;)" office:value-type="string" office:string-value="hikari_reply_weights[4]=[0.00, 0.10, 0.10, 0.00, 0.10, 0.00, 0.00, 0.00, 0.00, 0.00, 0.00, 0.00, 0.00, 0.00, 0.00, 0.00, 0.10, 0.00, 0.00, 0.00, 0.10, 0.00, 0.10, 0.10, 0.10, 0.10, 0.10, 0.00]" calcext:value-type="string">
            <text:p>hikari_reply_weights[4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F29];&quot;0&quot;);&quot;]=[&quot;;COM.MICROSOFT.TEXTJOIN(&quot;, &quot;;1;[.F1:.F28]);&quot;]&quot;)" office:value-type="string" office:string-value="hikari_reply_weights[5]=[0.00, 0.00, 0.00, 0.00, 0.00, 0.20, 0.00, 0.25, 0.00, 0.15, 0.00, 0.15, 0.00, 0.00, 0.00, 0.00, 0.00, 0.00, 0.25, 0.00, 0.00, 0.00, 0.00, 0.00, 0.00, 0.00, 0.00, 0.00]" calcext:value-type="string">
            <text:p>hikari_reply_weights[5]=[0.00, 0.00, 0.00, 0.00, 0.00, 0.20, 0.00, 0.25, 0.00, 0.15, 0.00, 0.15, 0.00, 0.00, 0.00, 0.00, 0.00, 0.00, 0.25, 0.00, 0.00, 0.00, 0.00, 0.00, 0.00, 0.00, 0.00, 0.00]</text:p>
          </table:table-cell>
          <table:table-cell table:formula="of:=CONCATENATE([.$AE$2];&quot;[&quot;;TEXT([.G29];&quot;0&quot;);&quot;]=[&quot;;COM.MICROSOFT.TEXTJOIN(&quot;, &quot;;1;[.G1:.G28]);&quot;]&quot;)" office:value-type="string" office:string-value="hikari_reply_weights[6]=[0.00, 0.00, 0.00, 0.00, 0.00, 5.00, 0.00, 0.00, 0.00, 0.00, 0.00, 0.00, 0.00, 0.00, 0.00, 1.00, 0.00, 1.00, 1.00, 0.00, 0.00, 0.00, 0.00, 0.00, 0.00, 0.00, 0.00, 0.00]" calcext:value-type="string">
            <text:p>hikari_reply_weights[6]=[0.00, 0.00, 0.00, 0.00, 0.00, 5.00, 0.00, 0.00, 0.00, 0.00, 0.00, 0.00, 0.00, 0.00, 0.00, 1.00, 0.00, 1.00, 1.00, 0.00, 0.00, 0.00, 0.00, 0.00, 0.00, 0.00, 0.00, 0.00]</text:p>
          </table:table-cell>
          <table:table-cell table:formula="of:=CONCATENATE([.$AE$2];&quot;[&quot;;TEXT([.H29];&quot;0&quot;);&quot;]=[&quot;;COM.MICROSOFT.TEXTJOIN(&quot;, &quot;;1;[.H1:.H28]);&quot;]&quot;)" office:value-type="string" office:string-value="hikari_reply_weights[7]=[0.00, 0.00, 0.00, 0.00, 0.00, 0.00, 0.00, 0.40, 0.00, 0.00, 0.10, 0.20, 0.00, 0.00, 0.00, 0.00, 0.00, 0.00, 0.20, 0.00, 0.00, 0.00, 0.00, 0.00, 0.10, 0.00, 0.00, 0.00]" calcext:value-type="string">
            <text:p>hikari_reply_weights[7]=[0.00, 0.00, 0.00, 0.00, 0.00, 0.00, 0.00, 0.40, 0.00, 0.00, 0.10, 0.20, 0.00, 0.00, 0.00, 0.00, 0.00, 0.00, 0.20, 0.00, 0.00, 0.00, 0.00, 0.00, 0.10, 0.00, 0.00, 0.00]</text:p>
          </table:table-cell>
          <table:table-cell table:formula="of:=CONCATENATE([.$AE$2];&quot;[&quot;;TEXT([.I29];&quot;0&quot;);&quot;]=[&quot;;COM.MICROSOFT.TEXTJOIN(&quot;, &quot;;1;[.I1:.I28]);&quot;]&quot;)" office:value-type="string" office:string-value="hikari_reply_weights[8]=[0.00, 0.00, 0.00, 0.00, 3.00, 0.00, 0.00, 0.00, 0.00, 0.00, 0.00, 1.00, 0.00, 0.00, 0.00, 0.00, 0.00, 0.00, 1.00, 0.00, 0.00, 1.00, 1.00, 0.00, 0.00, 1.00, 0.00, 0.00]" calcext:value-type="string">
            <text:p>hikari_reply_weights[8]=[0.00, 0.00, 0.00, 0.00, 3.00, 0.00, 0.00, 0.00, 0.00, 0.00, 0.00, 1.00, 0.00, 0.00, 0.00, 0.00, 0.00, 0.00, 1.00, 0.00, 0.00, 1.00, 1.00, 0.00, 0.00, 1.00, 0.00, 0.00]</text:p>
          </table:table-cell>
          <table:table-cell table:formula="of:=CONCATENATE([.$AE$2];&quot;[&quot;;TEXT([.J29];&quot;0&quot;);&quot;]=[&quot;;COM.MICROSOFT.TEXTJOIN(&quot;, &quot;;1;[.J1:.J28]);&quot;]&quot;)" office:value-type="string" office:string-value="hikari_reply_weights[9]=[0.00, 0.00, 0.00, 0.00, 0.00, 1.00, 0.00, 2.00, 0.00, 2.00, 0.00, 2.00, 0.00, 0.00, 0.00, 0.00, 0.00, 0.00, 3.00, 0.00, 0.00, 0.00, 0.00, 0.00, 0.00, 0.00, 0.00, 0.00]" calcext:value-type="string">
            <text:p>hikari_reply_weights[9]=[0.00, 0.00, 0.00, 0.00, 0.00, 1.00, 0.00, 2.00, 0.00, 2.00, 0.00, 2.00, 0.00, 0.00, 0.00, 0.00, 0.00, 0.00, 3.00, 0.00, 0.00, 0.00, 0.00, 0.00, 0.00, 0.00, 0.00, 0.00]</text:p>
          </table:table-cell>
          <table:table-cell table:formula="of:=CONCATENATE([.$AE$2];&quot;[&quot;;TEXT([.K29];&quot;0&quot;);&quot;]=[&quot;;COM.MICROSOFT.TEXTJOIN(&quot;, &quot;;1;[.K1:.K28]);&quot;]&quot;)" office:value-type="string" office:string-value="hikari_reply_weights[10]=[0.00, 0.00, 0.00, 0.00, 0.00, 0.00, 0.00, 2.00, 0.00, 0.00, 0.00, 2.00, 0.00, 0.00, 0.00, 0.00, 0.00, 1.00, 3.00, 0.00, 0.00, 0.00, 0.00, 0.00, 0.00, 0.00, 0.00, 0.00]" calcext:value-type="string">
            <text:p>hikari_reply_weights[10]=[0.00, 0.00, 0.00, 0.00, 0.00, 0.00, 0.00, 2.00, 0.00, 0.00, 0.00, 2.00, 0.00, 0.00, 0.00, 0.00, 0.00, 1.00, 3.00, 0.00, 0.00, 0.00, 0.00, 0.00, 0.00, 0.00, 0.00, 0.00]</text:p>
          </table:table-cell>
          <table:table-cell table:formula="of:=CONCATENATE([.$AE$2];&quot;[&quot;;TEXT([.L29];&quot;0&quot;);&quot;]=[&quot;;COM.MICROSOFT.TEXTJOIN(&quot;, &quot;;1;[.L1:.L28]);&quot;]&quot;)" office:value-type="string" office:string-value="hikari_reply_weights[11]=[0.00, 0.00, 0.00, 0.00, 0.00, 1.00, 0.00, 2.00, 0.00, 0.00, 0.00, 2.00, 0.00, 0.00, 0.00, 0.00, 0.00, 0.00, 3.00, 0.00, 0.00, 0.00, 0.00, 0.00, 0.00, 0.00, 0.00, 0.00]" calcext:value-type="string">
            <text:p>hikari_reply_weights[11]=[0.00, 0.00, 0.00, 0.00, 0.00, 1.00, 0.00, 2.00, 0.00, 0.00, 0.00, 2.00, 0.00, 0.00, 0.00, 0.00, 0.00, 0.00, 3.00, 0.00, 0.00, 0.00, 0.00, 0.00, 0.00, 0.00, 0.00, 0.00]</text:p>
          </table:table-cell>
          <table:table-cell table:formula="of:=CONCATENATE([.$AE$2];&quot;[&quot;;TEXT([.M29];&quot;0&quot;);&quot;]=[&quot;;COM.MICROSOFT.TEXTJOIN(&quot;, &quot;;1;[.M1:.M28]);&quot;]&quot;)" office:value-type="string" office:string-value="hikari_reply_weights[12]=[0.00, 0.00, 0.00, 0.00, 0.00, 5.00, 0.00, 0.00, 0.00, 0.00, 0.00, 1.00, 3.00, 1.00, 1.00, 0.00, 0.00, 1.00, 0.00, 0.00, 0.00, 0.00, 0.00, 0.00, 1.00, 0.00, 0.00, 0.00]" calcext:value-type="string">
            <text:p>hikari_reply_weights[12]=[0.00, 0.00, 0.00, 0.00, 0.00, 5.00, 0.00, 0.00, 0.00, 0.00, 0.00, 1.00, 3.00, 1.00, 1.00, 0.00, 0.00, 1.00, 0.00, 0.00, 0.00, 0.00, 0.00, 0.00, 1.00, 0.00, 0.00, 0.00]</text:p>
          </table:table-cell>
          <table:table-cell table:formula="of:=CONCATENATE([.$AE$2];&quot;[&quot;;TEXT([.N29];&quot;0&quot;);&quot;]=[&quot;;COM.MICROSOFT.TEXTJOIN(&quot;, &quot;;1;[.N1:.N28]);&quot;]&quot;)" office:value-type="string" office:string-value="hikari_reply_weights[13]=[0.00, 0.00, 0.00, 0.00, 0.00, 0.00, 0.00, 0.00, 0.00, 1.00, 4.00, 2.00, 0.00, 0.00, 0.00, 0.00, 0.00, 0.00, 0.00, 0.00, 0.00, 0.00, 0.00, 0.00, 0.00, 0.00, 0.00, 0.00]" calcext:value-type="string">
            <text:p>hikari_reply_weights[13]=[0.00, 0.00, 0.00, 0.00, 0.00, 0.00, 0.00, 0.00, 0.00, 1.00, 4.00, 2.00, 0.00, 0.00, 0.00, 0.00, 0.00, 0.00, 0.00, 0.00, 0.00, 0.00, 0.00, 0.00, 0.00, 0.00, 0.00, 0.00]</text:p>
          </table:table-cell>
          <table:table-cell table:formula="of:=CONCATENATE([.$AE$2];&quot;[&quot;;TEXT([.O29];&quot;0&quot;);&quot;]=[&quot;;COM.MICROSOFT.TEXTJOIN(&quot;, &quot;;1;[.O1:.O28]);&quot;]&quot;)" office:value-type="string" office:string-value="hikari_reply_weights[14]=[0.00, 0.00, 0.00, 0.00, 0.00, 0.00, 0.00, 0.00, 0.00, 2.00, 2.00, 0.00, 0.00, 0.00, 0.00, 0.00, 1.00, 0.00, 0.00, 0.00, 0.00, 1.00, 0.00, 1.00, 0.00, 0.00, 0.00, 0.00]" calcext:value-type="string">
            <text:p>hikari_reply_weights[14]=[0.00, 0.00, 0.00, 0.00, 0.00, 0.00, 0.00, 0.00, 0.00, 2.00, 2.00, 0.00, 0.00, 0.00, 0.00, 0.00, 1.00, 0.00, 0.00, 0.00, 0.00, 1.00, 0.00, 1.00, 0.00, 0.00, 0.00, 0.00]</text:p>
          </table:table-cell>
          <table:table-cell table:formula="of:=CONCATENATE([.$AE$2];&quot;[&quot;;TEXT([.P29];&quot;0&quot;);&quot;]=[&quot;;COM.MICROSOFT.TEXTJOIN(&quot;, &quot;;1;[.P1:.P28]);&quot;]&quot;)" office:value-type="string" office:string-value="hikari_reply_weights[15]=[0.00, 0.00, 0.00, 0.00, 0.00, 1.00, 0.00, 0.00, 0.00, 3.00, 2.00, 1.00, 0.00, 0.00, 0.00, 2.00, 0.00, 0.00, 0.00, 0.00, 0.00, 0.00, 0.00, 0.00, 0.00, 0.00, 0.00, 0.00]" calcext:value-type="string">
            <text:p>hikari_reply_weights[15]=[0.00, 0.00, 0.00, 0.00, 0.00, 1.00, 0.00, 0.00, 0.00, 3.00, 2.00, 1.00, 0.00, 0.00, 0.00, 2.00, 0.00, 0.00, 0.00, 0.00, 0.00, 0.00, 0.00, 0.00, 0.00, 0.00, 0.00, 0.00]</text:p>
          </table:table-cell>
          <table:table-cell table:formula="of:=CONCATENATE([.$AE$2];&quot;[&quot;;TEXT([.Q29];&quot;0&quot;);&quot;]=[&quot;;COM.MICROSOFT.TEXTJOIN(&quot;, &quot;;1;[.Q1:.Q28]);&quot;]&quot;)" office:value-type="string" office:string-value="hikari_reply_weights[16]=[0.00, 0.00, 0.00, 0.00, 0.00, 0.00, 0.00, 0.00, 0.00, 0.00, 1.00, 0.00, 0.00, 0.00, 0.00, 0.00, 0.00, 1.00, 0.00, 0.00, 0.00, 0.00, 0.00, 0.00, 0.00, 0.00, 0.00, 0.00]" calcext:value-type="string">
            <text:p>hikari_reply_weights[16]=[0.00, 0.00, 0.00, 0.00, 0.00, 0.00, 0.00, 0.00, 0.00, 0.00, 1.00, 0.00, 0.00, 0.00, 0.00, 0.00, 0.00, 1.00, 0.00, 0.00, 0.00, 0.00, 0.00, 0.00, 0.00, 0.00, 0.00, 0.00]</text:p>
          </table:table-cell>
          <table:table-cell table:formula="of:=CONCATENATE([.$AE$2];&quot;[&quot;;TEXT([.R29];&quot;0&quot;);&quot;]=[&quot;;COM.MICROSOFT.TEXTJOIN(&quot;, &quot;;1;[.R1:.R28]);&quot;]&quot;)" office:value-type="string" office:string-value="hikari_reply_weights[17]=[0.00, 0.00, 0.00, 0.00, 0.00, 4.00, 0.00, 0.00, 0.00, 1.00, 0.00, 1.00, 0.00, 0.00, 0.00, 0.00, 0.00, 0.00, 1.00, 0.00, 0.00, 0.00, 0.00, 0.00, 0.00, 0.00, 0.00, 0.00]" calcext:value-type="string">
            <text:p>hikari_reply_weights[17]=[0.00, 0.00, 0.00, 0.00, 0.00, 4.00, 0.00, 0.00, 0.00, 1.00, 0.00, 1.00, 0.00, 0.00, 0.00, 0.00, 0.00, 0.00, 1.00, 0.00, 0.00, 0.00, 0.00, 0.00, 0.00, 0.00, 0.00, 0.00]</text:p>
          </table:table-cell>
          <table:table-cell table:formula="of:=CONCATENATE([.$AE$2];&quot;[&quot;;TEXT([.S29];&quot;0&quot;);&quot;]=[&quot;;COM.MICROSOFT.TEXTJOIN(&quot;, &quot;;1;[.S1:.S28]);&quot;]&quot;)" office:value-type="string" office:string-value="hikari_reply_weights[18]=[0.00, 0.00, 0.00, 0.00, 0.00, 0.00, 0.00, 0.00, 0.00, 2.00, 2.00, 2.00, 0.00, 0.00, 0.00, 0.00, 0.00, 0.00, 1.00, 0.00, 0.00, 0.00, 0.00, 0.00, 0.00, 0.00, 0.00, 0.00]" calcext:value-type="string">
            <text:p>hikari_reply_weights[18]=[0.00, 0.00, 0.00, 0.00, 0.00, 0.00, 0.00, 0.00, 0.00, 2.00, 2.00, 2.00, 0.00, 0.00, 0.00, 0.00, 0.00, 0.00, 1.00, 0.00, 0.00, 0.00, 0.00, 0.00, 0.00, 0.00, 0.00, 0.00]</text:p>
          </table:table-cell>
          <table:table-cell table:formula="of:=CONCATENATE([.$AE$2];&quot;[&quot;;TEXT([.T29];&quot;0&quot;);&quot;]=[&quot;;COM.MICROSOFT.TEXTJOIN(&quot;, &quot;;1;[.T1:.T28]);&quot;]&quot;)" office:value-type="string" office:string-value="hikari_reply_weights[19]=[0.00, 0.00, 0.00, 0.00, 0.00, 5.00, 0.00, 0.00, 0.00, 0.00, 0.00, 1.00, 0.00, 0.00, 0.00, 0.00, 0.00, 0.00, 0.00, 3.00, 0.00, 0.00, 0.00, 0.00, 0.00, 0.00, 0.00, 0.00]" calcext:value-type="string">
            <text:p>hikari_reply_weights[19]=[0.00, 0.00, 0.00, 0.00, 0.00, 5.00, 0.00, 0.00, 0.00, 0.00, 0.00, 1.00, 0.00, 0.00, 0.00, 0.00, 0.00, 0.00, 0.00, 3.00, 0.00, 0.00, 0.00, 0.00, 0.00, 0.00, 0.00, 0.00]</text:p>
          </table:table-cell>
          <table:table-cell table:formula="of:=CONCATENATE([.$AE$2];&quot;[&quot;;TEXT([.U29];&quot;0&quot;);&quot;]=[&quot;;COM.MICROSOFT.TEXTJOIN(&quot;, &quot;;1;[.U1:.U28]);&quot;]&quot;)" office:value-type="string" office:string-value="hikari_reply_weights[20]=[3.00, 0.00, 0.00, 0.00, 3.00, 0.00, 0.00, 0.00, 0.00, 0.00, 0.00, 0.00, 0.00, 0.00, 0.00, 0.00, 0.00, 0.00, 0.00, 0.00, 0.00, 0.00, 0.00, 1.00, 0.00, 1.00, 1.00, 0.00]" calcext:value-type="string">
            <text:p>hikari_reply_weights[20]=[3.00, 0.00, 0.00, 0.00, 3.00, 0.00, 0.00, 0.00, 0.00, 0.00, 0.00, 0.00, 0.00, 0.00, 0.00, 0.00, 0.00, 0.00, 0.00, 0.00, 0.00, 0.00, 0.00, 1.00, 0.00, 1.00, 1.00, 0.00]</text:p>
          </table:table-cell>
          <table:table-cell table:formula="of:=CONCATENATE([.$AE$2];&quot;[&quot;;TEXT([.V29];&quot;0&quot;);&quot;]=[&quot;;COM.MICROSOFT.TEXTJOIN(&quot;, &quot;;1;[.V1:.V28]);&quot;]&quot;)" office:value-type="string" office:string-value="hikari_reply_weights[21]=[0.00, 0.00, 0.00, 0.00, 0.00, 0.00, 0.00, 0.00, 0.00, 0.00, 0.00, 0.00, 0.00, 0.00, 0.00, 0.00, 5.00, 1.00, 2.00, 0.00, 0.00, 0.00, 0.00, 0.00, 0.00, 0.00, 0.00, 0.00]" calcext:value-type="string">
            <text:p>hikari_reply_weights[21]=[0.00, 0.00, 0.00, 0.00, 0.00, 0.00, 0.00, 0.00, 0.00, 0.00, 0.00, 0.00, 0.00, 0.00, 0.00, 0.00, 5.00, 1.00, 2.00, 0.00, 0.00, 0.00, 0.00, 0.00, 0.00, 0.00, 0.00, 0.00]</text:p>
          </table:table-cell>
          <table:table-cell table:formula="of:=CONCATENATE([.$AE$2];&quot;[&quot;;TEXT([.W29];&quot;0&quot;);&quot;]=[&quot;;COM.MICROSOFT.TEXTJOIN(&quot;, &quot;;1;[.W1:.W28]);&quot;]&quot;)" office:value-type="string" office:string-value="hikari_reply_weights[22]=[0.00, 0.00, 0.00, 0.00, 0.00, 0.00, 0.00, 0.00, 0.00, 0.00, 0.00, 0.00, 0.00, 0.00, 0.00, 0.00, 2.00, 2.00, 0.00, 1.00, 0.00, 0.00, 3.00, 0.00, 0.00, 0.00, 0.00, 0.00]" calcext:value-type="string">
            <text:p>hikari_reply_weights[22]=[0.00, 0.00, 0.00, 0.00, 0.00, 0.00, 0.00, 0.00, 0.00, 0.00, 0.00, 0.00, 0.00, 0.00, 0.00, 0.00, 2.00, 2.00, 0.00, 1.00, 0.00, 0.00, 3.00, 0.00, 0.00, 0.00, 0.00, 0.00]</text:p>
          </table:table-cell>
          <table:table-cell table:formula="of:=CONCATENATE([.$AE$2];&quot;[&quot;;TEXT([.X29];&quot;0&quot;);&quot;]=[&quot;;COM.MICROSOFT.TEXTJOIN(&quot;, &quot;;1;[.X1:.X28]);&quot;]&quot;)" office:value-type="string" office:string-value="hikari_reply_weights[23]=[0.00, 0.00, 0.00, 0.00, 0.00, 0.00, 0.00, 0.00, 0.00, 0.00, 0.00, 0.00, 2.00, 2.00, 2.00, 2.00, 3.00, 2.00, 1.00, 0.00, 0.00, 0.00, 0.00, 0.00, 0.00, 0.00, 0.00, 0.00]" calcext:value-type="string">
            <text:p>hikari_reply_weights[23]=[0.00, 0.00, 0.00, 0.00, 0.00, 0.00, 0.00, 0.00, 0.00, 0.00, 0.00, 0.00, 2.00, 2.00, 2.00, 2.00, 3.00, 2.00, 1.00, 0.00, 0.00, 0.00, 0.00, 0.00, 0.00, 0.00, 0.00, 0.00]</text:p>
          </table:table-cell>
          <table:table-cell table:formula="of:=CONCATENATE([.$AE$2];&quot;[&quot;;TEXT([.Y29];&quot;0&quot;);&quot;]=[&quot;;COM.MICROSOFT.TEXTJOIN(&quot;, &quot;;1;[.Y1:.Y28]);&quot;]&quot;)" office:value-type="string" office:string-value="hikari_reply_weights[24]=[0.00, 0.00, 0.00, 0.00, 0.00, 0.00, 0.00, 0.00, 0.00, 0.00, 0.00, 0.00, 0.00, 0.00, 0.00, 0.00, 0.00, 0.00, 1.00, 0.00, 0.00, 0.00, 0.00, 0.00, 4.00, 0.00, 0.00, 0.00]" calcext:value-type="string">
            <text:p>hikari_reply_weights[24]=[0.00, 0.00, 0.00, 0.00, 0.00, 0.00, 0.00, 0.00, 0.00, 0.00, 0.00, 0.00, 0.00, 0.00, 0.00, 0.00, 0.00, 0.00, 1.00, 0.00, 0.00, 0.00, 0.00, 0.00, 4.00, 0.00, 0.00, 0.00]</text:p>
          </table:table-cell>
          <table:table-cell table:formula="of:=CONCATENATE([.$AE$2];&quot;[&quot;;TEXT([.Z29];&quot;0&quot;);&quot;]=[&quot;;COM.MICROSOFT.TEXTJOIN(&quot;, &quot;;1;[.Z1:.Z28]);&quot;]&quot;)" office:value-type="string" office:string-value="hikari_reply_weights[25]=[1.00, 0.00, 0.00, 0.00, 1.00, 0.00, 0.00, 0.00, 0.00, 0.00, 0.00, 0.00, 0.00, 0.00, 0.00, 0.00, 0.00, 0.00, 0.00, 0.00, 0.00, 0.00, 0.00, 0.00, 0.00, 1.00, 1.00, 0.00]" calcext:value-type="string">
            <text:p>hikari_reply_weights[25]=[1.00, 0.00, 0.00, 0.00, 1.00, 0.00, 0.00, 0.00, 0.00, 0.00, 0.00, 0.00, 0.00, 0.00, 0.00, 0.00, 0.00, 0.00, 0.00, 0.00, 0.00, 0.00, 0.00, 0.00, 0.00, 1.00, 1.00, 0.00]</text:p>
          </table:table-cell>
          <table:table-cell table:formula="of:=CONCATENATE([.$AE$2];&quot;[&quot;;TEXT([.AA29];&quot;0&quot;);&quot;]=[&quot;;COM.MICROSOFT.TEXTJOIN(&quot;, &quot;;1;[.AA1:.AA28]);&quot;]&quot;)" office:value-type="string" office:string-value="hikari_reply_weights[26]=[0.00, 0.00, 0.00, 0.00, 1.00, 0.00, 0.00, 0.00, 0.00, 0.00, 0.00, 0.00, 0.00, 0.00, 0.00, 0.00, 0.00, 0.00, 0.00, 0.00, 0.00, 0.00, 0.00, 0.00, 0.00, 0.00, 1.00, 0.00]" calcext:value-type="string">
            <text:p>hikari_reply_weights[26]=[0.00, 0.00, 0.00, 0.00, 1.00, 0.00, 0.00, 0.00, 0.00, 0.00, 0.00, 0.00, 0.00, 0.00, 0.00, 0.00, 0.00, 0.00, 0.00, 0.00, 0.00, 0.00, 0.00, 0.00, 0.00, 0.00, 1.00, 0.00]</text:p>
          </table:table-cell>
          <table:table-cell table:formula="of:=CONCATENATE([.$AE$2];&quot;[&quot;;TEXT([.AB29];&quot;0&quot;);&quot;]=[&quot;;COM.MICROSOFT.TEXTJOIN(&quot;, &quot;;1;[.AB1:.AB28]);&quot;]&quot;)" office:value-type="string" office:string-value="hikari_reply_weights[27]=[0.20, 0.00, 0.00, 0.00, 0.10, 0.00, 0.05, 0.00, 0.20, 0.05, 0.00, 0.05, 0.00, 0.00, 0.00, 0.00, 0.00, 0.00, 0.00, 0.00, 0.00, 0.10, 0.05, 0.10, 0.10, 0.00, 0.00, 0.00]" calcext:value-type="string">
            <text:p>hikari_reply_weights[27]=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formula="of:=CONCATENATE(&quot;[&quot;;COM.MICROSOFT.TEXTJOIN(&quot;, &quot;;1;[.A1:.A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B1:.B28]);&quot;]&quot;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formula="of:=CONCATENATE(&quot;[&quot;;COM.MICROSOFT.TEXTJOIN(&quot;, &quot;;1;[.C1:.C28]);&quot;]&quot;)" office:value-type="string" office:string-value="[0.00, 0.00, 0.00, 0.00, 1.00, 0.00, 0.00, 0.00, 0.00, 0.00, 0.00, 0.00, 0.00, 0.00, 0.00, 0.00, 0.00, 0.00, 0.00, 1.00, 0.00, 1.00, 0.00, 0.00, 1.00, 1.00, 0.00, 0.00]" calcext:value-type="string">
            <text:p>[0.00, 0.00, 0.00, 0.00, 1.00, 0.00, 0.00, 0.00, 0.00, 0.00, 0.00, 0.00, 0.00, 0.00, 0.00, 0.00, 0.00, 0.00, 0.00, 1.00, 0.00, 1.00, 0.00, 0.00, 1.00, 1.00, 0.00, 0.00]</text:p>
          </table:table-cell>
          <table:table-cell table:formula="of:=CONCATENATE(&quot;[&quot;;COM.MICROSOFT.TEXTJOIN(&quot;, &quot;;1;[.D1:.D28]);&quot;]&quot;)" office:value-type="string" office:string-value="[0.00, 0.00, 0.00, 0.00, 0.00, 1.00, 0.00, 0.00, 0.00, 0.00, 0.00, 0.00, 0.00, 0.00, 0.00, 0.00, 0.00, 0.00, 0.00, 0.00, 0.00, 0.00, 0.00, 0.00, 0.00, 0.00, 0.00, 0.00]" calcext:value-type="string">
            <text:p>[0.00, 0.00, 0.00, 0.00, 0.00, 1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E1:.E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F1:.F28]);&quot;]&quot;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formula="of:=CONCATENATE(&quot;[&quot;;COM.MICROSOFT.TEXTJOIN(&quot;, &quot;;1;[.G1:.G28]);&quot;]&quot;)" office:value-type="string" office:string-value="[0.00, 0.00, 0.00, 0.00, 0.00, 5.00, 0.00, 0.00, 0.00, 0.00, 0.00, 0.00, 0.00, 0.00, 0.00, 1.00, 0.00, 1.00, 1.00, 0.00, 0.00, 0.00, 0.00, 0.00, 0.00, 0.00, 0.00, 0.00]" calcext:value-type="string">
            <text:p>[0.00, 0.00, 0.00, 0.00, 0.00, 5.00, 0.00, 0.00, 0.00, 0.00, 0.00, 0.00, 0.00, 0.00, 0.00, 1.00, 0.00, 1.00, 1.00, 0.00, 0.00, 0.00, 0.00, 0.00, 0.00, 0.00, 0.00, 0.00]</text:p>
          </table:table-cell>
          <table:table-cell table:formula="of:=CONCATENATE(&quot;[&quot;;COM.MICROSOFT.TEXTJOIN(&quot;, &quot;;1;[.H1:.H28]);&quot;]&quot;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formula="of:=CONCATENATE(&quot;[&quot;;COM.MICROSOFT.TEXTJOIN(&quot;, &quot;;1;[.I1:.I28]);&quot;]&quot;)" office:value-type="string" office:string-value="[0.00, 0.00, 0.00, 0.00, 3.00, 0.00, 0.00, 0.00, 0.00, 0.00, 0.00, 1.00, 0.00, 0.00, 0.00, 0.00, 0.00, 0.00, 1.00, 0.00, 0.00, 1.00, 1.00, 0.00, 0.00, 1.00, 0.00, 0.00]" calcext:value-type="string">
            <text:p>[0.00, 0.00, 0.00, 0.00, 3.00, 0.00, 0.00, 0.00, 0.00, 0.00, 0.00, 1.00, 0.00, 0.00, 0.00, 0.00, 0.00, 0.00, 1.00, 0.00, 0.00, 1.00, 1.00, 0.00, 0.00, 1.00, 0.00, 0.00]</text:p>
          </table:table-cell>
          <table:table-cell table:formula="of:=CONCATENATE(&quot;[&quot;;COM.MICROSOFT.TEXTJOIN(&quot;, &quot;;1;[.J1:.J28]);&quot;]&quot;)" office:value-type="string" office:string-value="[0.00, 0.00, 0.00, 0.00, 0.00, 1.00, 0.00, 2.00, 0.00, 2.00, 0.00, 2.00, 0.00, 0.00, 0.00, 0.00, 0.00, 0.00, 3.00, 0.00, 0.00, 0.00, 0.00, 0.00, 0.00, 0.00, 0.00, 0.00]" calcext:value-type="string">
            <text:p>[0.00, 0.00, 0.00, 0.00, 0.00, 1.00, 0.00, 2.00, 0.00, 2.00, 0.00, 2.00, 0.00, 0.00, 0.00, 0.00, 0.00, 0.00, 3.00, 0.00, 0.00, 0.00, 0.00, 0.00, 0.00, 0.00, 0.00, 0.00]</text:p>
          </table:table-cell>
          <table:table-cell table:formula="of:=CONCATENATE(&quot;[&quot;;COM.MICROSOFT.TEXTJOIN(&quot;, &quot;;1;[.K1:.K28]);&quot;]&quot;)" office:value-type="string" office:string-value="[0.00, 0.00, 0.00, 0.00, 0.00, 0.00, 0.00, 2.00, 0.00, 0.00, 0.00, 2.00, 0.00, 0.00, 0.00, 0.00, 0.00, 1.00, 3.00, 0.00, 0.00, 0.00, 0.00, 0.00, 0.00, 0.00, 0.00, 0.00]" calcext:value-type="string">
            <text:p>[0.00, 0.00, 0.00, 0.00, 0.00, 0.00, 0.00, 2.00, 0.00, 0.00, 0.00, 2.00, 0.00, 0.00, 0.00, 0.00, 0.00, 1.00, 3.00, 0.00, 0.00, 0.00, 0.00, 0.00, 0.00, 0.00, 0.00, 0.00]</text:p>
          </table:table-cell>
          <table:table-cell table:formula="of:=CONCATENATE(&quot;[&quot;;COM.MICROSOFT.TEXTJOIN(&quot;, &quot;;1;[.L1:.L28]);&quot;]&quot;)" office:value-type="string" office:string-value="[0.00, 0.00, 0.00, 0.00, 0.00, 1.00, 0.00, 2.00, 0.00, 0.00, 0.00, 2.00, 0.00, 0.00, 0.00, 0.00, 0.00, 0.00, 3.00, 0.00, 0.00, 0.00, 0.00, 0.00, 0.00, 0.00, 0.00, 0.00]" calcext:value-type="string">
            <text:p>[0.00, 0.00, 0.00, 0.00, 0.00, 1.00, 0.00, 2.00, 0.00, 0.00, 0.00, 2.00, 0.00, 0.00, 0.00, 0.00, 0.00, 0.00, 3.00, 0.00, 0.00, 0.00, 0.00, 0.00, 0.00, 0.00, 0.00, 0.00]</text:p>
          </table:table-cell>
          <table:table-cell table:formula="of:=CONCATENATE(&quot;[&quot;;COM.MICROSOFT.TEXTJOIN(&quot;, &quot;;1;[.M1:.M28]);&quot;]&quot;)" office:value-type="string" office:string-value="[0.00, 0.00, 0.00, 0.00, 0.00, 5.00, 0.00, 0.00, 0.00, 0.00, 0.00, 1.00, 3.00, 1.00, 1.00, 0.00, 0.00, 1.00, 0.00, 0.00, 0.00, 0.00, 0.00, 0.00, 1.00, 0.00, 0.00, 0.00]" calcext:value-type="string">
            <text:p>[0.00, 0.00, 0.00, 0.00, 0.00, 5.00, 0.00, 0.00, 0.00, 0.00, 0.00, 1.00, 3.00, 1.00, 1.00, 0.00, 0.00, 1.00, 0.00, 0.00, 0.00, 0.00, 0.00, 0.00, 1.00, 0.00, 0.00, 0.00]</text:p>
          </table:table-cell>
          <table:table-cell table:formula="of:=CONCATENATE(&quot;[&quot;;COM.MICROSOFT.TEXTJOIN(&quot;, &quot;;1;[.N1:.N28]);&quot;]&quot;)" office:value-type="string" office:string-value="[0.00, 0.00, 0.00, 0.00, 0.00, 0.00, 0.00, 0.00, 0.00, 1.00, 4.00, 2.00, 0.00, 0.00, 0.00, 0.00, 0.00, 0.00, 0.00, 0.00, 0.00, 0.00, 0.00, 0.00, 0.00, 0.00, 0.00, 0.00]" calcext:value-type="string">
            <text:p>[0.00, 0.00, 0.00, 0.00, 0.00, 0.00, 0.00, 0.00, 0.00, 1.00, 4.00, 2.00, 0.00, 0.00, 0.00, 0.00, 0.00, 0.00, 0.00, 0.00, 0.00, 0.00, 0.00, 0.00, 0.00, 0.00, 0.00, 0.00]</text:p>
          </table:table-cell>
          <table:table-cell table:formula="of:=CONCATENATE(&quot;[&quot;;COM.MICROSOFT.TEXTJOIN(&quot;, &quot;;1;[.O1:.O28]);&quot;]&quot;)" office:value-type="string" office:string-value="[0.00, 0.00, 0.00, 0.00, 0.00, 0.00, 0.00, 0.00, 0.00, 2.00, 2.00, 0.00, 0.00, 0.00, 0.00, 0.00, 1.00, 0.00, 0.00, 0.00, 0.00, 1.00, 0.00, 1.00, 0.00, 0.00, 0.00, 0.00]" calcext:value-type="string">
            <text:p>[0.00, 0.00, 0.00, 0.00, 0.00, 0.00, 0.00, 0.00, 0.00, 2.00, 2.00, 0.00, 0.00, 0.00, 0.00, 0.00, 1.00, 0.00, 0.00, 0.00, 0.00, 1.00, 0.00, 1.00, 0.00, 0.00, 0.00, 0.00]</text:p>
          </table:table-cell>
          <table:table-cell table:formula="of:=CONCATENATE(&quot;[&quot;;COM.MICROSOFT.TEXTJOIN(&quot;, &quot;;1;[.P1:.P28]);&quot;]&quot;)" office:value-type="string" office:string-value="[0.00, 0.00, 0.00, 0.00, 0.00, 1.00, 0.00, 0.00, 0.00, 3.00, 2.00, 1.00, 0.00, 0.00, 0.00, 2.00, 0.00, 0.00, 0.00, 0.00, 0.00, 0.00, 0.00, 0.00, 0.00, 0.00, 0.00, 0.00]" calcext:value-type="string">
            <text:p>[0.00, 0.00, 0.00, 0.00, 0.00, 1.00, 0.00, 0.00, 0.00, 3.00, 2.00, 1.00, 0.00, 0.00, 0.00, 2.00, 0.00, 0.00, 0.00, 0.00, 0.00, 0.00, 0.00, 0.00, 0.00, 0.00, 0.00, 0.00]</text:p>
          </table:table-cell>
          <table:table-cell table:formula="of:=CONCATENATE(&quot;[&quot;;COM.MICROSOFT.TEXTJOIN(&quot;, &quot;;1;[.Q1:.Q28]);&quot;]&quot;)" office:value-type="string" office:string-value="[0.00, 0.00, 0.00, 0.00, 0.00, 0.00, 0.00, 0.00, 0.00, 0.00, 1.00, 0.00, 0.00, 0.00, 0.00, 0.00, 0.00, 1.00, 0.00, 0.00, 0.00, 0.00, 0.00, 0.00, 0.00, 0.00, 0.00, 0.00]" calcext:value-type="string">
            <text:p>[0.00, 0.00, 0.00, 0.00, 0.00, 0.00, 0.00, 0.00, 0.00, 0.00, 1.00, 0.00, 0.00, 0.00, 0.00, 0.00, 0.00, 1.00, 0.00, 0.00, 0.00, 0.00, 0.00, 0.00, 0.00, 0.00, 0.00, 0.00]</text:p>
          </table:table-cell>
          <table:table-cell table:formula="of:=CONCATENATE(&quot;[&quot;;COM.MICROSOFT.TEXTJOIN(&quot;, &quot;;1;[.R1:.R28]);&quot;]&quot;)" office:value-type="string" office:string-value="[0.00, 0.00, 0.00, 0.00, 0.00, 4.00, 0.00, 0.00, 0.00, 1.00, 0.00, 1.00, 0.00, 0.00, 0.00, 0.00, 0.00, 0.00, 1.00, 0.00, 0.00, 0.00, 0.00, 0.00, 0.00, 0.00, 0.00, 0.00]" calcext:value-type="string">
            <text:p>[0.00, 0.00, 0.00, 0.00, 0.00, 4.00, 0.00, 0.00, 0.00, 1.00, 0.00, 1.00, 0.00, 0.00, 0.00, 0.00, 0.00, 0.00, 1.00, 0.00, 0.00, 0.00, 0.00, 0.00, 0.00, 0.00, 0.00, 0.00]</text:p>
          </table:table-cell>
          <table:table-cell table:formula="of:=CONCATENATE(&quot;[&quot;;COM.MICROSOFT.TEXTJOIN(&quot;, &quot;;1;[.S1:.S28]);&quot;]&quot;)" office:value-type="string" office:string-value="[0.00, 0.00, 0.00, 0.00, 0.00, 0.00, 0.00, 0.00, 0.00, 2.00, 2.00, 2.00, 0.00, 0.00, 0.00, 0.00, 0.00, 0.00, 1.00, 0.00, 0.00, 0.00, 0.00, 0.00, 0.00, 0.00, 0.00, 0.00]" calcext:value-type="string">
            <text:p>[0.00, 0.00, 0.00, 0.00, 0.00, 0.00, 0.00, 0.00, 0.00, 2.00, 2.00, 2.00, 0.00, 0.00, 0.00, 0.00, 0.00, 0.00, 1.00, 0.00, 0.00, 0.00, 0.00, 0.00, 0.00, 0.00, 0.00, 0.00]</text:p>
          </table:table-cell>
          <table:table-cell table:formula="of:=CONCATENATE(&quot;[&quot;;COM.MICROSOFT.TEXTJOIN(&quot;, &quot;;1;[.T1:.T28]);&quot;]&quot;)" office:value-type="string" office:string-value="[0.00, 0.00, 0.00, 0.00, 0.00, 5.00, 0.00, 0.00, 0.00, 0.00, 0.00, 1.00, 0.00, 0.00, 0.00, 0.00, 0.00, 0.00, 0.00, 3.00, 0.00, 0.00, 0.00, 0.00, 0.00, 0.00, 0.00, 0.00]" calcext:value-type="string">
            <text:p>[0.00, 0.00, 0.00, 0.00, 0.00, 5.00, 0.00, 0.00, 0.00, 0.00, 0.00, 1.00, 0.00, 0.00, 0.00, 0.00, 0.00, 0.00, 0.00, 3.00, 0.00, 0.00, 0.00, 0.00, 0.00, 0.00, 0.00, 0.00]</text:p>
          </table:table-cell>
          <table:table-cell table:formula="of:=CONCATENATE(&quot;[&quot;;COM.MICROSOFT.TEXTJOIN(&quot;, &quot;;1;[.U1:.U28]);&quot;]&quot;)" office:value-type="string" office:string-value="[3.00, 0.00, 0.00, 0.00, 3.00, 0.00, 0.00, 0.00, 0.00, 0.00, 0.00, 0.00, 0.00, 0.00, 0.00, 0.00, 0.00, 0.00, 0.00, 0.00, 0.00, 0.00, 0.00, 1.00, 0.00, 1.00, 1.00, 0.00]" calcext:value-type="string">
            <text:p>[3.00, 0.00, 0.00, 0.00, 3.00, 0.00, 0.00, 0.00, 0.00, 0.00, 0.00, 0.00, 0.00, 0.00, 0.00, 0.00, 0.00, 0.00, 0.00, 0.00, 0.00, 0.00, 0.00, 1.00, 0.00, 1.00, 1.00, 0.00]</text:p>
          </table:table-cell>
          <table:table-cell table:formula="of:=CONCATENATE(&quot;[&quot;;COM.MICROSOFT.TEXTJOIN(&quot;, &quot;;1;[.V1:.V28]);&quot;]&quot;)" office:value-type="string" office:string-value="[0.00, 0.00, 0.00, 0.00, 0.00, 0.00, 0.00, 0.00, 0.00, 0.00, 0.00, 0.00, 0.00, 0.00, 0.00, 0.00, 5.00, 1.00, 2.00, 0.00, 0.00, 0.00, 0.00, 0.00, 0.00, 0.00, 0.00, 0.00]" calcext:value-type="string">
            <text:p>[0.00, 0.00, 0.00, 0.00, 0.00, 0.00, 0.00, 0.00, 0.00, 0.00, 0.00, 0.00, 0.00, 0.00, 0.00, 0.00, 5.00, 1.00, 2.00, 0.00, 0.00, 0.00, 0.00, 0.00, 0.00, 0.00, 0.00, 0.00]</text:p>
          </table:table-cell>
          <table:table-cell table:formula="of:=CONCATENATE(&quot;[&quot;;COM.MICROSOFT.TEXTJOIN(&quot;, &quot;;1;[.W1:.W28]);&quot;]&quot;)" office:value-type="string" office:string-value="[0.00, 0.00, 0.00, 0.00, 0.00, 0.00, 0.00, 0.00, 0.00, 0.00, 0.00, 0.00, 0.00, 0.00, 0.00, 0.00, 2.00, 2.00, 0.00, 1.00, 0.00, 0.00, 3.00, 0.00, 0.00, 0.00, 0.00, 0.00]" calcext:value-type="string">
            <text:p>[0.00, 0.00, 0.00, 0.00, 0.00, 0.00, 0.00, 0.00, 0.00, 0.00, 0.00, 0.00, 0.00, 0.00, 0.00, 0.00, 2.00, 2.00, 0.00, 1.00, 0.00, 0.00, 3.00, 0.00, 0.00, 0.00, 0.00, 0.00]</text:p>
          </table:table-cell>
          <table:table-cell table:formula="of:=CONCATENATE(&quot;[&quot;;COM.MICROSOFT.TEXTJOIN(&quot;, &quot;;1;[.X1:.X28]);&quot;]&quot;)" office:value-type="string" office:string-value="[0.00, 0.00, 0.00, 0.00, 0.00, 0.00, 0.00, 0.00, 0.00, 0.00, 0.00, 0.00, 2.00, 2.00, 2.00, 2.00, 3.00, 2.00, 1.00, 0.00, 0.00, 0.00, 0.00, 0.00, 0.00, 0.00, 0.00, 0.00]" calcext:value-type="string">
            <text:p>[0.00, 0.00, 0.00, 0.00, 0.00, 0.00, 0.00, 0.00, 0.00, 0.00, 0.00, 0.00, 2.00, 2.00, 2.00, 2.00, 3.00, 2.00, 1.00, 0.00, 0.00, 0.00, 0.00, 0.00, 0.00, 0.00, 0.00, 0.00]</text:p>
          </table:table-cell>
          <table:table-cell table:formula="of:=CONCATENATE(&quot;[&quot;;COM.MICROSOFT.TEXTJOIN(&quot;, &quot;;1;[.Y1:.Y28]);&quot;]&quot;)" office:value-type="string" office:string-value="[0.00, 0.00, 0.00, 0.00, 0.00, 0.00, 0.00, 0.00, 0.00, 0.00, 0.00, 0.00, 0.00, 0.00, 0.00, 0.00, 0.00, 0.00, 1.00, 0.00, 0.00, 0.00, 0.00, 0.00, 4.00, 0.00, 0.00, 0.00]" calcext:value-type="string">
            <text:p>[0.00, 0.00, 0.00, 0.00, 0.00, 0.00, 0.00, 0.00, 0.00, 0.00, 0.00, 0.00, 0.00, 0.00, 0.00, 0.00, 0.00, 0.00, 1.00, 0.00, 0.00, 0.00, 0.00, 0.00, 4.00, 0.00, 0.00, 0.00]</text:p>
          </table:table-cell>
          <table:table-cell table:formula="of:=CONCATENATE(&quot;[&quot;;COM.MICROSOFT.TEXTJOIN(&quot;, &quot;;1;[.Z1:.Z28]);&quot;]&quot;)" office:value-type="string" office:string-value="[1.00, 0.00, 0.00, 0.00, 1.00, 0.00, 0.00, 0.00, 0.00, 0.00, 0.00, 0.00, 0.00, 0.00, 0.00, 0.00, 0.00, 0.00, 0.00, 0.00, 0.00, 0.00, 0.00, 0.00, 0.00, 1.00, 1.00, 0.00]" calcext:value-type="string">
            <text:p>[1.00, 0.00, 0.00, 0.00, 1.00, 0.00, 0.00, 0.00, 0.00, 0.00, 0.00, 0.00, 0.00, 0.00, 0.00, 0.00, 0.00, 0.00, 0.00, 0.00, 0.00, 0.00, 0.00, 0.00, 0.00, 1.00, 1.00, 0.00]</text:p>
          </table:table-cell>
          <table:table-cell table:formula="of:=CONCATENATE(&quot;[&quot;;COM.MICROSOFT.TEXTJOIN(&quot;, &quot;;1;[.AA1:.AA28]);&quot;]&quot;)" office:value-type="string" office:string-value="[0.00, 0.00, 0.00, 0.00, 1.00, 0.00, 0.00, 0.00, 0.00, 0.00, 0.00, 0.00, 0.00, 0.00, 0.00, 0.00, 0.00, 0.00, 0.00, 0.00, 0.00, 0.00, 0.00, 0.00, 0.00, 0.00, 1.00, 0.00]" calcext:value-type="string">
            <text:p>[0.00, 0.00, 0.00, 0.00, 1.00, 0.00, 0.00, 0.00, 0.00, 0.00, 0.00, 0.00, 0.00, 0.00, 0.00, 0.00, 0.00, 0.00, 0.00, 0.00, 0.00, 0.00, 0.00, 0.00, 0.00, 0.00, 1.00, 0.00]</text:p>
          </table:table-cell>
          <table:table-cell table:formula="of:=CONCATENATE(&quot;[&quot;;COM.MICROSOFT.TEXTJOIN(&quot;, &quot;;1;[.AB1:.AB28]);&quot;]&quot;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number-columns-repeated="31"/>
        </table:table-row>
        <table:table-row table:style-name="ro6">
          <table:table-cell office:value-type="string" calcext:value-type="string">
            <text:p>Index+1</text:p>
          </table:table-cell>
          <table:table-cell table:number-columns-repeated="3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ADDRESS(31;[.A34])" office:value-type="string" office:string-value="$A$31" calcext:value-type="string">
            <text:p>$A$31</text:p>
          </table:table-cell>
          <table:table-cell table:formula="of:=INDIRECT([.B34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ADDRESS(31;[.A35])" office:value-type="string" office:string-value="$B$31" calcext:value-type="string">
            <text:p>$B$31</text:p>
          </table:table-cell>
          <table:table-cell table:formula="of:=INDIRECT([.B35]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number-columns-repeated="28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ADDRESS(31;[.A36])" office:value-type="string" office:string-value="$C$31" calcext:value-type="string">
            <text:p>$C$31</text:p>
          </table:table-cell>
          <table:table-cell table:formula="of:=INDIRECT([.B36])" office:value-type="string" office:string-value="[0.00, 0.00, 0.00, 0.00, 1.00, 0.00, 0.00, 0.00, 0.00, 0.00, 0.00, 0.00, 0.00, 0.00, 0.00, 0.00, 0.00, 0.00, 0.00, 1.00, 0.00, 1.00, 0.00, 0.00, 1.00, 1.00, 0.00, 0.00]" calcext:value-type="string">
            <text:p>[0.00, 0.00, 0.00, 0.00, 1.00, 0.00, 0.00, 0.00, 0.00, 0.00, 0.00, 0.00, 0.00, 0.00, 0.00, 0.00, 0.00, 0.00, 0.00, 1.00, 0.00, 1.00, 0.00, 0.00, 1.00, 1.00, 0.00, 0.00]</text:p>
          </table:table-cell>
          <table:table-cell table:number-columns-repeated="2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ADDRESS(31;[.A37])" office:value-type="string" office:string-value="$D$31" calcext:value-type="string">
            <text:p>$D$31</text:p>
          </table:table-cell>
          <table:table-cell table:formula="of:=INDIRECT([.B37])" office:value-type="string" office:string-value="[0.00, 0.00, 0.00, 0.00, 0.00, 1.00, 0.00, 0.00, 0.00, 0.00, 0.00, 0.00, 0.00, 0.00, 0.00, 0.00, 0.00, 0.00, 0.00, 0.00, 0.00, 0.00, 0.00, 0.00, 0.00, 0.00, 0.00, 0.00]" calcext:value-type="string">
            <text:p>[0.00, 0.00, 0.00, 0.00, 0.00, 1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ADDRESS(31;[.A38])" office:value-type="string" office:string-value="$E$31" calcext:value-type="string">
            <text:p>$E$31</text:p>
          </table:table-cell>
          <table:table-cell table:formula="of:=INDIRECT([.B38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ADDRESS(31;[.A39])" office:value-type="string" office:string-value="$F$31" calcext:value-type="string">
            <text:p>$F$31</text:p>
          </table:table-cell>
          <table:table-cell table:formula="of:=INDIRECT([.B39]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ADDRESS(31;[.A40])" office:value-type="string" office:string-value="$G$31" calcext:value-type="string">
            <text:p>$G$31</text:p>
          </table:table-cell>
          <table:table-cell table:formula="of:=INDIRECT([.B40])" office:value-type="string" office:string-value="[0.00, 0.00, 0.00, 0.00, 0.00, 5.00, 0.00, 0.00, 0.00, 0.00, 0.00, 0.00, 0.00, 0.00, 0.00, 1.00, 0.00, 1.00, 1.00, 0.00, 0.00, 0.00, 0.00, 0.00, 0.00, 0.00, 0.00, 0.00]" calcext:value-type="string">
            <text:p>[0.00, 0.00, 0.00, 0.00, 0.00, 5.00, 0.00, 0.00, 0.00, 0.00, 0.00, 0.00, 0.00, 0.00, 0.00, 1.00, 0.00, 1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ADDRESS(31;[.A41])" office:value-type="string" office:string-value="$H$31" calcext:value-type="string">
            <text:p>$H$31</text:p>
          </table:table-cell>
          <table:table-cell table:formula="of:=INDIRECT([.B41]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number-columns-repeated="28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ADDRESS(31;[.A42])" office:value-type="string" office:string-value="$I$31" calcext:value-type="string">
            <text:p>$I$31</text:p>
          </table:table-cell>
          <table:table-cell table:formula="of:=INDIRECT([.B42])" office:value-type="string" office:string-value="[0.00, 0.00, 0.00, 0.00, 3.00, 0.00, 0.00, 0.00, 0.00, 0.00, 0.00, 1.00, 0.00, 0.00, 0.00, 0.00, 0.00, 0.00, 1.00, 0.00, 0.00, 1.00, 1.00, 0.00, 0.00, 1.00, 0.00, 0.00]" calcext:value-type="string">
            <text:p>[0.00, 0.00, 0.00, 0.00, 3.00, 0.00, 0.00, 0.00, 0.00, 0.00, 0.00, 1.00, 0.00, 0.00, 0.00, 0.00, 0.00, 0.00, 1.00, 0.00, 0.00, 1.00, 1.00, 0.00, 0.00, 1.00, 0.00, 0.00]</text:p>
          </table:table-cell>
          <table:table-cell table:number-columns-repeated="28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ADDRESS(31;[.A43])" office:value-type="string" office:string-value="$J$31" calcext:value-type="string">
            <text:p>$J$31</text:p>
          </table:table-cell>
          <table:table-cell table:formula="of:=INDIRECT([.B43])" office:value-type="string" office:string-value="[0.00, 0.00, 0.00, 0.00, 0.00, 1.00, 0.00, 2.00, 0.00, 2.00, 0.00, 2.00, 0.00, 0.00, 0.00, 0.00, 0.00, 0.00, 3.00, 0.00, 0.00, 0.00, 0.00, 0.00, 0.00, 0.00, 0.00, 0.00]" calcext:value-type="string">
            <text:p>[0.00, 0.00, 0.00, 0.00, 0.00, 1.00, 0.00, 2.00, 0.00, 2.00, 0.00, 2.00, 0.00, 0.00, 0.00, 0.00, 0.00, 0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ADDRESS(31;[.A44])" office:value-type="string" office:string-value="$K$31" calcext:value-type="string">
            <text:p>$K$31</text:p>
          </table:table-cell>
          <table:table-cell table:formula="of:=INDIRECT([.B44])" office:value-type="string" office:string-value="[0.00, 0.00, 0.00, 0.00, 0.00, 0.00, 0.00, 2.00, 0.00, 0.00, 0.00, 2.00, 0.00, 0.00, 0.00, 0.00, 0.00, 1.00, 3.00, 0.00, 0.00, 0.00, 0.00, 0.00, 0.00, 0.00, 0.00, 0.00]" calcext:value-type="string">
            <text:p>[0.00, 0.00, 0.00, 0.00, 0.00, 0.00, 0.00, 2.00, 0.00, 0.00, 0.00, 2.00, 0.00, 0.00, 0.00, 0.00, 0.00, 1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ADDRESS(31;[.A45])" office:value-type="string" office:string-value="$L$31" calcext:value-type="string">
            <text:p>$L$31</text:p>
          </table:table-cell>
          <table:table-cell table:formula="of:=INDIRECT([.B45])" office:value-type="string" office:string-value="[0.00, 0.00, 0.00, 0.00, 0.00, 1.00, 0.00, 2.00, 0.00, 0.00, 0.00, 2.00, 0.00, 0.00, 0.00, 0.00, 0.00, 0.00, 3.00, 0.00, 0.00, 0.00, 0.00, 0.00, 0.00, 0.00, 0.00, 0.00]" calcext:value-type="string">
            <text:p>[0.00, 0.00, 0.00, 0.00, 0.00, 1.00, 0.00, 2.00, 0.00, 0.00, 0.00, 2.00, 0.00, 0.00, 0.00, 0.00, 0.00, 0.00, 3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ADDRESS(31;[.A46])" office:value-type="string" office:string-value="$M$31" calcext:value-type="string">
            <text:p>$M$31</text:p>
          </table:table-cell>
          <table:table-cell table:formula="of:=INDIRECT([.B46])" office:value-type="string" office:string-value="[0.00, 0.00, 0.00, 0.00, 0.00, 5.00, 0.00, 0.00, 0.00, 0.00, 0.00, 1.00, 3.00, 1.00, 1.00, 0.00, 0.00, 1.00, 0.00, 0.00, 0.00, 0.00, 0.00, 0.00, 1.00, 0.00, 0.00, 0.00]" calcext:value-type="string">
            <text:p>[0.00, 0.00, 0.00, 0.00, 0.00, 5.00, 0.00, 0.00, 0.00, 0.00, 0.00, 1.00, 3.00, 1.00, 1.00, 0.00, 0.00, 1.00, 0.00, 0.00, 0.00, 0.00, 0.00, 0.00, 1.00, 0.00, 0.00, 0.00]</text:p>
          </table:table-cell>
          <table:table-cell table:number-columns-repeated="28"/>
        </table:table-row>
        <table:table-row table:style-name="ro6">
          <table:table-cell office:value-type="float" office:value="14" calcext:value-type="float">
            <text:p>14</text:p>
          </table:table-cell>
          <table:table-cell table:formula="of:=ADDRESS(31;[.A47])" office:value-type="string" office:string-value="$N$31" calcext:value-type="string">
            <text:p>$N$31</text:p>
          </table:table-cell>
          <table:table-cell table:formula="of:=INDIRECT([.B47])" office:value-type="string" office:string-value="[0.00, 0.00, 0.00, 0.00, 0.00, 0.00, 0.00, 0.00, 0.00, 1.00, 4.00, 2.00, 0.00, 0.00, 0.00, 0.00, 0.00, 0.00, 0.00, 0.00, 0.00, 0.00, 0.00, 0.00, 0.00, 0.00, 0.00, 0.00]" calcext:value-type="string">
            <text:p>[0.00, 0.00, 0.00, 0.00, 0.00, 0.00, 0.00, 0.00, 0.00, 1.00, 4.00, 2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ADDRESS(31;[.A48])" office:value-type="string" office:string-value="$O$31" calcext:value-type="string">
            <text:p>$O$31</text:p>
          </table:table-cell>
          <table:table-cell table:formula="of:=INDIRECT([.B48])" office:value-type="string" office:string-value="[0.00, 0.00, 0.00, 0.00, 0.00, 0.00, 0.00, 0.00, 0.00, 2.00, 2.00, 0.00, 0.00, 0.00, 0.00, 0.00, 1.00, 0.00, 0.00, 0.00, 0.00, 1.00, 0.00, 1.00, 0.00, 0.00, 0.00, 0.00]" calcext:value-type="string">
            <text:p>[0.00, 0.00, 0.00, 0.00, 0.00, 0.00, 0.00, 0.00, 0.00, 2.00, 2.00, 0.00, 0.00, 0.00, 0.00, 0.00, 1.00, 0.00, 0.00, 0.00, 0.00, 1.00, 0.00, 1.00, 0.00, 0.00, 0.00, 0.00]</text:p>
          </table:table-cell>
          <table:table-cell table:number-columns-repeated="28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ADDRESS(31;[.A49])" office:value-type="string" office:string-value="$P$31" calcext:value-type="string">
            <text:p>$P$31</text:p>
          </table:table-cell>
          <table:table-cell table:formula="of:=INDIRECT([.B49])" office:value-type="string" office:string-value="[0.00, 0.00, 0.00, 0.00, 0.00, 1.00, 0.00, 0.00, 0.00, 3.00, 2.00, 1.00, 0.00, 0.00, 0.00, 2.00, 0.00, 0.00, 0.00, 0.00, 0.00, 0.00, 0.00, 0.00, 0.00, 0.00, 0.00, 0.00]" calcext:value-type="string">
            <text:p>[0.00, 0.00, 0.00, 0.00, 0.00, 1.00, 0.00, 0.00, 0.00, 3.00, 2.00, 1.00, 0.00, 0.00, 0.00, 2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ADDRESS(31;[.A50])" office:value-type="string" office:string-value="$Q$31" calcext:value-type="string">
            <text:p>$Q$31</text:p>
          </table:table-cell>
          <table:table-cell table:formula="of:=INDIRECT([.B50])" office:value-type="string" office:string-value="[0.00, 0.00, 0.00, 0.00, 0.00, 0.00, 0.00, 0.00, 0.00, 0.00, 1.00, 0.00, 0.00, 0.00, 0.00, 0.00, 0.00, 1.00, 0.00, 0.00, 0.00, 0.00, 0.00, 0.00, 0.00, 0.00, 0.00, 0.00]" calcext:value-type="string">
            <text:p>[0.00, 0.00, 0.00, 0.00, 0.00, 0.00, 0.00, 0.00, 0.00, 0.00, 1.00, 0.00, 0.00, 0.00, 0.00, 0.00, 0.00, 1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ADDRESS(31;[.A51])" office:value-type="string" office:string-value="$R$31" calcext:value-type="string">
            <text:p>$R$31</text:p>
          </table:table-cell>
          <table:table-cell table:formula="of:=INDIRECT([.B51])" office:value-type="string" office:string-value="[0.00, 0.00, 0.00, 0.00, 0.00, 4.00, 0.00, 0.00, 0.00, 1.00, 0.00, 1.00, 0.00, 0.00, 0.00, 0.00, 0.00, 0.00, 1.00, 0.00, 0.00, 0.00, 0.00, 0.00, 0.00, 0.00, 0.00, 0.00]" calcext:value-type="string">
            <text:p>[0.00, 0.00, 0.00, 0.00, 0.00, 4.00, 0.00, 0.00, 0.00, 1.00, 0.00, 1.00, 0.00, 0.00, 0.00, 0.00, 0.00, 0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ADDRESS(31;[.A52])" office:value-type="string" office:string-value="$S$31" calcext:value-type="string">
            <text:p>$S$31</text:p>
          </table:table-cell>
          <table:table-cell table:formula="of:=INDIRECT([.B52])" office:value-type="string" office:string-value="[0.00, 0.00, 0.00, 0.00, 0.00, 0.00, 0.00, 0.00, 0.00, 2.00, 2.00, 2.00, 0.00, 0.00, 0.00, 0.00, 0.00, 0.00, 1.00, 0.00, 0.00, 0.00, 0.00, 0.00, 0.00, 0.00, 0.00, 0.00]" calcext:value-type="string">
            <text:p>[0.00, 0.00, 0.00, 0.00, 0.00, 0.00, 0.00, 0.00, 0.00, 2.00, 2.00, 2.00, 0.00, 0.00, 0.00, 0.00, 0.00, 0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ADDRESS(31;[.A53])" office:value-type="string" office:string-value="$T$31" calcext:value-type="string">
            <text:p>$T$31</text:p>
          </table:table-cell>
          <table:table-cell table:formula="of:=INDIRECT([.B53])" office:value-type="string" office:string-value="[0.00, 0.00, 0.00, 0.00, 0.00, 5.00, 0.00, 0.00, 0.00, 0.00, 0.00, 1.00, 0.00, 0.00, 0.00, 0.00, 0.00, 0.00, 0.00, 3.00, 0.00, 0.00, 0.00, 0.00, 0.00, 0.00, 0.00, 0.00]" calcext:value-type="string">
            <text:p>[0.00, 0.00, 0.00, 0.00, 0.00, 5.00, 0.00, 0.00, 0.00, 0.00, 0.00, 1.00, 0.00, 0.00, 0.00, 0.00, 0.00, 0.00, 0.00, 3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ADDRESS(31;[.A54])" office:value-type="string" office:string-value="$U$31" calcext:value-type="string">
            <text:p>$U$31</text:p>
          </table:table-cell>
          <table:table-cell table:formula="of:=INDIRECT([.B54])" office:value-type="string" office:string-value="[3.00, 0.00, 0.00, 0.00, 3.00, 0.00, 0.00, 0.00, 0.00, 0.00, 0.00, 0.00, 0.00, 0.00, 0.00, 0.00, 0.00, 0.00, 0.00, 0.00, 0.00, 0.00, 0.00, 1.00, 0.00, 1.00, 1.00, 0.00]" calcext:value-type="string">
            <text:p>[3.00, 0.00, 0.00, 0.00, 3.00, 0.00, 0.00, 0.00, 0.00, 0.00, 0.00, 0.00, 0.00, 0.00, 0.00, 0.00, 0.00, 0.00, 0.00, 0.00, 0.00, 0.00, 0.00, 1.00, 0.00, 1.00, 1.00, 0.00]</text:p>
          </table:table-cell>
          <table:table-cell table:number-columns-repeated="28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ADDRESS(31;[.A55])" office:value-type="string" office:string-value="$V$31" calcext:value-type="string">
            <text:p>$V$31</text:p>
          </table:table-cell>
          <table:table-cell table:formula="of:=INDIRECT([.B55])" office:value-type="string" office:string-value="[0.00, 0.00, 0.00, 0.00, 0.00, 0.00, 0.00, 0.00, 0.00, 0.00, 0.00, 0.00, 0.00, 0.00, 0.00, 0.00, 5.00, 1.00, 2.00, 0.00, 0.00, 0.00, 0.00, 0.00, 0.00, 0.00, 0.00, 0.00]" calcext:value-type="string">
            <text:p>[0.00, 0.00, 0.00, 0.00, 0.00, 0.00, 0.00, 0.00, 0.00, 0.00, 0.00, 0.00, 0.00, 0.00, 0.00, 0.00, 5.00, 1.00, 2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ADDRESS(31;[.A56])" office:value-type="string" office:string-value="$W$31" calcext:value-type="string">
            <text:p>$W$31</text:p>
          </table:table-cell>
          <table:table-cell table:formula="of:=INDIRECT([.B56])" office:value-type="string" office:string-value="[0.00, 0.00, 0.00, 0.00, 0.00, 0.00, 0.00, 0.00, 0.00, 0.00, 0.00, 0.00, 0.00, 0.00, 0.00, 0.00, 2.00, 2.00, 0.00, 1.00, 0.00, 0.00, 3.00, 0.00, 0.00, 0.00, 0.00, 0.00]" calcext:value-type="string">
            <text:p>[0.00, 0.00, 0.00, 0.00, 0.00, 0.00, 0.00, 0.00, 0.00, 0.00, 0.00, 0.00, 0.00, 0.00, 0.00, 0.00, 2.00, 2.00, 0.00, 1.00, 0.00, 0.00, 3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ADDRESS(31;[.A57])" office:value-type="string" office:string-value="$X$31" calcext:value-type="string">
            <text:p>$X$31</text:p>
          </table:table-cell>
          <table:table-cell table:formula="of:=INDIRECT([.B57])" office:value-type="string" office:string-value="[0.00, 0.00, 0.00, 0.00, 0.00, 0.00, 0.00, 0.00, 0.00, 0.00, 0.00, 0.00, 2.00, 2.00, 2.00, 2.00, 3.00, 2.00, 1.00, 0.00, 0.00, 0.00, 0.00, 0.00, 0.00, 0.00, 0.00, 0.00]" calcext:value-type="string">
            <text:p>[0.00, 0.00, 0.00, 0.00, 0.00, 0.00, 0.00, 0.00, 0.00, 0.00, 0.00, 0.00, 2.00, 2.00, 2.00, 2.00, 3.00, 2.00, 1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ADDRESS(31;[.A58])" office:value-type="string" office:string-value="$Y$31" calcext:value-type="string">
            <text:p>$Y$31</text:p>
          </table:table-cell>
          <table:table-cell table:formula="of:=INDIRECT([.B58])" office:value-type="string" office:string-value="[0.00, 0.00, 0.00, 0.00, 0.00, 0.00, 0.00, 0.00, 0.00, 0.00, 0.00, 0.00, 0.00, 0.00, 0.00, 0.00, 0.00, 0.00, 1.00, 0.00, 0.00, 0.00, 0.00, 0.00, 4.00, 0.00, 0.00, 0.00]" calcext:value-type="string">
            <text:p>[0.00, 0.00, 0.00, 0.00, 0.00, 0.00, 0.00, 0.00, 0.00, 0.00, 0.00, 0.00, 0.00, 0.00, 0.00, 0.00, 0.00, 0.00, 1.00, 0.00, 0.00, 0.00, 0.00, 0.00, 4.00, 0.00, 0.00, 0.00]</text:p>
          </table:table-cell>
          <table:table-cell table:number-columns-repeated="28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ADDRESS(31;[.A59])" office:value-type="string" office:string-value="$Z$31" calcext:value-type="string">
            <text:p>$Z$31</text:p>
          </table:table-cell>
          <table:table-cell table:formula="of:=INDIRECT([.B59])" office:value-type="string" office:string-value="[1.00, 0.00, 0.00, 0.00, 1.00, 0.00, 0.00, 0.00, 0.00, 0.00, 0.00, 0.00, 0.00, 0.00, 0.00, 0.00, 0.00, 0.00, 0.00, 0.00, 0.00, 0.00, 0.00, 0.00, 0.00, 1.00, 1.00, 0.00]" calcext:value-type="string">
            <text:p>[1.00, 0.00, 0.00, 0.00, 1.00, 0.00, 0.00, 0.00, 0.00, 0.00, 0.00, 0.00, 0.00, 0.00, 0.00, 0.00, 0.00, 0.00, 0.00, 0.00, 0.00, 0.00, 0.00, 0.00, 0.00, 1.00, 1.00, 0.00]</text:p>
          </table:table-cell>
          <table:table-cell table:number-columns-repeated="28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ADDRESS(31;[.A60])" office:value-type="string" office:string-value="$AA$31" calcext:value-type="string">
            <text:p>$AA$31</text:p>
          </table:table-cell>
          <table:table-cell table:formula="of:=INDIRECT([.B60])" office:value-type="string" office:string-value="[0.00, 0.00, 0.00, 0.00, 1.00, 0.00, 0.00, 0.00, 0.00, 0.00, 0.00, 0.00, 0.00, 0.00, 0.00, 0.00, 0.00, 0.00, 0.00, 0.00, 0.00, 0.00, 0.00, 0.00, 0.00, 0.00, 1.00, 0.00]" calcext:value-type="string">
            <text:p>[0.00, 0.00, 0.00, 0.00, 1.00, 0.00, 0.00, 0.00, 0.00, 0.00, 0.00, 0.00, 0.00, 0.00, 0.00, 0.00, 0.00, 0.00, 0.00, 0.00, 0.00, 0.00, 0.00, 0.00, 0.00, 0.00, 1.00, 0.00]</text:p>
          </table:table-cell>
          <table:table-cell table:number-columns-repeated="28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ADDRESS(31;[.A61])" office:value-type="string" office:string-value="$AB$31" calcext:value-type="string">
            <text:p>$AB$31</text:p>
          </table:table-cell>
          <table:table-cell table:formula="of:=INDIRECT([.B61]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28"/>
        </table:table-row>
        <table:table-row table:style-name="ro6" table:number-rows-repeated="2">
          <table:table-cell table:number-columns-repeated="31"/>
        </table:table-row>
        <table:table-row table:style-name="ro6">
          <table:table-cell table:formula="of:=CONCATENATE([.$AE$2];&quot;=[&quot;;COM.MICROSOFT.TEXTJOIN(&quot;, &quot;;1;[.C34:.C61]);&quot;]&quot;)" office:value-type="string" office:string-value="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1.00, 0.00, 0.00, 0.00, 0.00, 0.00, 0.00, 0.00, 0.00, 0.00, 0.00, 0.00, 0.00, 0.00, 0.00, 1.00, 0.00, 1.00, 0.00, 0.00, 1.00, 1.00, 0.00, 0.00], [0.00, 0.00, 0.00, 0.00, 0.00, 1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5.00, 0.00, 0.00, 0.00, 0.00, 0.00, 0.00, 0.00, 0.00, 0.00, 1.00, 0.00, 1.00, 1.00, 0.00, 0.00, 0.00, 0.00, 0.00, 0.00, 0.00, 0.00, 0.00], [0.00, 0.00, 0.00, 0.00, 0.00, 0.00, 0.00, 0.40, 0.00, 0.00, 0.10, 0.20, 0.00, 0.00, 0.00, 0.00, 0.00, 0.00, 0.20, 0.00, 0.00, 0.00, 0.00, 0.00, 0.10, 0.00, 0.00, 0.00], [0.00, 0.00, 0.00, 0.00, 3.00, 0.00, 0.00, 0.00, 0.00, 0.00, 0.00, 1.00, 0.00, 0.00, 0.00, 0.00, 0.00, 0.00, 1.00, 0.00, 0.00, 1.00, 1.00, 0.00, 0.00, 1.00, 0.00, 0.00], [0.00, 0.00, 0.00, 0.00, 0.00, 1.00, 0.00, 2.00, 0.00, 2.00, 0.00, 2.00, 0.00, 0.00, 0.00, 0.00, 0.00, 0.00, 3.00, 0.00, 0.00, 0.00, 0.00, 0.00, 0.00, 0.00, 0.00, 0.00], [0.00, 0.00, 0.00, 0.00, 0.00, 0.00, 0.00, 2.00, 0.00, 0.00, 0.00, 2.00, 0.00, 0.00, 0.00, 0.00, 0.00, 1.00, 3.00, 0.00, 0.00, 0.00, 0.00, 0.00, 0.00, 0.00, 0.00, 0.00], [0.00, 0.00, 0.00, 0.00, 0.00, 1.00, 0.00, 2.00, 0.00, 0.00, 0.00, 2.00, 0.00, 0.00, 0.00, 0.00, 0.00, 0.00, 3.00, 0.00, 0.00, 0.00, 0.00, 0.00, 0.00, 0.00, 0.00, 0.00], [0.00, 0.00, 0.00, 0.00, 0.00, 5.00, 0.00, 0.00, 0.00, 0.00, 0.00, 1.00, 3.00, 1.00, 1.00, 0.00, 0.00, 1.00, 0.00, 0.00, 0.00, 0.00, 0.00, 0.00, 1.00, 0.00, 0.00, 0.00], [0.00, 0.00, 0.00, 0.00, 0.00, 0.00, 0.00, 0.00, 0.00, 1.00, 4.00, 2.00, 0.00, 0.00, 0.00, 0.00, 0.00, 0.00, 0.00, 0.00, 0.00, 0.00, 0.00, 0.00, 0.00, 0.00, 0.00, 0.00], [0.00, 0.00, 0.00, 0.00, 0.00, 0.00, 0.00, 0.00, 0.00, 2.00, 2.00, 0.00, 0.00, 0.00, 0.00, 0.00, 1.00, 0.00, 0.00, 0.00, 0.00, 1.00, 0.00, 1.00, 0.00, 0.00, 0.00, 0.00], [0.00, 0.00, 0.00, 0.00, 0.00, 1.00, 0.00, 0.00, 0.00, 3.00, 2.00, 1.00, 0.00, 0.00, 0.00, 2.00, 0.00, 0.00, 0.00, 0.00, 0.00, 0.00, 0.00, 0.00, 0.00, 0.00, 0.00, 0.00], [0.00, 0.00, 0.00, 0.00, 0.00, 0.00, 0.00, 0.00, 0.00, 0.00, 1.00, 0.00, 0.00, 0.00, 0.00, 0.00, 0.00, 1.00, 0.00, 0.00, 0.00, 0.00, 0.00, 0.00, 0.00, 0.00, 0.00, 0.00], [0.00, 0.00, 0.00, 0.00, 0.00, 4.00, 0.00, 0.00, 0.00, 1.00, 0.00, 1.00, 0.00, 0.00, 0.00, 0.00, 0.00, 0.00, 1.00, 0.00, 0.00, 0.00, 0.00, 0.00, 0.00, 0.00, 0.00, 0.00], [0.00, 0.00, 0.00, 0.00, 0.00, 0.00, 0.00, 0.00, 0.00, 2.00, 2.00, 2.00, 0.00, 0.00, 0.00, 0.00, 0.00, 0.00, 1.00, 0.00, 0.00, 0.00, 0.00, 0.00, 0.00, 0.00, 0.00, 0.00], [0.00, 0.00, 0.00, 0.00, 0.00, 5.00, 0.00, 0.00, 0.00, 0.00, 0.00, 1.00, 0.00, 0.00, 0.00, 0.00, 0.00, 0.00, 0.00, 3.00, 0.00, 0.00, 0.00, 0.00, 0.00, 0.00, 0.00, 0.00], [3.00, 0.00, 0.00, 0.00, 3.00, 0.00, 0.00, 0.00, 0.00, 0.00, 0.00, 0.00, 0.00, 0.00, 0.00, 0.00, 0.00, 0.00, 0.00, 0.00, 0.00, 0.00, 0.00, 1.00, 0.00, 1.00, 1.00, 0.00], [0.00, 0.00, 0.00, 0.00, 0.00, 0.00, 0.00, 0.00, 0.00, 0.00, 0.00, 0.00, 0.00, 0.00, 0.00, 0.00, 5.00, 1.00, 2.00, 0.00, 0.00, 0.00, 0.00, 0.00, 0.00, 0.00, 0.00, 0.00], [0.00, 0.00, 0.00, 0.00, 0.00, 0.00, 0.00, 0.00, 0.00, 0.00, 0.00, 0.00, 0.00, 0.00, 0.00, 0.00, 2.00, 2.00, 0.00, 1.00, 0.00, 0.00, 3.00, 0.00, 0.00, 0.00, 0.00, 0.00], [0.00, 0.00, 0.00, 0.00, 0.00, 0.00, 0.00, 0.00, 0.00, 0.00, 0.00, 0.00, 2.00, 2.00, 2.00, 2.00, 3.00, 2.00, 1.00, 0.00, 0.00, 0.00, 0.00, 0.00, 0.00, 0.00, 0.00, 0.00], [0.00, 0.00, 0.00, 0.00, 0.00, 0.00, 0.00, 0.00, 0.00, 0.00, 0.00, 0.00, 0.00, 0.00, 0.00, 0.00, 0.00, 0.00, 1.00, 0.00, 0.00, 0.00, 0.00, 0.00, 4.00, 0.00, 0.00, 0.00], [1.00, 0.00, 0.00, 0.00, 1.00, 0.00, 0.00, 0.00, 0.00, 0.00, 0.00, 0.00, 0.00, 0.00, 0.00, 0.00, 0.00, 0.00, 0.00, 0.00, 0.00, 0.00, 0.00, 0.00, 0.00, 1.00, 1.00, 0.00], [0.00, 0.00, 0.00, 0.00, 1.00, 0.00, 0.00, 0.00, 0.00, 0.00, 0.00, 0.00, 0.00, 0.00, 0.00, 0.00, 0.00, 0.00, 0.00, 0.00, 0.00, 0.00, 0.00, 0.00, 0.00, 0.00, 1.00, 0.00], [0.20, 0.00, 0.00, 0.00, 0.10, 0.00, 0.05, 0.00, 0.20, 0.05, 0.00, 0.05, 0.00, 0.00, 0.00, 0.00, 0.00, 0.00, 0.00, 0.00, 0.00, 0.10, 0.05, 0.10, 0.10, 0.00, 0.00, 0.00]]" calcext:value-type="string">
            <text:p>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1.00, 0.00, 0.00, 0.00, 0.00, 0.00, 0.00, 0.00, 0.00, 0.00, 0.00, 0.00, 0.00, 0.00, 0.00, 1.00, 0.00, 1.00, 0.00, 0.00, 1.00, 1.00, 0.00, 0.00], [0.00, 0.00, 0.00, 0.00, 0.00, 1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5.00, 0.00, 0.00, 0.00, 0.00, 0.00, 0.00, 0.00, 0.00, 0.00, 1.00, 0.00, 1.00, 1.00, 0.00, 0.00, 0.00, 0.00, 0.00, 0.00, 0.00, 0.00, 0.00], [0.00, 0.00, 0.00, 0.00, 0.00, 0.00, 0.00, 0.40, 0.00, 0.00, 0.10, 0.20, 0.00, 0.00, 0.00, 0.00, 0.00, 0.00, 0.20, 0.00, 0.00, 0.00, 0.00, 0.00, 0.10, 0.00, 0.00, 0.00], [0.00, 0.00, 0.00, 0.00, 3.00, 0.00, 0.00, 0.00, 0.00, 0.00, 0.00, 1.00, 0.00, 0.00, 0.00, 0.00, 0.00, 0.00, 1.00, 0.00, 0.00, 1.00, 1.00, 0.00, 0.00, 1.00, 0.00, 0.00], [0.00, 0.00, 0.00, 0.00, 0.00, 1.00, 0.00, 2.00, 0.00, 2.00, 0.00, 2.00, 0.00, 0.00, 0.00, 0.00, 0.00, 0.00, 3.00, 0.00, 0.00, 0.00, 0.00, 0.00, 0.00, 0.00, 0.00, 0.00], [0.00, 0.00, 0.00, 0.00, 0.00, 0.00, 0.00, 2.00, 0.00, 0.00, 0.00, 2.00, 0.00, 0.00, 0.00, 0.00, 0.00, 1.00, 3.00, 0.00, 0.00, 0.00, 0.00, 0.00, 0.00, 0.00, 0.00, 0.00], [0.00, 0.00, 0.00, 0.00, 0.00, 1.00, 0.00, 2.00, 0.00, 0.00, 0.00, 2.00, 0.00, 0.00, 0.00, 0.00, 0.00, 0.00, 3.00, 0.00, 0.00, 0.00, 0.00, 0.00, 0.00, 0.00, 0.00, 0.00], [0.00, 0.00, 0.00, 0.00, 0.00, 5.00, 0.00, 0.00, 0.00, 0.00, 0.00, 1.00, 3.00, 1.00, 1.00, 0.00, 0.00, 1.00, 0.00, 0.00, 0.00, 0.00, 0.00, 0.00, 1.00, 0.00, 0.00, 0.00], [0.00, 0.00, 0.00, 0.00, 0.00, 0.00, 0.00, 0.00, 0.00, 1.00, 4.00, 2.00, 0.00, 0.00, 0.00, 0.00, 0.00, 0.00, 0.00, 0.00, 0.00, 0.00, 0.00, 0.00, 0.00, 0.00, 0.00, 0.00], [0.00, 0.00, 0.00, 0.00, 0.00, 0.00, 0.00, 0.00, 0.00, 2.00, 2.00, 0.00, 0.00, 0.00, 0.00, 0.00, 1.00, 0.00, 0.00, 0.00, 0.00, 1.00, 0.00, 1.00, 0.00, 0.00, 0.00, 0.00], [0.00, 0.00, 0.00, 0.00, 0.00, 1.00, 0.00, 0.00, 0.00, 3.00, 2.00, 1.00, 0.00, 0.00, 0.00, 2.00, 0.00, 0.00, 0.00, 0.00, 0.00, 0.00, 0.00, 0.00, 0.00, 0.00, 0.00, 0.00], [0.00, 0.00, 0.00, 0.00, 0.00, 0.00, 0.00, 0.00, 0.00, 0.00, 1.00, 0.00, 0.00, 0.00, 0.00, 0.00, 0.00, 1.00, 0.00, 0.00, 0.00, 0.00, 0.00, 0.00, 0.00, 0.00, 0.00, 0.00], [0.00, 0.00, 0.00, 0.00, 0.00, 4.00, 0.00, 0.00, 0.00, 1.00, 0.00, 1.00, 0.00, 0.00, 0.00, 0.00, 0.00, 0.00, 1.00, 0.00, 0.00, 0.00, 0.00, 0.00, 0.00, 0.00, 0.00, 0.00], [0.00, 0.00, 0.00, 0.00, 0.00, 0.00, 0.00, 0.00, 0.00, 2.00, 2.00, 2.00, 0.00, 0.00, 0.00, 0.00, 0.00, 0.00, 1.00, 0.00, 0.00, 0.00, 0.00, 0.00, 0.00, 0.00, 0.00, 0.00], [0.00, 0.00, 0.00, 0.00, 0.00, 5.00, 0.00, 0.00, 0.00, 0.00, 0.00, 1.00, 0.00, 0.00, 0.00, 0.00, 0.00, 0.00, 0.00, 3.00, 0.00, 0.00, 0.00, 0.00, 0.00, 0.00, 0.00, 0.00], [3.00, 0.00, 0.00, 0.00, 3.00, 0.00, 0.00, 0.00, 0.00, 0.00, 0.00, 0.00, 0.00, 0.00, 0.00, 0.00, 0.00, 0.00, 0.00, 0.00, 0.00, 0.00, 0.00, 1.00, 0.00, 1.00, 1.00, 0.00], [0.00, 0.00, 0.00, 0.00, 0.00, 0.00, 0.00, 0.00, 0.00, 0.00, 0.00, 0.00, 0.00, 0.00, 0.00, 0.00, 5.00, 1.00, 2.00, 0.00, 0.00, 0.00, 0.00, 0.00, 0.00, 0.00, 0.00, 0.00], [0.00, 0.00, 0.00, 0.00, 0.00, 0.00, 0.00, 0.00, 0.00, 0.00, 0.00, 0.00, 0.00, 0.00, 0.00, 0.00, 2.00, 2.00, 0.00, 1.00, 0.00, 0.00, 3.00, 0.00, 0.00, 0.00, 0.00, 0.00], [0.00, 0.00, 0.00, 0.00, 0.00, 0.00, 0.00, 0.00, 0.00, 0.00, 0.00, 0.00, 2.00, 2.00, 2.00, 2.00, 3.00, 2.00, 1.00, 0.00, 0.00, 0.00, 0.00, 0.00, 0.00, 0.00, 0.00, 0.00], [0.00, 0.00, 0.00, 0.00, 0.00, 0.00, 0.00, 0.00, 0.00, 0.00, 0.00, 0.00, 0.00, 0.00, 0.00, 0.00, 0.00, 0.00, 1.00, 0.00, 0.00, 0.00, 0.00, 0.00, 4.00, 0.00, 0.00, 0.00], [1.00, 0.00, 0.00, 0.00, 1.00, 0.00, 0.00, 0.00, 0.00, 0.00, 0.00, 0.00, 0.00, 0.00, 0.00, 0.00, 0.00, 0.00, 0.00, 0.00, 0.00, 0.00, 0.00, 0.00, 0.00, 1.00, 1.00, 0.00], [0.00, 0.00, 0.00, 0.00, 1.00, 0.00, 0.00, 0.00, 0.00, 0.00, 0.00, 0.00, 0.00, 0.00, 0.00, 0.00, 0.00, 0.00, 0.00, 0.00, 0.00, 0.00, 0.00, 0.00, 0.00, 0.00, 1.00, 0.00], [0.20, 0.00, 0.00, 0.00, 0.10, 0.00, 0.05, 0.00, 0.20, 0.05, 0.00, 0.05, 0.00, 0.00, 0.00, 0.00, 0.00, 0.00, 0.00, 0.00, 0.00, 0.10, 0.05, 0.10, 0.10, 0.00, 0.00, 0.00]]</text:p>
          </table:table-cell>
          <table:table-cell table:number-columns-repeated="30"/>
        </table:table-row>
      </table:table>
      <table:table table:name="Sheet3" table:style-name="ta1">
        <table:table-column table:style-name="co7" table:default-cell-style-name="Default"/>
        <table:table-column table:style-name="co2" table:number-columns-repeated="33" table:default-cell-style-name="Default"/>
        <table:table-row table:style-name="ro6">
          <table:table-cell table:formula="of:=[$Sheet2.AE2]" office:value-type="string" office:string-value="hikari_reply_weights" calcext:value-type="string">
            <text:p>hikari_reply_weights</text:p>
          </table:table-cell>
          <table:table-cell office:value-type="string" calcext:value-type="string">
            <text:p>=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6:09:44.29785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0-31T17:28:19.154606202</dc:date>
    <meta:editing-duration>PT3H15M18S</meta:editing-duration>
    <meta:editing-cycles>57</meta:editing-cycles>
    <meta:generator>LibreOffice/6.4.7.2$Linux_X86_64 LibreOffice_project/40$Build-2</meta:generator>
    <meta:document-statistic meta:table-count="3" meta:cell-count="1284" meta:object-count="0"/>
  </office:meta>
</office:document-meta>
</file>